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office:value-type="string" calcext:value-type="string">
            <text:p>avg power (email)</text:p>
          </table:table-cell>
          <table:table-cell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office:value-type="float" office:value="280" calcext:value-type="float">
            <text:p>280</text:p>
          </table:table-cell>
          <table:table-cell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office:value-type="float" office:value="259" calcext:value-type="float">
            <text:p>259</text:p>
          </table:table-cell>
          <table:table-cell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7" calcext:value-type="float">
            <text:p>3.78983164416707</text:p>
          </table:table-cell>
          <table:table-cell table:formula="of:=[.L4]*1.609" office:value-type="float" office:value="41.9514452554745" calcext:value-type="float">
            <text:p>41.9514452554745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number-columns-repeated="3"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8" calcext:value-type="float">
            <text:p>5.335193921258E-05</text:p>
          </table:table-cell>
          <table:table-cell table:formula="of:=[.N5]*1000" office:value-type="float" office:value="0.05335193921258" calcext:value-type="float">
            <text:p>0.05335193921258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number-columns-repeated="3"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office:value-type="float" office:value="295" calcext:value-type="float">
            <text:p>295</text:p>
          </table:table-cell>
          <table:table-cell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1" calcext:value-type="float">
            <text:p>3.3305524415361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office:value-type="float" office:value="269" calcext:value-type="float">
            <text:p>269</text:p>
          </table:table-cell>
          <table:table-cell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number-columns-repeated="3"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8" calcext:value-type="float">
            <text:p>5.37704721405968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7" calcext:value-type="float">
            <text:p>28.0347826086957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office:value-type="float" office:value="334" calcext:value-type="float">
            <text:p>334</text:p>
          </table:table-cell>
          <table:table-cell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9" calcext:value-type="float">
            <text:p>63.4193538461539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office:value-type="float" office:value="260" calcext:value-type="float">
            <text:p>260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3" calcext:value-type="float">
            <text:p>5.36316096710073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office:value-type="float" office:value="248" calcext:value-type="float">
            <text:p>248</text:p>
          </table:table-cell>
          <table:table-cell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4" calcext:value-type="float">
            <text:p>3.3308064057614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office:value-type="float" office:value="248" calcext:value-type="float">
            <text:p>248</text:p>
          </table:table-cell>
          <table:table-cell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office:value-type="float" office:value="265" calcext:value-type="float">
            <text:p>265</text:p>
          </table:table-cell>
          <table:table-cell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office:value-type="float" office:value="270" calcext:value-type="float">
            <text:p>270</text:p>
          </table:table-cell>
          <table:table-cell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number-columns-repeated="3"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4" calcext:value-type="float">
            <text:p>48.2456826196474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8" calcext:value-type="float">
            <text:p>3.27513227513228E-05</text:p>
          </table:table-cell>
          <table:table-cell table:formula="of:=[.M24] * 1.60934" office:value-type="float" office:value="0.0000527080137566138" calcext:value-type="float">
            <text:p>5.27080137566138E-05</text:p>
          </table:table-cell>
          <table:table-cell table:formula="of:=[.N24]*1000" office:value-type="float" office:value="0.0527080137566138" calcext:value-type="float">
            <text:p>0.0527080137566138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office:value-type="float" office:value="258" calcext:value-type="float">
            <text:p>258</text:p>
          </table:table-cell>
          <table:table-cell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office:value-type="float" office:value="273" calcext:value-type="float">
            <text:p>273</text:p>
          </table:table-cell>
          <table:table-cell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office:value-type="float" office:value="277" calcext:value-type="float">
            <text:p>277</text:p>
          </table:table-cell>
          <table:table-cell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office:value-type="float" office:value="233" calcext:value-type="float">
            <text:p>233</text:p>
          </table:table-cell>
          <table:table-cell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office:value-type="float" office:value="247" calcext:value-type="float">
            <text:p>247</text:p>
          </table:table-cell>
          <table:table-cell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office:value-type="float" office:value="262" calcext:value-type="float">
            <text:p>262</text:p>
          </table:table-cell>
          <table:table-cell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3" calcext:value-type="float">
            <text:p>3.32498523812433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style-name="ce5" table:number-columns-repeated="3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39" calcext:value-type="float">
            <text:p>53.3870343347639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30" calcext:value-type="float">
            <text:p>230</text:p>
          </table:table-cell>
          <table:table-cell table:style-name="ce5"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0" calcext:value-type="float">
            <text:p>260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table:style-name="ce5" office:value-type="float" office:value="251" calcext:value-type="float">
            <text:p>251</text:p>
          </table:table-cell>
          <table:table-cell table:style-name="ce5"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82" calcext:value-type="float">
            <text:p>282</text:p>
          </table:table-cell>
          <table:table-cell table:style-name="ce5"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71" calcext:value-type="float">
            <text:p>271</text:p>
          </table:table-cell>
          <table:table-cell table:style-name="ce5"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6" calcext:value-type="float">
            <text:p>14.6649548062016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3" calcext:value-type="float">
            <text:p>5.369818645383E-05</text:p>
          </table:table-cell>
          <table:table-cell table:formula="of:=[.N46]*1000" office:value-type="float" office:value="0.05369818645383" calcext:value-type="float">
            <text:p>0.05369818645383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table:style-name="ce5" office:value-type="float" office:value="231" calcext:value-type="float">
            <text:p>231</text:p>
          </table:table-cell>
          <table:table-cell table:style-name="ce5"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table:style-name="ce5" office:value-type="float" office:value="266" calcext:value-type="float">
            <text:p>266</text:p>
          </table:table-cell>
          <table:table-cell table:style-name="ce5"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2" calcext:value-type="float">
            <text:p>312</text:p>
          </table:table-cell>
          <table:table-cell table:style-name="ce5"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office:value-type="float" office:value="275" calcext:value-type="float">
            <text:p>275</text:p>
          </table:table-cell>
          <table:table-cell table:style-name="ce5" office:value-type="float" office:value="275" calcext:value-type="float">
            <text:p>275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table:style-name="ce5" office:value-type="float" office:value="265" calcext:value-type="float">
            <text:p>265</text:p>
          </table:table-cell>
          <table:table-cell table:style-name="ce5"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4" calcext:value-type="float">
            <text:p>3.33225055492394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office:value-type="float" office:value="242" calcext:value-type="float">
            <text:p>242</text:p>
          </table:table-cell>
          <table:table-cell table:style-name="ce5" office:value-type="float" office:value="242" calcext:value-type="float">
            <text:p>242</text:p>
          </table:table-cell>
          <table:table-cell table:style-name="ce5"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7" calcext:value-type="float">
            <text:p>3.33550767967047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table:style-name="ce5" office:value-type="float" office:value="238" calcext:value-type="float">
            <text:p>238</text:p>
          </table:table-cell>
          <table:table-cell table:style-name="ce5"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4" calcext:value-type="float">
            <text:p>3.33983378289714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table:style-name="ce5" office:value-type="float" office:value="396" calcext:value-type="float">
            <text:p>396</text:p>
          </table:table-cell>
          <table:table-cell table:style-name="ce5"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table:style-name="ce5" office:value-type="float" office:value="269" calcext:value-type="float">
            <text:p>269</text:p>
          </table:table-cell>
          <table:table-cell table:style-name="ce5"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table:style-name="ce5" office:value-type="float" office:value="259" calcext:value-type="float">
            <text:p>259</text:p>
          </table:table-cell>
          <table:table-cell table:style-name="ce5"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office:value-type="float" office:value="241" calcext:value-type="float">
            <text:p>241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9" calcext:value-type="float">
            <text:p>3.32563108725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table:style-name="ce5" office:value-type="float" office:value="253" calcext:value-type="float">
            <text:p>253</text:p>
          </table:table-cell>
          <table:table-cell table:style-name="ce5"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9" calcext:value-type="float">
            <text:p>3.33179794257639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table:style-name="ce5" office:value-type="float" office:value="254" calcext:value-type="float">
            <text:p>254</text:p>
          </table:table-cell>
          <table:table-cell table:style-name="ce5"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4" calcext:value-type="float">
            <text:p>5.36950454132914E-05</text:p>
          </table:table-cell>
          <table:table-cell table:formula="of:=[.N64]*1000" office:value-type="float" office:value="0.0536950454132914" calcext:value-type="float">
            <text:p>0.0536950454132914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244" calcext:value-type="float">
            <text:p>244</text:p>
          </table:table-cell>
          <table:table-cell table:style-name="ce5"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4" calcext:value-type="float">
            <text:p>3.33210773048994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table:style-name="ce5" office:value-type="float" office:value="274" calcext:value-type="float">
            <text:p>274</text:p>
          </table:table-cell>
          <table:table-cell table:style-name="ce5"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2" calcext:value-type="float">
            <text:p>5.3624864279562E-05</text:p>
          </table:table-cell>
          <table:table-cell table:formula="of:=[.N70]*1000" office:value-type="float" office:value="0.053624864279562" calcext:value-type="float">
            <text:p>0.053624864279562</text:p>
          </table:table-cell>
          <table:table-cell table:formula="of:=[.O70]*[.E70]" office:value-type="float" office:value="16.1410841481482" calcext:value-type="float">
            <text:p>16.1410841481482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1" calcext:value-type="float">
            <text:p>5.34862268165651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7" calcext:value-type="float">
            <text:p>337</text:p>
          </table:table-cell>
          <table:table-cell table:style-name="ce5"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table:style-name="ce5" office:value-type="float" office:value="332" calcext:value-type="float">
            <text:p>332</text:p>
          </table:table-cell>
          <table:table-cell table:style-name="ce5"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7" calcext:value-type="float">
            <text:p>347</text:p>
          </table:table-cell>
          <table:table-cell table:style-name="ce5"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01" calcext:value-type="float">
            <text:p>3.3276641560310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38" calcext:value-type="float">
            <text:p>338</text:p>
          </table:table-cell>
          <table:table-cell table:style-name="ce5"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table:style-name="ce5" office:value-type="float" office:value="246" calcext:value-type="float">
            <text:p>246</text:p>
          </table:table-cell>
          <table:table-cell table:style-name="ce5"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5" calcext:value-type="float">
            <text:p>295</text:p>
          </table:table-cell>
          <table:table-cell table:style-name="ce5"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382" calcext:value-type="float">
            <text:p>382</text:p>
          </table:table-cell>
          <table:table-cell table:style-name="ce5"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17" calcext:value-type="float">
            <text:p>317</text:p>
          </table:table-cell>
          <table:table-cell table:style-name="ce5"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table:style-name="ce5" office:value-type="float" office:value="342" calcext:value-type="float">
            <text:p>342</text:p>
          </table:table-cell>
          <table:table-cell table:style-name="ce5"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3" calcext:value-type="float">
            <text:p>18.0044203664553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13" calcext:value-type="float">
            <text:p>313</text:p>
          </table:table-cell>
          <table:table-cell table:style-name="ce5"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8" calcext:value-type="float">
            <text:p>38.1268011527378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1" calcext:value-type="float">
            <text:p>5.26382168354641E-05</text:p>
          </table:table-cell>
          <table:table-cell table:formula="of:=[.N99]*1000" office:value-type="float" office:value="0.0526382168354641" calcext:value-type="float">
            <text:p>0.0526382168354641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9" calcext:value-type="float">
            <text:p>5.35499761550849E-05</text:p>
          </table:table-cell>
          <table:table-cell table:formula="of:=[.N102]*1000" office:value-type="float" office:value="0.0535499761550849" calcext:value-type="float">
            <text:p>0.0535499761550849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table:style-name="ce5" office:value-type="float" office:value="296" calcext:value-type="float">
            <text:p>296</text:p>
          </table:table-cell>
          <table:table-cell table:style-name="ce5"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office:value-type="float" office:value="357" calcext:value-type="float">
            <text:p>357</text:p>
          </table:table-cell>
          <table:table-cell table:style-name="ce5" office:value-type="float" office:value="357" calcext:value-type="float">
            <text:p>357</text:p>
          </table:table-cell>
          <table:table-cell table:style-name="ce5"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table:style-name="ce5" office:value-type="float" office:value="329" calcext:value-type="float">
            <text:p>329</text:p>
          </table:table-cell>
          <table:table-cell table:style-name="ce5"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35" calcext:value-type="float">
            <text:p>335</text:p>
          </table:table-cell>
          <table:table-cell table:style-name="ce5"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99" calcext:value-type="float">
            <text:p>299</text:p>
          </table:table-cell>
          <table:table-cell table:style-name="ce5"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table:style-name="ce5" office:value-type="float" office:value="284" calcext:value-type="float">
            <text:p>284</text:p>
          </table:table-cell>
          <table:table-cell table:style-name="ce5"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286" calcext:value-type="float">
            <text:p>286</text:p>
          </table:table-cell>
          <table:table-cell table:style-name="ce5"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58" calcext:value-type="float">
            <text:p>358</text:p>
          </table:table-cell>
          <table:table-cell table:style-name="ce5"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6" calcext:value-type="float">
            <text:p>0.0536624063051146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3" calcext:value-type="float">
            <text:p>39.8355437665783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4" calcext:value-type="float">
            <text:p>354</text:p>
          </table:table-cell>
          <table:table-cell table:style-name="ce5"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table:style-name="ce5" office:value-type="float" office:value="344" calcext:value-type="float">
            <text:p>344</text:p>
          </table:table-cell>
          <table:table-cell table:style-name="ce5"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4" calcext:value-type="float">
            <text:p>294</text:p>
          </table:table-cell>
          <table:table-cell table:style-name="ce5"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office:value-type="float" office:value="350" calcext:value-type="float">
            <text:p>35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table:style-name="ce5" office:value-type="float" office:value="349" calcext:value-type="float">
            <text:p>349</text:p>
          </table:table-cell>
          <table:table-cell table:style-name="ce5"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table:style-name="ce5" office:value-type="float" office:value="340" calcext:value-type="float">
            <text:p>340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table:style-name="ce5" office:value-type="float" office:value="323" calcext:value-type="float">
            <text:p>323</text:p>
          </table:table-cell>
          <table:table-cell table:style-name="ce5"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8" calcext:value-type="float">
            <text:p>3.33381579582188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table:style-name="ce5" office:value-type="float" office:value="348" calcext:value-type="float">
            <text:p>348</text:p>
          </table:table-cell>
          <table:table-cell table:style-name="ce5"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table:style-name="ce5" office:value-type="float" office:value="280" calcext:value-type="float">
            <text:p>280</text:p>
          </table:table-cell>
          <table:table-cell table:style-name="ce5"/>
          <table:table-cell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6" calcext:value-type="float">
            <text:p>3.33456917631066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table:style-name="ce5" office:value-type="float" office:value="273" calcext:value-type="float">
            <text:p>273</text:p>
          </table:table-cell>
          <table:table-cell table:style-name="ce5"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7" calcext:value-type="float">
            <text:p>4.90015597434347E-05</text:p>
          </table:table-cell>
          <table:table-cell table:formula="of:=[.N135]*1000" office:value-type="float" office:value="0.0490015597434347" calcext:value-type="float">
            <text:p>0.0490015597434347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table:style-name="ce5" office:value-type="float" office:value="258" calcext:value-type="float">
            <text:p>258</text:p>
          </table:table-cell>
          <table:table-cell table:style-name="ce5"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office:value-type="float" office:value="303" calcext:value-type="float">
            <text:p>303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5" calcext:value-type="float">
            <text:p>315</text:p>
          </table:table-cell>
          <table:table-cell table:style-name="ce5"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1" calcext:value-type="float">
            <text:p>3.33337843994281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table:style-name="ce5" office:value-type="float" office:value="355" calcext:value-type="float">
            <text:p>355</text:p>
          </table:table-cell>
          <table:table-cell table:style-name="ce5"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table:style-name="ce5" office:value-type="float" office:value="398" calcext:value-type="float">
            <text:p>398</text:p>
          </table:table-cell>
          <table:table-cell table:style-name="ce5"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1" calcext:value-type="float">
            <text:p>381</text:p>
          </table:table-cell>
          <table:table-cell table:style-name="ce5"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style-name="ce5" table:number-columns-repeated="2"/>
          <table:table-cell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table:style-name="ce5" office:value-type="float" office:value="361" calcext:value-type="float">
            <text:p>361</text:p>
          </table:table-cell>
          <table:table-cell table:style-name="ce5"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table:style-name="ce5" office:value-type="float" office:value="292" calcext:value-type="float">
            <text:p>292</text:p>
          </table:table-cell>
          <table:table-cell table:style-name="ce5"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5" calcext:value-type="float">
            <text:p>3.94152825685575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office:value-type="float" office:value="378" calcext:value-type="float">
            <text:p>378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4" calcext:value-type="float">
            <text:p>364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table:style-name="ce5" office:value-type="float" office:value="389" calcext:value-type="float">
            <text:p>389</text:p>
          </table:table-cell>
          <table:table-cell table:style-name="ce5"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3" calcext:value-type="float">
            <text:p>383</text:p>
          </table:table-cell>
          <table:table-cell table:style-name="ce5"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7" calcext:value-type="float">
            <text:p>3.3242976864967E-05</text:p>
          </table:table-cell>
          <table:table-cell table:formula="of:=[.N157]*1000" office:value-type="float" office:value="0.033242976864967" calcext:value-type="float">
            <text:p>0.033242976864967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table:style-name="ce5" office:value-type="float" office:value="372" calcext:value-type="float">
            <text:p>372</text:p>
          </table:table-cell>
          <table:table-cell table:style-name="ce5"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391" calcext:value-type="float">
            <text:p>391</text:p>
          </table:table-cell>
          <table:table-cell table:style-name="ce5"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table:style-name="ce5" office:value-type="float" office:value="385" calcext:value-type="float">
            <text:p>385</text:p>
          </table:table-cell>
          <table:table-cell table:style-name="ce5"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table:style-name="ce5" office:value-type="float" office:value="384" calcext:value-type="float">
            <text:p>384</text:p>
          </table:table-cell>
          <table:table-cell table:style-name="ce5"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table:style-name="ce5" office:value-type="float" office:value="278" calcext:value-type="float">
            <text:p>278</text:p>
          </table:table-cell>
          <table:table-cell table:style-name="ce5"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table:style-name="ce5" office:value-type="float" office:value="380" calcext:value-type="float">
            <text:p>380</text:p>
          </table:table-cell>
          <table:table-cell table:style-name="ce5"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table:style-name="ce5" office:value-type="float" office:value="375" calcext:value-type="float">
            <text:p>375</text:p>
          </table:table-cell>
          <table:table-cell table:style-name="ce5"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1" calcext:value-type="float">
            <text:p>3.33576550545061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style-name="ce5" table:number-columns-repeated="2"/>
          <table:table-cell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table:style-name="ce5" office:value-type="float" office:value="363" calcext:value-type="float">
            <text:p>363</text:p>
          </table:table-cell>
          <table:table-cell table:style-name="ce5"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table:style-name="ce5" office:value-type="float" office:value="378" calcext:value-type="float">
            <text:p>378</text:p>
          </table:table-cell>
          <table:table-cell table:style-name="ce5"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table:style-name="ce5" office:value-type="float" office:value="369" calcext:value-type="float">
            <text:p>369</text:p>
          </table:table-cell>
          <table:table-cell table:style-name="ce5"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style-name="ce5" table:number-columns-repeated="2"/>
          <table:table-cell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368" calcext:value-type="float">
            <text:p>368</text:p>
          </table:table-cell>
          <table:table-cell table:style-name="ce5"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2" calcext:value-type="float">
            <text:p>26.355748373102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4" calcext:value-type="float">
            <text:p>374</text:p>
          </table:table-cell>
          <table:table-cell table:style-name="ce5"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table:style-name="ce5" office:value-type="float" office:value="359" calcext:value-type="float">
            <text:p>359</text:p>
          </table:table-cell>
          <table:table-cell table:style-name="ce5"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table:style-name="ce5" office:value-type="float" office:value="367" calcext:value-type="float">
            <text:p>367</text:p>
          </table:table-cell>
          <table:table-cell table:style-name="ce5"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table:style-name="ce5" office:value-type="float" office:value="365" calcext:value-type="float">
            <text:p>365</text:p>
          </table:table-cell>
          <table:table-cell table:style-name="ce5"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table:style-name="ce5" office:value-type="float" office:value="305" calcext:value-type="float">
            <text:p>305</text:p>
          </table:table-cell>
          <table:table-cell table:style-name="ce5"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table:style-name="ce5" office:value-type="float" office:value="366" calcext:value-type="float">
            <text:p>366</text:p>
          </table:table-cell>
          <table:table-cell table:style-name="ce5"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table:style-name="ce5" office:value-type="float" office:value="370" calcext:value-type="float">
            <text:p>370</text:p>
          </table:table-cell>
          <table:table-cell table:style-name="ce5"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9" calcext:value-type="float">
            <text:p>26.4484848484849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table:style-name="ce5" office:value-type="float" office:value="314" calcext:value-type="float">
            <text:p>314</text:p>
          </table:table-cell>
          <table:table-cell table:style-name="ce5"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style-name="ce5" table:number-columns-repeated="2"/>
          <table:table-cell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style-name="ce5" table:number-columns-repeated="2"/>
          <table:table-cell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table:style-name="ce5" office:value-type="float" office:value="326" calcext:value-type="float">
            <text:p>326</text:p>
          </table:table-cell>
          <table:table-cell table:style-name="ce5"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ce5" office:value-type="float" office:value="339" calcext:value-type="float">
            <text:p>339</text:p>
          </table:table-cell>
          <table:table-cell table:style-name="ce5"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style-name="ce5" table:number-columns-repeated="2"/>
          <table:table-cell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table:style-name="ce5" office:value-type="float" office:value="328" calcext:value-type="float">
            <text:p>328</text:p>
          </table:table-cell>
          <table:table-cell table:style-name="ce5"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table:style-name="ce5" office:value-type="float" office:value="319" calcext:value-type="float">
            <text:p>319</text:p>
          </table:table-cell>
          <table:table-cell table:style-name="ce5"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table:style-name="ce5" office:value-type="float" office:value="290" calcext:value-type="float">
            <text:p>290</text:p>
          </table:table-cell>
          <table:table-cell table:style-name="ce5"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office:value-type="float" office:value="293" calcext:value-type="float">
            <text:p>293</text:p>
          </table:table-cell>
          <table:table-cell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office:value-type="float" office:value="321" calcext:value-type="float">
            <text:p>321</text:p>
          </table:table-cell>
          <table:table-cell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3" calcext:value-type="float">
            <text:p>2.47207496127583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table:number-columns-repeated="2" office:value-type="float" office:value="309" calcext:value-type="float">
            <text:p>309</text:p>
          </table:table-cell>
          <table:table-cell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office:value-type="float" office:value="259" calcext:value-type="float">
            <text:p>259</text:p>
          </table:table-cell>
          <table:table-cell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1" calcext:value-type="float">
            <text:p>2.41401060607241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office:value-type="float" office:value="386" calcext:value-type="float">
            <text:p>386</text:p>
          </table:table-cell>
          <table:table-cell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1" calcext:value-type="float">
            <text:p>301</text:p>
          </table:table-cell>
          <table:table-cell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6" calcext:value-type="float">
            <text:p>24.9875776397516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22" calcext:value-type="float">
            <text:p>322</text:p>
          </table:table-cell>
          <table:table-cell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03" calcext:value-type="float">
            <text:p>403</text:p>
          </table:table-cell>
          <table:table-cell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office:value-type="float" office:value="310" calcext:value-type="float">
            <text:p>310</text:p>
          </table:table-cell>
          <table:table-cell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office:value-type="float" office:value="259" calcext:value-type="float">
            <text:p>259</text:p>
          </table:table-cell>
          <table:table-cell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7" calcext:value-type="float">
            <text:p>2.66210530454957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office:value-type="float" office:value="302" calcext:value-type="float">
            <text:p>302</text:p>
          </table:table-cell>
          <table:table-cell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0" calcext:value-type="float">
            <text:p>290</text:p>
          </table:table-cell>
          <table:table-cell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4" calcext:value-type="float">
            <text:p>0.0404939663050054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370" calcext:value-type="float">
            <text:p>370</text:p>
          </table:table-cell>
          <table:table-cell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271" calcext:value-type="float">
            <text:p>271</text:p>
          </table:table-cell>
          <table:table-cell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office:value-type="float" office:value="403" calcext:value-type="float">
            <text:p>403</text:p>
          </table:table-cell>
          <table:table-cell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office:value-type="float" office:value="346" calcext:value-type="float">
            <text:p>346</text:p>
          </table:table-cell>
          <table:table-cell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5" calcext:value-type="float">
            <text:p>3.40746561110685E-05</text:p>
          </table:table-cell>
          <table:table-cell table:formula="of:=[.N257]*1000" office:value-type="float" office:value="0.0340746561110685" calcext:value-type="float">
            <text:p>0.0340746561110685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298" calcext:value-type="float">
            <text:p>298</text:p>
          </table:table-cell>
          <table:table-cell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table:number-columns-repeated="2"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0" calcext:value-type="float">
            <text:p>340</text:p>
          </table:table-cell>
          <table:table-cell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number-columns-repeated="3"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1" calcext:value-type="float">
            <text:p>3.83228504789861E-05</text:p>
          </table:table-cell>
          <table:table-cell table:formula="of:=[.N263]*1000" office:value-type="float" office:value="0.0383228504789861" calcext:value-type="float">
            <text:p>0.0383228504789861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office:value-type="float" office:value="327" calcext:value-type="float">
            <text:p>327</text:p>
          </table:table-cell>
          <table:table-cell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5" calcext:value-type="float">
            <text:p>3.50764842743015E-05</text:p>
          </table:table-cell>
          <table:table-cell table:formula="of:=[.N268]*1000" office:value-type="float" office:value="0.0350764842743015" calcext:value-type="float">
            <text:p>0.0350764842743015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340" calcext:value-type="float">
            <text:p>340</text:p>
          </table:table-cell>
          <table:table-cell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2" calcext:value-type="float">
            <text:p>25.5094339622642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office:value-type="float" office:value="350" calcext:value-type="float">
            <text:p>350</text:p>
          </table:table-cell>
          <table:table-cell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number-columns-repeated="3"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2" calcext:value-type="float">
            <text:p>2.25023342670402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table:number-columns-repeated="2" office:value-type="float" office:value="330" calcext:value-type="float">
            <text:p>330</text:p>
          </table:table-cell>
          <table:table-cell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number-columns-repeated="3"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9" calcext:value-type="float">
            <text:p>2.15877149470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number-columns-repeated="3"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7" calcext:value-type="float">
            <text:p>3.7995606045357E-05</text:p>
          </table:table-cell>
          <table:table-cell table:formula="of:=[.N288]*1000" office:value-type="float" office:value="0.037995606045357" calcext:value-type="float">
            <text:p>0.037995606045357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office:value-type="float" office:value="293" calcext:value-type="float">
            <text:p>293</text:p>
          </table:table-cell>
          <table:table-cell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5" calcext:value-type="float">
            <text:p>325</text:p>
          </table:table-cell>
          <table:table-cell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5" calcext:value-type="float">
            <text:p>305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7" calcext:value-type="float">
            <text:p>3.69088711606377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number-columns-repeated="3"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office:value-type="float" office:value="310" calcext:value-type="float">
            <text:p>310</text:p>
          </table:table-cell>
          <table:table-cell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float" office:value="49" calcext:value-type="float">
            <text:p>49</text:p>
          </table:table-cell>
          <table:table-cell table:formula="of:=[.B305]*60" office:value-type="float" office:value="2940" calcext:value-type="float">
            <text:p>2940</text:p>
          </table:table-cell>
          <table:table-cell office:value-type="float" office:value="20.61" calcext:value-type="float">
            <text:p>20.61</text:p>
          </table:table-cell>
          <table:table-cell office:value-type="float" office:value="304" calcext:value-type="float">
            <text:p>304</text:p>
          </table:table-cell>
          <table:table-cell office:value-type="float" office:value="44.8" calcext:value-type="float">
            <text:p>44.8</text:p>
          </table:table-cell>
          <table:table-cell office:value-type="float" office:value="19.22" calcext:value-type="float">
            <text:p>19.22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58" calcext:value-type="float">
            <text:p>858</text:p>
          </table:table-cell>
          <table:table-cell office:value-type="float" office:value="777" calcext:value-type="float">
            <text:p>777</text:p>
          </table:table-cell>
          <table:table-cell table:formula="of:=[.D305]/[.B305]*60" office:value-type="float" office:value="25.2367346938776" calcext:value-type="float">
            <text:p>25.2367346938776</text:p>
          </table:table-cell>
          <table:table-cell table:formula="of:=[.D305]/[.C305]/[.E305]" office:value-type="float" office:value="0.0000230598818474758" calcext:value-type="float">
            <text:p>2.30598818474758E-05</text:p>
          </table:table-cell>
          <table:table-cell table:formula="of:=[.M305] * 1.60934" office:value-type="float" office:value="0.0000371111902524168" calcext:value-type="float">
            <text:p>3.71111902524168E-05</text:p>
          </table:table-cell>
          <table:table-cell table:formula="of:=[.N305]*1000" office:value-type="float" office:value="0.0371111902524168" calcext:value-type="float">
            <text:p>0.0371111902524168</text:p>
          </table:table-cell>
          <table:table-cell table:formula="of:=[.O305]*[.E305]" office:value-type="float" office:value="11.2818018367347" calcext:value-type="float">
            <text:p>11.2818018367347</text:p>
          </table:table-cell>
          <table:table-cell table:number-columns-repeated="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float" office:value="46.7" calcext:value-type="float">
            <text:p>46.7</text:p>
          </table:table-cell>
          <table:table-cell table:formula="of:=[.B306]*60" office:value-type="float" office:value="2802" calcext:value-type="float">
            <text:p>2802</text:p>
          </table:table-cell>
          <table:table-cell office:value-type="float" office:value="19.84" calcext:value-type="float">
            <text:p>19.84</text:p>
          </table:table-cell>
          <table:table-cell office:value-type="float" office:value="318" calcext:value-type="float">
            <text:p>318</text:p>
          </table:table-cell>
          <table:table-cell office:value-type="float" office:value="44.6" calcext:value-type="float">
            <text:p>44.6</text:p>
          </table:table-cell>
          <table:table-cell office:value-type="float" office:value="19.21" calcext:value-type="float">
            <text:p>19.21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860" calcext:value-type="float">
            <text:p>860</text:p>
          </table:table-cell>
          <table:table-cell office:value-type="float" office:value="783" calcext:value-type="float">
            <text:p>783</text:p>
          </table:table-cell>
          <table:table-cell table:formula="of:=[.D306]/[.B306]*60" office:value-type="float" office:value="25.4903640256959" calcext:value-type="float">
            <text:p>25.4903640256959</text:p>
          </table:table-cell>
          <table:table-cell table:formula="of:=[.D306]/[.C306]/[.E306]" office:value-type="float" office:value="0.0000222662159553598" calcext:value-type="float">
            <text:p>2.22662159553598E-05</text:p>
          </table:table-cell>
          <table:table-cell table:formula="of:=[.M306] * 1.60934" office:value-type="float" office:value="0.0000358339119855988" calcext:value-type="float">
            <text:p>3.58339119855988E-05</text:p>
          </table:table-cell>
          <table:table-cell table:formula="of:=[.N306]*1000" office:value-type="float" office:value="0.0358339119855988" calcext:value-type="float">
            <text:p>0.0358339119855988</text:p>
          </table:table-cell>
          <table:table-cell table:formula="of:=[.O306]*[.E306]" office:value-type="float" office:value="11.3951840114204" calcext:value-type="float">
            <text:p>11.3951840114204</text:p>
          </table:table-cell>
          <table:table-cell table:number-columns-repeated="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float" office:value="47.5" calcext:value-type="float">
            <text:p>47.5</text:p>
          </table:table-cell>
          <table:table-cell table:formula="of:=[.B307]*60" office:value-type="float" office:value="2850" calcext:value-type="float">
            <text:p>2850</text:p>
          </table:table-cell>
          <table:table-cell office:value-type="float" office:value="20.18" calcext:value-type="float">
            <text:p>20.18</text:p>
          </table:table-cell>
          <table:table-cell office:value-type="float" office:value="331" calcext:value-type="float">
            <text:p>33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894" calcext:value-type="float">
            <text:p>894</text:p>
          </table:table-cell>
          <table:table-cell office:value-type="float" office:value="818" calcext:value-type="float">
            <text:p>818</text:p>
          </table:table-cell>
          <table:table-cell table:formula="of:=[.D307]/[.B307]*60" office:value-type="float" office:value="25.4905263157895" calcext:value-type="float">
            <text:p>25.4905263157895</text:p>
          </table:table-cell>
          <table:table-cell table:formula="of:=[.D307]/[.C307]/[.E307]" office:value-type="float" office:value="0.0000213918482005618" calcext:value-type="float">
            <text:p>2.13918482005618E-05</text:p>
          </table:table-cell>
          <table:table-cell table:formula="of:=[.M307] * 1.60934" office:value-type="float" office:value="0.0000344267569830922" calcext:value-type="float">
            <text:p>3.44267569830922E-05</text:p>
          </table:table-cell>
          <table:table-cell table:formula="of:=[.N307]*1000" office:value-type="float" office:value="0.0344267569830922" calcext:value-type="float">
            <text:p>0.0344267569830922</text:p>
          </table:table-cell>
          <table:table-cell table:formula="of:=[.O307]*[.E307]" office:value-type="float" office:value="11.3952565614035" calcext:value-type="float">
            <text:p>11.3952565614035</text:p>
          </table:table-cell>
          <table:table-cell table:number-columns-repeated="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float" office:value="54.3" calcext:value-type="float">
            <text:p>54.3</text:p>
          </table:table-cell>
          <table:table-cell table:formula="of:=[.B308]*60" office:value-type="float" office:value="3258" calcext:value-type="float">
            <text:p>3258</text:p>
          </table:table-cell>
          <table:table-cell office:value-type="float" office:value="20.78" calcext:value-type="float">
            <text:p>20.78</text:p>
          </table:table-cell>
          <table:table-cell office:value-type="float" office:value="311" calcext:value-type="float">
            <text:p>311</text:p>
          </table:table-cell>
          <table:table-cell office:value-type="float" office:value="49.4" calcext:value-type="float">
            <text:p>49.4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73" calcext:value-type="float">
            <text:p>873</text:p>
          </table:table-cell>
          <table:table-cell office:value-type="float" office:value="796" calcext:value-type="float">
            <text:p>796</text:p>
          </table:table-cell>
          <table:table-cell table:formula="of:=[.D308]/[.B308]*60" office:value-type="float" office:value="22.9613259668508" calcext:value-type="float">
            <text:p>22.9613259668508</text:p>
          </table:table-cell>
          <table:table-cell table:formula="of:=[.D308]/[.C308]/[.E308]" office:value-type="float" office:value="0.0000205085083662476" calcext:value-type="float">
            <text:p>2.05085083662476E-05</text:p>
          </table:table-cell>
          <table:table-cell table:formula="of:=[.M308] * 1.60934" office:value-type="float" office:value="0.0000330051628541369" calcext:value-type="float">
            <text:p>3.30051628541369E-05</text:p>
          </table:table-cell>
          <table:table-cell table:formula="of:=[.N308]*1000" office:value-type="float" office:value="0.0330051628541369" calcext:value-type="float">
            <text:p>0.0330051628541369</text:p>
          </table:table-cell>
          <table:table-cell table:formula="of:=[.O308]*[.E308]" office:value-type="float" office:value="10.2646056476366" calcext:value-type="float">
            <text:p>10.2646056476366</text:p>
          </table:table-cell>
          <table:table-cell table:number-columns-repeated="3"/>
        </table:table-row>
        <table:table-row table:style-name="ro1">
          <table:table-cell office:value-type="date" office:date-value="2022-04-01" calcext:value-type="date">
            <text:p>04/01/22</text:p>
          </table:table-cell>
          <table:table-cell office:value-type="float" office:value="49.3" calcext:value-type="float">
            <text:p>49.3</text:p>
          </table:table-cell>
          <table:table-cell table:formula="of:=[.B309]*60" office:value-type="float" office:value="2958" calcext:value-type="float">
            <text:p>2958</text:p>
          </table:table-cell>
          <table:table-cell office:value-type="float" office:value="21.19" calcext:value-type="float">
            <text:p>21.19</text:p>
          </table:table-cell>
          <table:table-cell office:value-type="float" office:value="329" calcext:value-type="float">
            <text:p>329</text:p>
          </table:table-cell>
          <table:table-cell office:value-type="float" office:value="46.3" calcext:value-type="float">
            <text:p>46.3</text:p>
          </table:table-cell>
          <table:table-cell office:value-type="float" office:value="20.18" calcext:value-type="float">
            <text:p>20.18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table:formula="of:=[.D309]/[.B309]*60" office:value-type="float" office:value="25.789046653144" calcext:value-type="float">
            <text:p>25.789046653144</text:p>
          </table:table-cell>
          <table:table-cell table:formula="of:=[.D309]/[.C309]/[.E309]" office:value-type="float" office:value="0.000021773933344431" calcext:value-type="float">
            <text:p>2.1773933344431E-05</text:p>
          </table:table-cell>
          <table:table-cell table:formula="of:=[.M309] * 1.60934" office:value-type="float" office:value="0.0000350416618885265" calcext:value-type="float">
            <text:p>3.50416618885265E-05</text:p>
          </table:table-cell>
          <table:table-cell table:formula="of:=[.N309]*1000" office:value-type="float" office:value="0.0350416618885265" calcext:value-type="float">
            <text:p>0.0350416618885265</text:p>
          </table:table-cell>
          <table:table-cell table:formula="of:=[.O309]*[.E309]" office:value-type="float" office:value="11.5287067613252" calcext:value-type="float">
            <text:p>11.5287067613252</text:p>
          </table:table-cell>
          <table:table-cell table:number-columns-repeated="3"/>
        </table:table-row>
        <table:table-row table:style-name="ro1">
          <table:table-cell office:value-type="date" office:date-value="2022-04-03" calcext:value-type="date">
            <text:p>04/03/22</text:p>
          </table:table-cell>
          <table:table-cell office:value-type="float" office:value="48.2" calcext:value-type="float">
            <text:p>48.2</text:p>
          </table:table-cell>
          <table:table-cell table:formula="of:=[.B310]*60" office:value-type="float" office:value="2892" calcext:value-type="float">
            <text:p>2892</text:p>
          </table:table-cell>
          <table:table-cell office:value-type="float" office:value="20.53" calcext:value-type="float">
            <text:p>20.53</text:p>
          </table:table-cell>
          <table:table-cell office:value-type="float" office:value="315" calcext:value-type="float">
            <text:p>315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866" calcext:value-type="float">
            <text:p>866</text:p>
          </table:table-cell>
          <table:table-cell office:value-type="float" office:value="787" calcext:value-type="float">
            <text:p>787</text:p>
          </table:table-cell>
          <table:table-cell table:formula="of:=[.D310]/[.B310]*60" office:value-type="float" office:value="25.5560165975104" calcext:value-type="float">
            <text:p>25.5560165975104</text:p>
          </table:table-cell>
          <table:table-cell table:formula="of:=[.D310]/[.C310]/[.E310]" office:value-type="float" office:value="0.0000225361698390744" calcext:value-type="float">
            <text:p>2.25361698390744E-05</text:p>
          </table:table-cell>
          <table:table-cell table:formula="of:=[.M310] * 1.60934" office:value-type="float" office:value="0.000036268359568816" calcext:value-type="float">
            <text:p>3.6268359568816E-05</text:p>
          </table:table-cell>
          <table:table-cell table:formula="of:=[.N310]*1000" office:value-type="float" office:value="0.036268359568816" calcext:value-type="float">
            <text:p>0.036268359568816</text:p>
          </table:table-cell>
          <table:table-cell table:formula="of:=[.O310]*[.E310]" office:value-type="float" office:value="11.424533264177" calcext:value-type="float">
            <text:p>11.424533264177</text:p>
          </table:table-cell>
          <table:table-cell table:number-columns-repeated="3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float" office:value="49.2" calcext:value-type="float">
            <text:p>49.2</text:p>
          </table:table-cell>
          <table:table-cell table:formula="of:=[.B311]*60" office:value-type="float" office:value="2952" calcext:value-type="float">
            <text:p>2952</text:p>
          </table:table-cell>
          <table:table-cell office:value-type="float" office:value="21.07" calcext:value-type="float">
            <text:p>21.07</text:p>
          </table:table-cell>
          <table:table-cell office:value-type="float" office:value="322" calcext:value-type="float">
            <text:p>322</text:p>
          </table:table-cell>
          <table:table-cell office:value-type="float" office:value="37.9" calcext:value-type="float">
            <text:p>37.9</text:p>
          </table:table-cell>
          <table:table-cell office:value-type="float" office:value="16.57" calcext:value-type="float">
            <text:p>16.57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901" calcext:value-type="float">
            <text:p>901</text:p>
          </table:table-cell>
          <table:table-cell office:value-type="float" office:value="821" calcext:value-type="float">
            <text:p>821</text:p>
          </table:table-cell>
          <table:table-cell table:formula="of:=[.D311]/[.B311]*60" office:value-type="float" office:value="25.6951219512195" calcext:value-type="float">
            <text:p>25.6951219512195</text:p>
          </table:table-cell>
          <table:table-cell table:formula="of:=[.D311]/[.C311]/[.E311]" office:value-type="float" office:value="0.0000221662542712384" calcext:value-type="float">
            <text:p>2.21662542712384E-05</text:p>
          </table:table-cell>
          <table:table-cell table:formula="of:=[.M311] * 1.60934" office:value-type="float" office:value="0.0000356730396488748" calcext:value-type="float">
            <text:p>3.56730396488748E-05</text:p>
          </table:table-cell>
          <table:table-cell table:formula="of:=[.N311]*1000" office:value-type="float" office:value="0.0356730396488748" calcext:value-type="float">
            <text:p>0.0356730396488748</text:p>
          </table:table-cell>
          <table:table-cell table:formula="of:=[.O311]*[.E311]" office:value-type="float" office:value="11.4867187669377" calcext:value-type="float">
            <text:p>11.4867187669377</text:p>
          </table:table-cell>
          <table:table-cell table:number-columns-repeated="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float" office:value="48.8" calcext:value-type="float">
            <text:p>48.8</text:p>
          </table:table-cell>
          <table:table-cell table:formula="of:=[.B312]*60" office:value-type="float" office:value="2928" calcext:value-type="float">
            <text:p>2928</text:p>
          </table:table-cell>
          <table:table-cell office:value-type="float" office:value="20.35" calcext:value-type="float">
            <text:p>20.35</text:p>
          </table:table-cell>
          <table:table-cell office:value-type="float" office:value="308" calcext:value-type="float">
            <text:p>30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office:value-type="float" office:value="848" calcext:value-type="float">
            <text:p>848</text:p>
          </table:table-cell>
          <table:table-cell office:value-type="float" office:value="771" calcext:value-type="float">
            <text:p>771</text:p>
          </table:table-cell>
          <table:table-cell table:formula="of:=[.D312]/[.B312]*60" office:value-type="float" office:value="25.0204918032787" calcext:value-type="float">
            <text:p>25.0204918032787</text:p>
          </table:table-cell>
          <table:table-cell table:formula="of:=[.D312]/[.C312]/[.E312]" office:value-type="float" office:value="0.0000225653786104606" calcext:value-type="float">
            <text:p>2.25653786104606E-05</text:p>
          </table:table-cell>
          <table:table-cell table:formula="of:=[.M312] * 1.60934" office:value-type="float" office:value="0.0000363153664129586" calcext:value-type="float">
            <text:p>3.63153664129586E-05</text:p>
          </table:table-cell>
          <table:table-cell table:formula="of:=[.N312]*1000" office:value-type="float" office:value="0.0363153664129586" calcext:value-type="float">
            <text:p>0.0363153664129586</text:p>
          </table:table-cell>
          <table:table-cell table:formula="of:=[.O312]*[.E312]" office:value-type="float" office:value="11.1851328551913" calcext:value-type="float">
            <text:p>11.1851328551913</text:p>
          </table:table-cell>
          <table:table-cell table:number-columns-repeated="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float" office:value="50" calcext:value-type="float">
            <text:p>50</text:p>
          </table:table-cell>
          <table:table-cell table:formula="of:=[.B313]*60" office:value-type="float" office:value="3000" calcext:value-type="float">
            <text:p>3000</text:p>
          </table:table-cell>
          <table:table-cell office:value-type="float" office:value="21.15" calcext:value-type="float">
            <text:p>21.15</text:p>
          </table:table-cell>
          <table:table-cell office:value-type="float" office:value="309" calcext:value-type="float">
            <text:p>309</text:p>
          </table:table-cell>
          <table:table-cell office:value-type="float" office:value="44.6" calcext:value-type="float">
            <text:p>44.6</text:p>
          </table:table-cell>
          <table:table-cell office:value-type="float" office:value="19.33" calcext:value-type="float">
            <text:p>19.33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313]/[.B313]*60" office:value-type="float" office:value="25.38" calcext:value-type="float">
            <text:p>25.38</text:p>
          </table:table-cell>
          <table:table-cell table:formula="of:=[.D313]/[.C313]/[.E313]" office:value-type="float" office:value="0.0000228155339805825" calcext:value-type="float">
            <text:p>2.28155339805825E-05</text:p>
          </table:table-cell>
          <table:table-cell table:formula="of:=[.M313] * 1.60934" office:value-type="float" office:value="0.0000367179514563107" calcext:value-type="float">
            <text:p>3.67179514563107E-05</text:p>
          </table:table-cell>
          <table:table-cell table:formula="of:=[.N313]*1000" office:value-type="float" office:value="0.0367179514563107" calcext:value-type="float">
            <text:p>0.0367179514563107</text:p>
          </table:table-cell>
          <table:table-cell table:formula="of:=[.O313]*[.E313]" office:value-type="float" office:value="11.345847" calcext:value-type="float">
            <text:p>11.345847</text:p>
          </table:table-cell>
          <table:table-cell table:number-columns-repeated="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float" office:value="48.4" calcext:value-type="float">
            <text:p>48.4</text:p>
          </table:table-cell>
          <table:table-cell table:formula="of:=[.B314]*60" office:value-type="float" office:value="2904" calcext:value-type="float">
            <text:p>2904</text:p>
          </table:table-cell>
          <table:table-cell office:value-type="float" office:value="20.28" calcext:value-type="float">
            <text:p>20.28</text:p>
          </table:table-cell>
          <table:table-cell office:value-type="float" office:value="306" calcext:value-type="float">
            <text:p>30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853" calcext:value-type="float">
            <text:p>853</text:p>
          </table:table-cell>
          <table:table-cell office:value-type="float" office:value="773" calcext:value-type="float">
            <text:p>773</text:p>
          </table:table-cell>
          <table:table-cell table:formula="of:=[.D314]/[.B314]*60" office:value-type="float" office:value="25.1404958677686" calcext:value-type="float">
            <text:p>25.1404958677686</text:p>
          </table:table-cell>
          <table:table-cell table:formula="of:=[.D314]/[.C314]/[.E314]" office:value-type="float" office:value="0.0000228218008966672" calcext:value-type="float">
            <text:p>2.28218008966672E-05</text:p>
          </table:table-cell>
          <table:table-cell table:formula="of:=[.M314] * 1.60934" office:value-type="float" office:value="0.0000367280370550424" calcext:value-type="float">
            <text:p>3.67280370550424E-05</text:p>
          </table:table-cell>
          <table:table-cell table:formula="of:=[.N314]*1000" office:value-type="float" office:value="0.0367280370550424" calcext:value-type="float">
            <text:p>0.0367280370550424</text:p>
          </table:table-cell>
          <table:table-cell table:formula="of:=[.O314]*[.E314]" office:value-type="float" office:value="11.238779338843" calcext:value-type="float">
            <text:p>11.238779338843</text:p>
          </table:table-cell>
          <table:table-cell table:number-columns-repeated="3"/>
        </table:table-row>
        <table:table-row table:style-name="ro1">
          <table:table-cell office:value-type="date" office:date-value="2022-04-08" calcext:value-type="date">
            <text:p>04/08/22</text:p>
          </table:table-cell>
          <table:table-cell office:value-type="float" office:value="43.2" calcext:value-type="float">
            <text:p>43.2</text:p>
          </table:table-cell>
          <table:table-cell table:formula="of:=[.B315]*60" office:value-type="float" office:value="2592" calcext:value-type="float">
            <text:p>2592</text:p>
          </table:table-cell>
          <table:table-cell office:value-type="float" office:value="18.55" calcext:value-type="float">
            <text:p>18.55</text:p>
          </table:table-cell>
          <table:table-cell office:value-type="float" office:value="324" calcext:value-type="float">
            <text:p>324</text:p>
          </table:table-cell>
          <table:table-cell office:value-type="float" office:value="41.3" calcext:value-type="float">
            <text:p>41.3</text:p>
          </table:table-cell>
          <table:table-cell office:value-type="float" office:value="17.85" calcext:value-type="float">
            <text:p>17.85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819" calcext:value-type="float">
            <text:p>819</text:p>
          </table:table-cell>
          <table:table-cell office:value-type="float" office:value="744" calcext:value-type="float">
            <text:p>744</text:p>
          </table:table-cell>
          <table:table-cell table:formula="of:=[.D315]/[.B315]*60" office:value-type="float" office:value="25.7638888888889" calcext:value-type="float">
            <text:p>25.7638888888889</text:p>
          </table:table-cell>
          <table:table-cell table:formula="of:=[.D315]/[.C315]/[.E315]" office:value-type="float" office:value="0.0000220883821063862" calcext:value-type="float">
            <text:p>2.20883821063862E-05</text:p>
          </table:table-cell>
          <table:table-cell table:formula="of:=[.M315] * 1.60934" office:value-type="float" office:value="0.0000355477168590916" calcext:value-type="float">
            <text:p>3.55477168590916E-05</text:p>
          </table:table-cell>
          <table:table-cell table:formula="of:=[.N315]*1000" office:value-type="float" office:value="0.0355477168590916" calcext:value-type="float">
            <text:p>0.0355477168590916</text:p>
          </table:table-cell>
          <table:table-cell table:formula="of:=[.O315]*[.E315]" office:value-type="float" office:value="11.5174602623457" calcext:value-type="float">
            <text:p>11.5174602623457</text:p>
          </table:table-cell>
          <table:table-cell table:number-columns-repeated="3"/>
        </table:table-row>
        <table:table-row table:style-name="ro1">
          <table:table-cell office:value-type="date" office:date-value="2022-04-09" calcext:value-type="date">
            <text:p>04/09/22</text:p>
          </table:table-cell>
          <table:table-cell office:value-type="float" office:value="49" calcext:value-type="float">
            <text:p>49</text:p>
          </table:table-cell>
          <table:table-cell table:formula="of:=[.B316]*60" office:value-type="float" office:value="2940" calcext:value-type="float">
            <text:p>2940</text:p>
          </table:table-cell>
          <table:table-cell office:value-type="float" office:value="20.57" calcext:value-type="float">
            <text:p>20.57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78" calcext:value-type="float">
            <text:p>18.7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16]/[.B316]*60" office:value-type="float" office:value="25.1877551020408" calcext:value-type="float">
            <text:p>25.1877551020408</text:p>
          </table:table-cell>
          <table:table-cell table:formula="of:=[.D316]/[.C316]/[.E316]" office:value-type="float" office:value="0.00002286470143613" calcext:value-type="float">
            <text:p>2.286470143613E-05</text:p>
          </table:table-cell>
          <table:table-cell table:formula="of:=[.M316] * 1.60934" office:value-type="float" office:value="0.0000367970786092215" calcext:value-type="float">
            <text:p>3.67970786092215E-05</text:p>
          </table:table-cell>
          <table:table-cell table:formula="of:=[.N316]*1000" office:value-type="float" office:value="0.0367970786092215" calcext:value-type="float">
            <text:p>0.0367970786092215</text:p>
          </table:table-cell>
          <table:table-cell table:formula="of:=[.O316]*[.E316]" office:value-type="float" office:value="11.2599060544218" calcext:value-type="float">
            <text:p>11.2599060544218</text:p>
          </table:table-cell>
          <table:table-cell table:number-columns-repeated="3"/>
        </table:table-row>
        <table:table-row table:style-name="ro1">
          <table:table-cell office:value-type="date" office:date-value="2022-04-10" calcext:value-type="date">
            <text:p>04/10/22</text:p>
          </table:table-cell>
          <table:table-cell office:value-type="float" office:value="47.9" calcext:value-type="float">
            <text:p>47.9</text:p>
          </table:table-cell>
          <table:table-cell table:formula="of:=[.B317]*60" office:value-type="float" office:value="2874" calcext:value-type="float">
            <text:p>2874</text:p>
          </table:table-cell>
          <table:table-cell office:value-type="float" office:value="20.2" calcext:value-type="float">
            <text:p>20.2</text:p>
          </table:table-cell>
          <table:table-cell office:value-type="float" office:value="337" calcext:value-type="float">
            <text:p>33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44" calcext:value-type="float">
            <text:p>344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17]/[.B317]*60" office:value-type="float" office:value="25.3027139874739" calcext:value-type="float">
            <text:p>25.3027139874739</text:p>
          </table:table-cell>
          <table:table-cell table:formula="of:=[.D317]/[.C317]/[.E317]" office:value-type="float" office:value="0.0000208561770420985" calcext:value-type="float">
            <text:p>2.08561770420985E-05</text:p>
          </table:table-cell>
          <table:table-cell table:formula="of:=[.M317] * 1.60934" office:value-type="float" office:value="0.0000335646799609308" calcext:value-type="float">
            <text:p>3.35646799609308E-05</text:p>
          </table:table-cell>
          <table:table-cell table:formula="of:=[.N317]*1000" office:value-type="float" office:value="0.0335646799609308" calcext:value-type="float">
            <text:p>0.0335646799609308</text:p>
          </table:table-cell>
          <table:table-cell table:formula="of:=[.O317]*[.E317]" office:value-type="float" office:value="11.3112971468337" calcext:value-type="float">
            <text:p>11.3112971468337</text:p>
          </table:table-cell>
          <table:table-cell table:number-columns-repeated="3"/>
        </table:table-row>
        <table:table-row table:style-name="ro1">
          <table:table-cell office:value-type="date" office:date-value="2022-04-11" calcext:value-type="date">
            <text:p>04/11/22</text:p>
          </table:table-cell>
          <table:table-cell office:value-type="float" office:value="46.2" calcext:value-type="float">
            <text:p>46.2</text:p>
          </table:table-cell>
          <table:table-cell table:formula="of:=[.B318]*60" office:value-type="float" office:value="2772" calcext:value-type="float">
            <text:p>2772</text:p>
          </table:table-cell>
          <table:table-cell office:value-type="float" office:value="19.77" calcext:value-type="float">
            <text:p>19.77</text:p>
          </table:table-cell>
          <table:table-cell office:value-type="float" office:value="320" calcext:value-type="float">
            <text:p>32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871" calcext:value-type="float">
            <text:p>871</text:p>
          </table:table-cell>
          <table:table-cell office:value-type="float" office:value="791" calcext:value-type="float">
            <text:p>791</text:p>
          </table:table-cell>
          <table:table-cell table:formula="of:=[.D318]/[.B318]*60" office:value-type="float" office:value="25.6753246753247" calcext:value-type="float">
            <text:p>25.6753246753247</text:p>
          </table:table-cell>
          <table:table-cell table:formula="of:=[.D318]/[.C318]/[.E318]" office:value-type="float" office:value="0.0000222876082251082" calcext:value-type="float">
            <text:p>2.22876082251082E-05</text:p>
          </table:table-cell>
          <table:table-cell table:formula="of:=[.M318] * 1.60934" office:value-type="float" office:value="0.0000358683394209957" calcext:value-type="float">
            <text:p>3.58683394209957E-05</text:p>
          </table:table-cell>
          <table:table-cell table:formula="of:=[.N318]*1000" office:value-type="float" office:value="0.0358683394209957" calcext:value-type="float">
            <text:p>0.0358683394209957</text:p>
          </table:table-cell>
          <table:table-cell table:formula="of:=[.O318]*[.E318]" office:value-type="float" office:value="11.4778686147186" calcext:value-type="float">
            <text:p>11.4778686147186</text:p>
          </table:table-cell>
          <table:table-cell table:number-columns-repeated="3"/>
        </table:table-row>
        <table:table-row table:style-name="ro1">
          <table:table-cell office:value-type="date" office:date-value="2022-04-13" calcext:value-type="date">
            <text:p>04/13/22</text:p>
          </table:table-cell>
          <table:table-cell office:value-type="float" office:value="46.9" calcext:value-type="float">
            <text:p>46.9</text:p>
          </table:table-cell>
          <table:table-cell table:formula="of:=[.B319]*60" office:value-type="float" office:value="2814" calcext:value-type="float">
            <text:p>2814</text:p>
          </table:table-cell>
          <table:table-cell office:value-type="float" office:value="19.61" calcext:value-type="float">
            <text:p>19.61</text:p>
          </table:table-cell>
          <table:table-cell office:value-type="float" office:value="304" calcext:value-type="float">
            <text:p>304</text:p>
          </table:table-cell>
          <table:table-cell office:value-type="float" office:value="41.5" calcext:value-type="float">
            <text:p>41.5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0" calcext:value-type="float">
            <text:p>310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table:formula="of:=[.D319]/[.B319]*60" office:value-type="float" office:value="25.0874200426439" calcext:value-type="float">
            <text:p>25.0874200426439</text:p>
          </table:table-cell>
          <table:table-cell table:formula="of:=[.D319]/[.C319]/[.E319]" office:value-type="float" office:value="0.0000229234466763925" calcext:value-type="float">
            <text:p>2.29234466763925E-05</text:p>
          </table:table-cell>
          <table:table-cell table:formula="of:=[.M319] * 1.60934" office:value-type="float" office:value="0.0000368916196741855" calcext:value-type="float">
            <text:p>3.68916196741855E-05</text:p>
          </table:table-cell>
          <table:table-cell table:formula="of:=[.N319]*1000" office:value-type="float" office:value="0.0368916196741855" calcext:value-type="float">
            <text:p>0.0368916196741855</text:p>
          </table:table-cell>
          <table:table-cell table:formula="of:=[.O319]*[.E319]" office:value-type="float" office:value="11.2150523809524" calcext:value-type="float">
            <text:p>11.2150523809524</text:p>
          </table:table-cell>
          <table:table-cell table:number-columns-repeated="3"/>
        </table:table-row>
        <table:table-row table:style-name="ro1">
          <table:table-cell office:value-type="date" office:date-value="2022-04-21" calcext:value-type="date">
            <text:p>04/21/22</text:p>
          </table:table-cell>
          <table:table-cell office:value-type="float" office:value="49.6" calcext:value-type="float">
            <text:p>49.6</text:p>
          </table:table-cell>
          <table:table-cell table:formula="of:=[.B320]*60" office:value-type="float" office:value="2976" calcext:value-type="float">
            <text:p>2976</text:p>
          </table:table-cell>
          <table:table-cell office:value-type="float" office:value="18" calcext:value-type="float">
            <text:p>18</text:p>
          </table:table-cell>
          <table:table-cell office:value-type="float" office:value="219" calcext:value-type="float">
            <text:p>219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32" calcext:value-type="float">
            <text:p>232</text:p>
          </table:table-cell>
          <table:table-cell office:value-type="float" office:value="640" calcext:value-type="float">
            <text:p>640</text:p>
          </table:table-cell>
          <table:table-cell office:value-type="float" office:value="551" calcext:value-type="float">
            <text:p>551</text:p>
          </table:table-cell>
          <table:table-cell table:formula="of:=[.D320]/[.B320]*60" office:value-type="float" office:value="21.7741935483871" calcext:value-type="float">
            <text:p>21.7741935483871</text:p>
          </table:table-cell>
          <table:table-cell table:formula="of:=[.D320]/[.C320]/[.E320]" office:value-type="float" office:value="0.0000276182059213433" calcext:value-type="float">
            <text:p>2.76182059213433E-05</text:p>
          </table:table-cell>
          <table:table-cell table:formula="of:=[.M320] * 1.60934" office:value-type="float" office:value="0.0000444470835174547" calcext:value-type="float">
            <text:p>4.44470835174547E-05</text:p>
          </table:table-cell>
          <table:table-cell table:formula="of:=[.N320]*1000" office:value-type="float" office:value="0.0444470835174547" calcext:value-type="float">
            <text:p>0.0444470835174547</text:p>
          </table:table-cell>
          <table:table-cell table:formula="of:=[.O320]*[.E320]" office:value-type="float" office:value="9.73391129032258" calcext:value-type="float">
            <text:p>9.73391129032258</text:p>
          </table:table-cell>
          <table:table-cell table:number-columns-repeated="3"/>
        </table:table-row>
        <table:table-row table:style-name="ro1">
          <table:table-cell office:value-type="date" office:date-value="2022-04-22" calcext:value-type="date">
            <text:p>04/22/22</text:p>
          </table:table-cell>
          <table:table-cell office:value-type="float" office:value="47.1" calcext:value-type="float">
            <text:p>47.1</text:p>
          </table:table-cell>
          <table:table-cell table:formula="of:=[.B321]*60" office:value-type="float" office:value="2826" calcext:value-type="float">
            <text:p>2826</text:p>
          </table:table-cell>
          <table:table-cell office:value-type="float" office:value="19.11" calcext:value-type="float">
            <text:p>19.11</text:p>
          </table:table-cell>
          <table:table-cell office:value-type="float" office:value="273" calcext:value-type="float">
            <text:p>273</text:p>
          </table:table-cell>
          <table:table-cell office:value-type="float" office:value="42.4" calcext:value-type="float">
            <text:p>42.4</text:p>
          </table:table-cell>
          <table:table-cell/>
          <table:table-cell table:number-columns-repeated="2" office:value-type="float" office:value="285" calcext:value-type="float">
            <text:p>285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table:formula="of:=[.D321]/[.B321]*60" office:value-type="float" office:value="24.343949044586" calcext:value-type="float">
            <text:p>24.343949044586</text:p>
          </table:table-cell>
          <table:table-cell table:formula="of:=[.D321]/[.C321]/[.E321]" office:value-type="float" office:value="0.0000247699929228592" calcext:value-type="float">
            <text:p>2.47699929228592E-05</text:p>
          </table:table-cell>
          <table:table-cell table:formula="of:=[.M321] * 1.60934" office:value-type="float" office:value="0.0000398633404104742" calcext:value-type="float">
            <text:p>3.98633404104742E-05</text:p>
          </table:table-cell>
          <table:table-cell table:formula="of:=[.N321]*1000" office:value-type="float" office:value="0.0398633404104742" calcext:value-type="float">
            <text:p>0.0398633404104742</text:p>
          </table:table-cell>
          <table:table-cell table:formula="of:=[.O321]*[.E321]" office:value-type="float" office:value="10.8826919320594" calcext:value-type="float">
            <text:p>10.8826919320594</text:p>
          </table:table-cell>
          <table:table-cell table:number-columns-repeated="3"/>
        </table:table-row>
        <table:table-row table:style-name="ro1">
          <table:table-cell office:value-type="date" office:date-value="2022-04-23" calcext:value-type="date">
            <text:p>04/23/22</text:p>
          </table:table-cell>
          <table:table-cell office:value-type="float" office:value="47.8" calcext:value-type="float">
            <text:p>47.8</text:p>
          </table:table-cell>
          <table:table-cell table:formula="of:=[.B322]*60" office:value-type="float" office:value="2868" calcext:value-type="float">
            <text:p>2868</text:p>
          </table:table-cell>
          <table:table-cell office:value-type="float" office:value="19.31" calcext:value-type="float">
            <text:p>19.31</text:p>
          </table:table-cell>
          <table:table-cell office:value-type="float" office:value="271" calcext:value-type="float">
            <text:p>271</text:p>
          </table:table-cell>
          <table:table-cell office:value-type="float" office:value="43.3" calcext:value-type="float">
            <text:p>43.3</text:p>
          </table:table-cell>
          <table:table-cell office:value-type="float" office:value="17.85" calcext:value-type="float">
            <text:p>17.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761" calcext:value-type="float">
            <text:p>761</text:p>
          </table:table-cell>
          <table:table-cell office:value-type="float" office:value="676" calcext:value-type="float">
            <text:p>676</text:p>
          </table:table-cell>
          <table:table-cell table:formula="of:=[.D322]/[.B322]*60" office:value-type="float" office:value="24.2384937238494" calcext:value-type="float">
            <text:p>24.2384937238494</text:p>
          </table:table-cell>
          <table:table-cell table:formula="of:=[.D322]/[.C322]/[.E322]" office:value-type="float" office:value="0.0000248447045139907" calcext:value-type="float">
            <text:p>2.48447045139907E-05</text:p>
          </table:table-cell>
          <table:table-cell table:formula="of:=[.M322] * 1.60934" office:value-type="float" office:value="0.0000399835767625459" calcext:value-type="float">
            <text:p>3.99835767625459E-05</text:p>
          </table:table-cell>
          <table:table-cell table:formula="of:=[.N322]*1000" office:value-type="float" office:value="0.0399835767625459" calcext:value-type="float">
            <text:p>0.0399835767625459</text:p>
          </table:table-cell>
          <table:table-cell table:formula="of:=[.O322]*[.E322]" office:value-type="float" office:value="10.8355493026499" calcext:value-type="float">
            <text:p>10.8355493026499</text:p>
          </table:table-cell>
          <table:table-cell table:number-columns-repeated="3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float" office:value="48" calcext:value-type="float">
            <text:p>48</text:p>
          </table:table-cell>
          <table:table-cell table:formula="of:=[.B323]*60" office:value-type="float" office:value="2880" calcext:value-type="float">
            <text:p>2880</text:p>
          </table:table-cell>
          <table:table-cell office:value-type="float" office:value="19.4" calcext:value-type="float">
            <text:p>19.4</text:p>
          </table:table-cell>
          <table:table-cell office:value-type="float" office:value="282" calcext:value-type="float">
            <text:p>282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289" calcext:value-type="float">
            <text:p>289</text:p>
          </table:table-cell>
          <table:table-cell office:value-type="float" office:value="795" calcext:value-type="float">
            <text:p>795</text:p>
          </table:table-cell>
          <table:table-cell office:value-type="float" office:value="710" calcext:value-type="float">
            <text:p>710</text:p>
          </table:table-cell>
          <table:table-cell table:formula="of:=[.D323]/[.B323]*60" office:value-type="float" office:value="24.25" calcext:value-type="float">
            <text:p>24.25</text:p>
          </table:table-cell>
          <table:table-cell table:formula="of:=[.D323]/[.C323]/[.E323]" office:value-type="float" office:value="0.0000238869188337273" calcext:value-type="float">
            <text:p>2.38869188337273E-05</text:p>
          </table:table-cell>
          <table:table-cell table:formula="of:=[.M323] * 1.60934" office:value-type="float" office:value="0.0000384421739558708" calcext:value-type="float">
            <text:p>3.84421739558708E-05</text:p>
          </table:table-cell>
          <table:table-cell table:formula="of:=[.N323]*1000" office:value-type="float" office:value="0.0384421739558708" calcext:value-type="float">
            <text:p>0.0384421739558708</text:p>
          </table:table-cell>
          <table:table-cell table:formula="of:=[.O323]*[.E323]" office:value-type="float" office:value="10.8406930555556" calcext:value-type="float">
            <text:p>10.8406930555556</text:p>
          </table:table-cell>
          <table:table-cell table:number-columns-repeated="3"/>
        </table:table-row>
        <table:table-row table:style-name="ro1">
          <table:table-cell office:value-type="date" office:date-value="2022-04-26" calcext:value-type="date">
            <text:p>04/26/22</text:p>
          </table:table-cell>
          <table:table-cell office:value-type="float" office:value="53.5" calcext:value-type="float">
            <text:p>53.5</text:p>
          </table:table-cell>
          <table:table-cell table:formula="of:=[.B324]*60" office:value-type="float" office:value="3210" calcext:value-type="float">
            <text:p>3210</text:p>
          </table:table-cell>
          <table:table-cell office:value-type="float" office:value="19.92" calcext:value-type="float">
            <text:p>19.92</text:p>
          </table:table-cell>
          <table:table-cell office:value-type="float" office:value="295" calcext:value-type="float">
            <text:p>295</text:p>
          </table:table-cell>
          <table:table-cell office:value-type="float" office:value="50.6" calcext:value-type="float">
            <text:p>50.6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10" calcext:value-type="float">
            <text:p>310</text:p>
          </table:table-cell>
          <table:table-cell office:value-type="float" office:value="827" calcext:value-type="float">
            <text:p>827</text:p>
          </table:table-cell>
          <table:table-cell office:value-type="float" office:value="746" calcext:value-type="float">
            <text:p>746</text:p>
          </table:table-cell>
          <table:table-cell table:formula="of:=[.D324]/[.B324]*60" office:value-type="float" office:value="22.3401869158879" calcext:value-type="float">
            <text:p>22.3401869158879</text:p>
          </table:table-cell>
          <table:table-cell table:formula="of:=[.D324]/[.C324]/[.E324]" office:value-type="float" office:value="0.000021035957547917" calcext:value-type="float">
            <text:p>2.1035957547917E-05</text:p>
          </table:table-cell>
          <table:table-cell table:formula="of:=[.M324] * 1.60934" office:value-type="float" office:value="0.0000338540079201647" calcext:value-type="float">
            <text:p>3.38540079201647E-05</text:p>
          </table:table-cell>
          <table:table-cell table:formula="of:=[.N324]*1000" office:value-type="float" office:value="0.0338540079201647" calcext:value-type="float">
            <text:p>0.0338540079201647</text:p>
          </table:table-cell>
          <table:table-cell table:formula="of:=[.O324]*[.E324]" office:value-type="float" office:value="9.9869323364486" calcext:value-type="float">
            <text:p>9.9869323364486</text:p>
          </table:table-cell>
          <table:table-cell table:number-columns-repeated="3"/>
        </table:table-row>
        <table:table-row table:style-name="ro1">
          <table:table-cell office:value-type="date" office:date-value="2022-04-27" calcext:value-type="date">
            <text:p>04/27/22</text:p>
          </table:table-cell>
          <table:table-cell office:value-type="float" office:value="48.2" calcext:value-type="float">
            <text:p>48.2</text:p>
          </table:table-cell>
          <table:table-cell table:formula="of:=[.B325]*60" office:value-type="float" office:value="2892" calcext:value-type="float">
            <text:p>2892</text:p>
          </table:table-cell>
          <table:table-cell office:value-type="float" office:value="19.71" calcext:value-type="float">
            <text:p>19.71</text:p>
          </table:table-cell>
          <table:table-cell office:value-type="float" office:value="284" calcext:value-type="float">
            <text:p>284</text:p>
          </table:table-cell>
          <table:table-cell office:value-type="float" office:value="44.8" calcext:value-type="float">
            <text:p>44.8</text:p>
          </table:table-cell>
          <table:table-cell office:value-type="float" office:value="18.68" calcext:value-type="float">
            <text:p>18.68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table:formula="of:=[.D325]/[.B325]*60" office:value-type="float" office:value="24.5352697095436" calcext:value-type="float">
            <text:p>24.5352697095436</text:p>
          </table:table-cell>
          <table:table-cell table:formula="of:=[.D325]/[.C325]/[.E325]" office:value-type="float" office:value="0.0000239977207644206" calcext:value-type="float">
            <text:p>2.39977207644206E-05</text:p>
          </table:table-cell>
          <table:table-cell table:formula="of:=[.M325] * 1.60934" office:value-type="float" office:value="0.0000386204919350126" calcext:value-type="float">
            <text:p>3.86204919350126E-05</text:p>
          </table:table-cell>
          <table:table-cell table:formula="of:=[.N325]*1000" office:value-type="float" office:value="0.0386204919350126" calcext:value-type="float">
            <text:p>0.0386204919350126</text:p>
          </table:table-cell>
          <table:table-cell table:formula="of:=[.O325]*[.E325]" office:value-type="float" office:value="10.9682197095436" calcext:value-type="float">
            <text:p>10.9682197095436</text:p>
          </table:table-cell>
          <table:table-cell table:number-columns-repeated="3"/>
        </table:table-row>
        <table:table-row table:style-name="ro1">
          <table:table-cell office:value-type="date" office:date-value="2022-04-28" calcext:value-type="date">
            <text:p>04/28/22</text:p>
          </table:table-cell>
          <table:table-cell office:value-type="float" office:value="50.8" calcext:value-type="float">
            <text:p>50.8</text:p>
          </table:table-cell>
          <table:table-cell table:formula="of:=[.B326]*60" office:value-type="float" office:value="3048" calcext:value-type="float">
            <text:p>3048</text:p>
          </table:table-cell>
          <table:table-cell office:value-type="float" office:value="20.82" calcext:value-type="float">
            <text:p>20.82</text:p>
          </table:table-cell>
          <table:table-cell office:value-type="float" office:value="289" calcext:value-type="float">
            <text:p>289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2" calcext:value-type="float">
            <text:p>312</text:p>
          </table:table-cell>
          <table:table-cell office:value-type="float" office:value="835" calcext:value-type="float">
            <text:p>835</text:p>
          </table:table-cell>
          <table:table-cell office:value-type="float" office:value="754" calcext:value-type="float">
            <text:p>754</text:p>
          </table:table-cell>
          <table:table-cell table:formula="of:=[.D326]/[.B326]*60" office:value-type="float" office:value="24.5905511811024" calcext:value-type="float">
            <text:p>24.5905511811024</text:p>
          </table:table-cell>
          <table:table-cell table:formula="of:=[.D326]/[.C326]/[.E326]" office:value-type="float" office:value="0.0000236356701087105" calcext:value-type="float">
            <text:p>2.36356701087105E-05</text:p>
          </table:table-cell>
          <table:table-cell table:formula="of:=[.M326] * 1.60934" office:value-type="float" office:value="0.0000380378293327521" calcext:value-type="float">
            <text:p>3.80378293327521E-05</text:p>
          </table:table-cell>
          <table:table-cell table:formula="of:=[.N326]*1000" office:value-type="float" office:value="0.0380378293327521" calcext:value-type="float">
            <text:p>0.0380378293327521</text:p>
          </table:table-cell>
          <table:table-cell table:formula="of:=[.O326]*[.E326]" office:value-type="float" office:value="10.9929326771654" calcext:value-type="float">
            <text:p>10.9929326771654</text:p>
          </table:table-cell>
          <table:table-cell table:number-columns-repeated="3"/>
        </table:table-row>
        <table:table-row table:style-name="ro1">
          <table:table-cell office:value-type="date" office:date-value="2022-04-29" calcext:value-type="date">
            <text:p>04/29/22</text:p>
          </table:table-cell>
          <table:table-cell office:value-type="float" office:value="50.5" calcext:value-type="float">
            <text:p>50.5</text:p>
          </table:table-cell>
          <table:table-cell table:formula="of:=[.B327]*60" office:value-type="float" office:value="3030" calcext:value-type="float">
            <text:p>3030</text:p>
          </table:table-cell>
          <table:table-cell office:value-type="float" office:value="21.28" calcext:value-type="float">
            <text:p>21.28</text:p>
          </table:table-cell>
          <table:table-cell office:value-type="float" office:value="310" calcext:value-type="float">
            <text:p>31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880" calcext:value-type="float">
            <text:p>880</text:p>
          </table:table-cell>
          <table:table-cell office:value-type="float" office:value="799" calcext:value-type="float">
            <text:p>799</text:p>
          </table:table-cell>
          <table:table-cell table:formula="of:=[.D327]/[.B327]*60" office:value-type="float" office:value="25.2831683168317" calcext:value-type="float">
            <text:p>25.2831683168317</text:p>
          </table:table-cell>
          <table:table-cell table:formula="of:=[.D327]/[.C327]/[.E327]" office:value-type="float" office:value="0.0000226551687426807" calcext:value-type="float">
            <text:p>2.26551687426807E-05</text:p>
          </table:table-cell>
          <table:table-cell table:formula="of:=[.M327] * 1.60934" office:value-type="float" office:value="0.0000364598692643458" calcext:value-type="float">
            <text:p>3.64598692643458E-05</text:p>
          </table:table-cell>
          <table:table-cell table:formula="of:=[.N327]*1000" office:value-type="float" office:value="0.0364598692643458" calcext:value-type="float">
            <text:p>0.0364598692643458</text:p>
          </table:table-cell>
          <table:table-cell table:formula="of:=[.O327]*[.E327]" office:value-type="float" office:value="11.3025594719472" calcext:value-type="float">
            <text:p>11.3025594719472</text:p>
          </table:table-cell>
          <table:table-cell table:number-columns-repeated="3"/>
        </table:table-row>
        <table:table-row table:style-name="ro1">
          <table:table-cell office:value-type="date" office:date-value="2022-04-30" calcext:value-type="date">
            <text:p>04/30/22</text:p>
          </table:table-cell>
          <table:table-cell office:value-type="float" office:value="47" calcext:value-type="float">
            <text:p>47</text:p>
          </table:table-cell>
          <table:table-cell table:formula="of:=[.B328]*60" office:value-type="float" office:value="2820" calcext:value-type="float">
            <text:p>2820</text:p>
          </table:table-cell>
          <table:table-cell office:value-type="float" office:value="20.09" calcext:value-type="float">
            <text:p>20.09</text:p>
          </table:table-cell>
          <table:table-cell office:value-type="float" office:value="322" calcext:value-type="float">
            <text:p>322</text:p>
          </table:table-cell>
          <table:table-cell office:value-type="float" office:value="44.7" calcext:value-type="float">
            <text:p>44.7</text:p>
          </table:table-cell>
          <table:table-cell/>
          <table:table-cell table:number-columns-repeated="2" office:value-type="float" office:value="327" calcext:value-type="float">
            <text:p>327</text:p>
          </table:table-cell>
          <table:table-cell office:value-type="float" office:value="883" calcext:value-type="float">
            <text:p>883</text:p>
          </table:table-cell>
          <table:table-cell office:value-type="float" office:value="802" calcext:value-type="float">
            <text:p>802</text:p>
          </table:table-cell>
          <table:table-cell table:formula="of:=[.D328]/[.B328]*60" office:value-type="float" office:value="25.6468085106383" calcext:value-type="float">
            <text:p>25.6468085106383</text:p>
          </table:table-cell>
          <table:table-cell table:formula="of:=[.D328]/[.C328]/[.E328]" office:value-type="float" office:value="0.0000221245760098674" calcext:value-type="float">
            <text:p>2.21245760098674E-05</text:p>
          </table:table-cell>
          <table:table-cell table:formula="of:=[.M328] * 1.60934" office:value-type="float" office:value="0.00003560596515572" calcext:value-type="float">
            <text:p>3.560596515572E-05</text:p>
          </table:table-cell>
          <table:table-cell table:formula="of:=[.N328]*1000" office:value-type="float" office:value="0.03560596515572" calcext:value-type="float">
            <text:p>0.03560596515572</text:p>
          </table:table-cell>
          <table:table-cell table:formula="of:=[.O328]*[.E328]" office:value-type="float" office:value="11.4651207801418" calcext:value-type="float">
            <text:p>11.4651207801418</text:p>
          </table:table-cell>
          <table:table-cell table:number-columns-repeated="3"/>
        </table:table-row>
        <table:table-row table:style-name="ro1">
          <table:table-cell office:value-type="date" office:date-value="2022-05-01" calcext:value-type="date">
            <text:p>05/01/22</text:p>
          </table:table-cell>
          <table:table-cell office:value-type="float" office:value="48.9" calcext:value-type="float">
            <text:p>48.9</text:p>
          </table:table-cell>
          <table:table-cell table:formula="of:=[.B329]*60" office:value-type="float" office:value="2934" calcext:value-type="float">
            <text:p>2934</text:p>
          </table:table-cell>
          <table:table-cell office:value-type="float" office:value="20.15" calcext:value-type="float">
            <text:p>20.15</text:p>
          </table:table-cell>
          <table:table-cell office:value-type="float" office:value="301" calcext:value-type="float">
            <text:p>301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847" calcext:value-type="float">
            <text:p>847</text:p>
          </table:table-cell>
          <table:table-cell office:value-type="float" office:value="765" calcext:value-type="float">
            <text:p>765</text:p>
          </table:table-cell>
          <table:table-cell table:formula="of:=[.D329]/[.B329]*60" office:value-type="float" office:value="24.7239263803681" calcext:value-type="float">
            <text:p>24.7239263803681</text:p>
          </table:table-cell>
          <table:table-cell table:formula="of:=[.D329]/[.C329]/[.E329]" office:value-type="float" office:value="0.0000228164695278406" calcext:value-type="float">
            <text:p>2.28164695278406E-05</text:p>
          </table:table-cell>
          <table:table-cell table:formula="of:=[.M329] * 1.60934" office:value-type="float" office:value="0.000036719457069935" calcext:value-type="float">
            <text:p>3.6719457069935E-05</text:p>
          </table:table-cell>
          <table:table-cell table:formula="of:=[.N329]*1000" office:value-type="float" office:value="0.036719457069935" calcext:value-type="float">
            <text:p>0.036719457069935</text:p>
          </table:table-cell>
          <table:table-cell table:formula="of:=[.O329]*[.E329]" office:value-type="float" office:value="11.0525565780504" calcext:value-type="float">
            <text:p>11.0525565780504</text:p>
          </table:table-cell>
          <table:table-cell table:number-columns-repeated="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float" office:value="51.4" calcext:value-type="float">
            <text:p>51.4</text:p>
          </table:table-cell>
          <table:table-cell table:formula="of:=[.B330]*60" office:value-type="float" office:value="3084" calcext:value-type="float">
            <text:p>3084</text:p>
          </table:table-cell>
          <table:table-cell office:value-type="float" office:value="21.37" calcext:value-type="float">
            <text:p>21.37</text:p>
          </table:table-cell>
          <table:table-cell office:value-type="float" office:value="310" calcext:value-type="float">
            <text:p>310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883" calcext:value-type="float">
            <text:p>883</text:p>
          </table:table-cell>
          <table:table-cell office:value-type="float" office:value="806" calcext:value-type="float">
            <text:p>806</text:p>
          </table:table-cell>
          <table:table-cell table:formula="of:=[.D330]/[.B330]*60" office:value-type="float" office:value="24.9455252918288" calcext:value-type="float">
            <text:p>24.9455252918288</text:p>
          </table:table-cell>
          <table:table-cell table:formula="of:=[.D330]/[.C330]/[.E330]" office:value-type="float" office:value="0.0000223526212292373" calcext:value-type="float">
            <text:p>2.23526212292373E-05</text:p>
          </table:table-cell>
          <table:table-cell table:formula="of:=[.M330] * 1.60934" office:value-type="float" office:value="0.0000359729674490607" calcext:value-type="float">
            <text:p>3.59729674490607E-05</text:p>
          </table:table-cell>
          <table:table-cell table:formula="of:=[.N330]*1000" office:value-type="float" office:value="0.0359729674490607" calcext:value-type="float">
            <text:p>0.0359729674490607</text:p>
          </table:table-cell>
          <table:table-cell table:formula="of:=[.O330]*[.E330]" office:value-type="float" office:value="11.1516199092088" calcext:value-type="float">
            <text:p>11.1516199092088</text:p>
          </table:table-cell>
          <table:table-cell table:number-columns-repeated="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float" office:value="49.1" calcext:value-type="float">
            <text:p>49.1</text:p>
          </table:table-cell>
          <table:table-cell table:formula="of:=[.B331]*60" office:value-type="float" office:value="2946" calcext:value-type="float">
            <text:p>2946</text:p>
          </table:table-cell>
          <table:table-cell office:value-type="float" office:value="20.88" calcext:value-type="float">
            <text:p>20.88</text:p>
          </table:table-cell>
          <table:table-cell office:value-type="float" office:value="312" calcext:value-type="float">
            <text:p>312</text:p>
          </table:table-cell>
          <table:table-cell office:value-type="float" office:value="46.5" calcext:value-type="float">
            <text:p>46.5</text:p>
          </table:table-cell>
          <table:table-cell office:value-type="float" office:value="20.05" calcext:value-type="float">
            <text:p>20.05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331]/[.B331]*60" office:value-type="float" office:value="25.5152749490835" calcext:value-type="float">
            <text:p>25.5152749490835</text:p>
          </table:table-cell>
          <table:table-cell table:formula="of:=[.D331]/[.C331]/[.E331]" office:value-type="float" office:value="0.0000227165909446969" calcext:value-type="float">
            <text:p>2.27165909446969E-05</text:p>
          </table:table-cell>
          <table:table-cell table:formula="of:=[.M331] * 1.60934" office:value-type="float" office:value="0.0000365587184709384" calcext:value-type="float">
            <text:p>3.65587184709384E-05</text:p>
          </table:table-cell>
          <table:table-cell table:formula="of:=[.N331]*1000" office:value-type="float" office:value="0.0365587184709384" calcext:value-type="float">
            <text:p>0.0365587184709384</text:p>
          </table:table-cell>
          <table:table-cell table:formula="of:=[.O331]*[.E331]" office:value-type="float" office:value="11.4063201629328" calcext:value-type="float">
            <text:p>11.4063201629328</text:p>
          </table:table-cell>
          <table:table-cell table:number-columns-repeated="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float" office:value="48" calcext:value-type="float">
            <text:p>48</text:p>
          </table:table-cell>
          <table:table-cell table:formula="of:=[.B332]*60" office:value-type="float" office:value="2880" calcext:value-type="float">
            <text:p>2880</text:p>
          </table:table-cell>
          <table:table-cell office:value-type="float" office:value="19.98" calcext:value-type="float">
            <text:p>19.98</text:p>
          </table:table-cell>
          <table:table-cell office:value-type="float" office:value="304" calcext:value-type="float">
            <text:p>304</text:p>
          </table:table-cell>
          <table:table-cell office:value-type="float" office:value="42.3" calcext:value-type="float">
            <text:p>42.3</text:p>
          </table:table-cell>
          <table:table-cell office:value-type="float" office:value="18.28" calcext:value-type="float">
            <text:p>18.28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821" calcext:value-type="float">
            <text:p>821</text:p>
          </table:table-cell>
          <table:table-cell office:value-type="float" office:value="747" calcext:value-type="float">
            <text:p>747</text:p>
          </table:table-cell>
          <table:table-cell table:formula="of:=[.D332]/[.B332]*60" office:value-type="float" office:value="24.975" calcext:value-type="float">
            <text:p>24.975</text:p>
          </table:table-cell>
          <table:table-cell table:formula="of:=[.D332]/[.C332]/[.E332]" office:value-type="float" office:value="0.0000228207236842105" calcext:value-type="float">
            <text:p>2.28207236842105E-05</text:p>
          </table:table-cell>
          <table:table-cell table:formula="of:=[.M332] * 1.60934" office:value-type="float" office:value="0.0000367263034539474" calcext:value-type="float">
            <text:p>3.67263034539474E-05</text:p>
          </table:table-cell>
          <table:table-cell table:formula="of:=[.N332]*1000" office:value-type="float" office:value="0.0367263034539474" calcext:value-type="float">
            <text:p>0.0367263034539474</text:p>
          </table:table-cell>
          <table:table-cell table:formula="of:=[.O332]*[.E332]" office:value-type="float" office:value="11.16479625" calcext:value-type="float">
            <text:p>11.16479625</text:p>
          </table:table-cell>
          <table:table-cell table:number-columns-repeated="3"/>
        </table:table-row>
        <table:table-row table:style-name="ro1">
          <table:table-cell office:value-type="date" office:date-value="2022-05-06" calcext:value-type="date">
            <text:p>05/06/22</text:p>
          </table:table-cell>
          <table:table-cell office:value-type="float" office:value="48.5" calcext:value-type="float">
            <text:p>48.5</text:p>
          </table:table-cell>
          <table:table-cell table:formula="of:=[.B333]*60" office:value-type="float" office:value="2910" calcext:value-type="float">
            <text:p>2910</text:p>
          </table:table-cell>
          <table:table-cell office:value-type="float" office:value="21.17" calcext:value-type="float">
            <text:p>21.17</text:p>
          </table:table-cell>
          <table:table-cell office:value-type="float" office:value="336" calcext:value-type="float">
            <text:p>336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48" calcext:value-type="float">
            <text:p>348</text:p>
          </table:table-cell>
          <table:table-cell table:number-columns-repeated="3"/>
          <table:table-cell table:formula="of:=[.D333]/[.B333]*60" office:value-type="float" office:value="26.1896907216495" calcext:value-type="float">
            <text:p>26.1896907216495</text:p>
          </table:table-cell>
          <table:table-cell table:formula="of:=[.D333]/[.C333]/[.E333]" office:value-type="float" office:value="0.0000216515300278187" calcext:value-type="float">
            <text:p>2.16515300278187E-05</text:p>
          </table:table-cell>
          <table:table-cell table:formula="of:=[.M333] * 1.60934" office:value-type="float" office:value="0.0000348446733349697" calcext:value-type="float">
            <text:p>3.48446733349697E-05</text:p>
          </table:table-cell>
          <table:table-cell table:formula="of:=[.N333]*1000" office:value-type="float" office:value="0.0348446733349697" calcext:value-type="float">
            <text:p>0.0348446733349697</text:p>
          </table:table-cell>
          <table:table-cell table:formula="of:=[.O333]*[.E333]" office:value-type="float" office:value="11.7078102405498" calcext:value-type="float">
            <text:p>11.7078102405498</text:p>
          </table:table-cell>
          <table:table-cell table:number-columns-repeated="3"/>
        </table:table-row>
        <table:table-row table:style-name="ro1">
          <table:table-cell office:value-type="date" office:date-value="2022-05-07" calcext:value-type="date">
            <text:p>05/07/22</text:p>
          </table:table-cell>
          <table:table-cell office:value-type="float" office:value="46.6" calcext:value-type="float">
            <text:p>46.6</text:p>
          </table:table-cell>
          <table:table-cell table:formula="of:=[.B334]*60" office:value-type="float" office:value="2796" calcext:value-type="float">
            <text:p>2796</text:p>
          </table:table-cell>
          <table:table-cell office:value-type="float" office:value="19.91" calcext:value-type="float">
            <text:p>19.91</text:p>
          </table:table-cell>
          <table:table-cell office:value-type="float" office:value="317" calcext:value-type="float">
            <text:p>317</text:p>
          </table:table-cell>
          <table:table-cell office:value-type="float" office:value="42" calcext:value-type="float">
            <text:p>42</text:p>
          </table:table-cell>
          <table:table-cell office:value-type="float" office:value="18.3" calcext:value-type="float">
            <text:p>18.3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844" calcext:value-type="float">
            <text:p>844</text:p>
          </table:table-cell>
          <table:table-cell office:value-type="float" office:value="767" calcext:value-type="float">
            <text:p>767</text:p>
          </table:table-cell>
          <table:table-cell table:formula="of:=[.D334]/[.B334]*60" office:value-type="float" office:value="25.6351931330472" calcext:value-type="float">
            <text:p>25.6351931330472</text:p>
          </table:table-cell>
          <table:table-cell table:formula="of:=[.D334]/[.C334]/[.E334]" office:value-type="float" office:value="0.0000224633658719306" calcext:value-type="float">
            <text:p>2.24633658719306E-05</text:p>
          </table:table-cell>
          <table:table-cell table:formula="of:=[.M334] * 1.60934" office:value-type="float" office:value="0.0000361511932323328" calcext:value-type="float">
            <text:p>3.61511932323328E-05</text:p>
          </table:table-cell>
          <table:table-cell table:formula="of:=[.N334]*1000" office:value-type="float" office:value="0.0361511932323328" calcext:value-type="float">
            <text:p>0.0361511932323328</text:p>
          </table:table-cell>
          <table:table-cell table:formula="of:=[.O334]*[.E334]" office:value-type="float" office:value="11.4599282546495" calcext:value-type="float">
            <text:p>11.4599282546495</text:p>
          </table:table-cell>
          <table:table-cell table:number-columns-repeated="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float" office:value="46.7" calcext:value-type="float">
            <text:p>46.7</text:p>
          </table:table-cell>
          <table:table-cell table:formula="of:=[.B335]*60" office:value-type="float" office:value="2802" calcext:value-type="float">
            <text:p>2802</text:p>
          </table:table-cell>
          <table:table-cell office:value-type="float" office:value="20.02" calcext:value-type="float">
            <text:p>20.02</text:p>
          </table:table-cell>
          <table:table-cell office:value-type="float" office:value="324" calcext:value-type="float">
            <text:p>324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867" calcext:value-type="float">
            <text:p>867</text:p>
          </table:table-cell>
          <table:table-cell office:value-type="float" office:value="791" calcext:value-type="float">
            <text:p>791</text:p>
          </table:table-cell>
          <table:table-cell table:formula="of:=[.D335]/[.B335]*60" office:value-type="float" office:value="25.7216274089936" calcext:value-type="float">
            <text:p>25.7216274089936</text:p>
          </table:table-cell>
          <table:table-cell table:formula="of:=[.D335]/[.C335]/[.E335]" office:value-type="float" office:value="0.0000220521496990686" calcext:value-type="float">
            <text:p>2.20521496990686E-05</text:p>
          </table:table-cell>
          <table:table-cell table:formula="of:=[.M335] * 1.60934" office:value-type="float" office:value="0.000035489406596699" calcext:value-type="float">
            <text:p>3.5489406596699E-05</text:p>
          </table:table-cell>
          <table:table-cell table:formula="of:=[.N335]*1000" office:value-type="float" office:value="0.035489406596699" calcext:value-type="float">
            <text:p>0.035489406596699</text:p>
          </table:table-cell>
          <table:table-cell table:formula="of:=[.O335]*[.E335]" office:value-type="float" office:value="11.4985677373305" calcext:value-type="float">
            <text:p>11.4985677373305</text:p>
          </table:table-cell>
          <table:table-cell table:number-columns-repeated="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float" office:value="48.3" calcext:value-type="float">
            <text:p>48.3</text:p>
          </table:table-cell>
          <table:table-cell table:formula="of:=[.B336]*60" office:value-type="float" office:value="2898" calcext:value-type="float">
            <text:p>2898</text:p>
          </table:table-cell>
          <table:table-cell office:value-type="float" office:value="20.89" calcext:value-type="float">
            <text:p>20.89</text:p>
          </table:table-cell>
          <table:table-cell office:value-type="float" office:value="328" calcext:value-type="float">
            <text:p>328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37" calcext:value-type="float">
            <text:p>337</text:p>
          </table:table-cell>
          <table:table-cell office:value-type="float" office:value="340" calcext:value-type="float">
            <text:p>340</text:p>
          </table:table-cell>
          <table:table-cell office:value-type="float" office:value="913" calcext:value-type="float">
            <text:p>913</text:p>
          </table:table-cell>
          <table:table-cell office:value-type="float" office:value="835" calcext:value-type="float">
            <text:p>835</text:p>
          </table:table-cell>
          <table:table-cell table:formula="of:=[.D336]/[.B336]*60" office:value-type="float" office:value="25.9503105590062" calcext:value-type="float">
            <text:p>25.9503105590062</text:p>
          </table:table-cell>
          <table:table-cell table:formula="of:=[.D336]/[.C336]/[.E336]" office:value-type="float" office:value="0.0000219768890235486" calcext:value-type="float">
            <text:p>2.19768890235486E-05</text:p>
          </table:table-cell>
          <table:table-cell table:formula="of:=[.M336] * 1.60934" office:value-type="float" office:value="0.0000353682865811577" calcext:value-type="float">
            <text:p>3.53682865811577E-05</text:p>
          </table:table-cell>
          <table:table-cell table:formula="of:=[.N336]*1000" office:value-type="float" office:value="0.0353682865811577" calcext:value-type="float">
            <text:p>0.0353682865811577</text:p>
          </table:table-cell>
          <table:table-cell table:formula="of:=[.O336]*[.E336]" office:value-type="float" office:value="11.6007979986197" calcext:value-type="float">
            <text:p>11.6007979986197</text:p>
          </table:table-cell>
          <table:table-cell table:number-columns-repeated="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float" office:value="48.7" calcext:value-type="float">
            <text:p>48.7</text:p>
          </table:table-cell>
          <table:table-cell table:formula="of:=[.B337]*60" office:value-type="float" office:value="2922" calcext:value-type="float">
            <text:p>2922</text:p>
          </table:table-cell>
          <table:table-cell office:value-type="float" office:value="20.42" calcext:value-type="float">
            <text:p>20.42</text:p>
          </table:table-cell>
          <table:table-cell office:value-type="float" office:value="302" calcext:value-type="float">
            <text:p>302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836" calcext:value-type="float">
            <text:p>836</text:p>
          </table:table-cell>
          <table:table-cell office:value-type="float" office:value="759" calcext:value-type="float">
            <text:p>759</text:p>
          </table:table-cell>
          <table:table-cell table:formula="of:=[.D337]/[.B337]*60" office:value-type="float" office:value="25.1581108829569" calcext:value-type="float">
            <text:p>25.1581108829569</text:p>
          </table:table-cell>
          <table:table-cell table:formula="of:=[.D337]/[.C337]/[.E337]" office:value-type="float" office:value="0.0000231402785899162" calcext:value-type="float">
            <text:p>2.31402785899162E-05</text:p>
          </table:table-cell>
          <table:table-cell table:formula="of:=[.M337] * 1.60934" office:value-type="float" office:value="0.0000372405759458957" calcext:value-type="float">
            <text:p>3.72405759458957E-05</text:p>
          </table:table-cell>
          <table:table-cell table:formula="of:=[.N337]*1000" office:value-type="float" office:value="0.0372405759458957" calcext:value-type="float">
            <text:p>0.0372405759458957</text:p>
          </table:table-cell>
          <table:table-cell table:formula="of:=[.O337]*[.E337]" office:value-type="float" office:value="11.2466539356605" calcext:value-type="float">
            <text:p>11.2466539356605</text:p>
          </table:table-cell>
          <table:table-cell table:number-columns-repeated="3"/>
        </table:table-row>
        <table:table-row table:style-name="ro1">
          <table:table-cell office:value-type="date" office:date-value="2022-05-13" calcext:value-type="date">
            <text:p>05/13/22</text:p>
          </table:table-cell>
          <table:table-cell office:value-type="float" office:value="50.8" calcext:value-type="float">
            <text:p>50.8</text:p>
          </table:table-cell>
          <table:table-cell table:formula="of:=[.B338]*60" office:value-type="float" office:value="3048" calcext:value-type="float">
            <text:p>3048</text:p>
          </table:table-cell>
          <table:table-cell office:value-type="float" office:value="22.37" calcext:value-type="float">
            <text:p>22.37</text:p>
          </table:table-cell>
          <table:table-cell office:value-type="float" office:value="345" calcext:value-type="float">
            <text:p>345</text:p>
          </table:table-cell>
          <table:table-cell office:value-type="float" office:value="46.3" calcext:value-type="float">
            <text:p>46.3</text:p>
          </table:table-cell>
          <table:table-cell office:value-type="float" office:value="20.64" calcext:value-type="float">
            <text:p>20.64</text:p>
          </table:table-cell>
          <table:table-cell office:value-type="float" office:value="356" calcext:value-type="float">
            <text:p>356</text:p>
          </table:table-cell>
          <table:table-cell office:value-type="float" office:value="359" calcext:value-type="float">
            <text:p>359</text:p>
          </table:table-cell>
          <table:table-cell office:value-type="float" office:value="956" calcext:value-type="float">
            <text:p>956</text:p>
          </table:table-cell>
          <table:table-cell office:value-type="float" office:value="880" calcext:value-type="float">
            <text:p>880</text:p>
          </table:table-cell>
          <table:table-cell table:formula="of:=[.D338]/[.B338]*60" office:value-type="float" office:value="26.4212598425197" calcext:value-type="float">
            <text:p>26.4212598425197</text:p>
          </table:table-cell>
          <table:table-cell table:formula="of:=[.D338]/[.C338]/[.E338]" office:value-type="float" office:value="0.0000212731560728822" calcext:value-type="float">
            <text:p>2.12731560728822E-05</text:p>
          </table:table-cell>
          <table:table-cell table:formula="of:=[.M338] * 1.60934" office:value-type="float" office:value="0.0000342357409943322" calcext:value-type="float">
            <text:p>3.42357409943322E-05</text:p>
          </table:table-cell>
          <table:table-cell table:formula="of:=[.N338]*1000" office:value-type="float" office:value="0.0342357409943322" calcext:value-type="float">
            <text:p>0.0342357409943322</text:p>
          </table:table-cell>
          <table:table-cell table:formula="of:=[.O338]*[.E338]" office:value-type="float" office:value="11.8113306430446" calcext:value-type="float">
            <text:p>11.8113306430446</text:p>
          </table:table-cell>
          <table:table-cell table:number-columns-repeated="3"/>
        </table:table-row>
        <table:table-row table:style-name="ro1">
          <table:table-cell office:value-type="date" office:date-value="2022-05-15" calcext:value-type="date">
            <text:p>05/15/22</text:p>
          </table:table-cell>
          <table:table-cell office:value-type="float" office:value="50.1" calcext:value-type="float">
            <text:p>50.1</text:p>
          </table:table-cell>
          <table:table-cell table:formula="of:=[.B339]*60" office:value-type="float" office:value="3006" calcext:value-type="float">
            <text:p>3006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3" calcext:value-type="float">
            <text:p>45.3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9" calcext:value-type="float">
            <text:p>929</text:p>
          </table:table-cell>
          <table:table-cell office:value-type="float" office:value="851" calcext:value-type="float">
            <text:p>851</text:p>
          </table:table-cell>
          <table:table-cell table:formula="of:=[.D339]/[.B339]*60" office:value-type="float" office:value="26.1796407185629" calcext:value-type="float">
            <text:p>26.1796407185629</text:p>
          </table:table-cell>
          <table:table-cell table:formula="of:=[.D339]/[.C339]/[.E339]" office:value-type="float" office:value="0.0000217078281248448" calcext:value-type="float">
            <text:p>2.17078281248448E-05</text:p>
          </table:table-cell>
          <table:table-cell table:formula="of:=[.M339] * 1.60934" office:value-type="float" office:value="0.0000349352761144378" calcext:value-type="float">
            <text:p>3.49352761144378E-05</text:p>
          </table:table-cell>
          <table:table-cell table:formula="of:=[.N339]*1000" office:value-type="float" office:value="0.0349352761144378" calcext:value-type="float">
            <text:p>0.0349352761144378</text:p>
          </table:table-cell>
          <table:table-cell table:formula="of:=[.O339]*[.E339]" office:value-type="float" office:value="11.7033174983367" calcext:value-type="float">
            <text:p>11.7033174983367</text:p>
          </table:table-cell>
          <table:table-cell table:number-columns-repeated="3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float" office:value="49.3" calcext:value-type="float">
            <text:p>49.3</text:p>
          </table:table-cell>
          <table:table-cell table:formula="of:=[.B340]*60" office:value-type="float" office:value="2958" calcext:value-type="float">
            <text:p>2958</text:p>
          </table:table-cell>
          <table:table-cell office:value-type="float" office:value="19.51" calcext:value-type="float">
            <text:p>19.51</text:p>
          </table:table-cell>
          <table:table-cell office:value-type="float" office:value="270" calcext:value-type="float">
            <text:p>27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763" calcext:value-type="float">
            <text:p>763</text:p>
          </table:table-cell>
          <table:table-cell office:value-type="float" office:value="680" calcext:value-type="float">
            <text:p>680</text:p>
          </table:table-cell>
          <table:table-cell table:formula="of:=[.D340]/[.B340]*60" office:value-type="float" office:value="23.7444219066937" calcext:value-type="float">
            <text:p>23.7444219066937</text:p>
          </table:table-cell>
          <table:table-cell table:formula="of:=[.D340]/[.C340]/[.E340]" office:value-type="float" office:value="0.0000244284175994791" calcext:value-type="float">
            <text:p>2.44284175994791E-05</text:p>
          </table:table-cell>
          <table:table-cell table:formula="of:=[.M340] * 1.60934" office:value-type="float" office:value="0.0000393136295795457" calcext:value-type="float">
            <text:p>3.93136295795457E-05</text:p>
          </table:table-cell>
          <table:table-cell table:formula="of:=[.N340]*1000" office:value-type="float" office:value="0.0393136295795458" calcext:value-type="float">
            <text:p>0.0393136295795458</text:p>
          </table:table-cell>
          <table:table-cell table:formula="of:=[.O340]*[.E340]" office:value-type="float" office:value="10.6146799864774" calcext:value-type="float">
            <text:p>10.6146799864774</text:p>
          </table:table-cell>
          <table:table-cell table:number-columns-repeated="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float" office:value="48.9" calcext:value-type="float">
            <text:p>48.9</text:p>
          </table:table-cell>
          <table:table-cell table:formula="of:=[.B341]*60" office:value-type="float" office:value="2934" calcext:value-type="float">
            <text:p>2934</text:p>
          </table:table-cell>
          <table:table-cell office:value-type="float" office:value="20.38" calcext:value-type="float">
            <text:p>20.3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8" calcext:value-type="float">
            <text:p>328</text:p>
          </table:table-cell>
          <table:table-cell office:value-type="float" office:value="855" calcext:value-type="float">
            <text:p>855</text:p>
          </table:table-cell>
          <table:table-cell office:value-type="float" office:value="778" calcext:value-type="float">
            <text:p>778</text:p>
          </table:table-cell>
          <table:table-cell table:formula="of:=[.D341]/[.B341]*60" office:value-type="float" office:value="25.0061349693252" calcext:value-type="float">
            <text:p>25.0061349693252</text:p>
          </table:table-cell>
          <table:table-cell table:formula="of:=[.D341]/[.C341]/[.E341]" office:value-type="float" office:value="0.0000226998320346089" calcext:value-type="float">
            <text:p>2.26998320346089E-05</text:p>
          </table:table-cell>
          <table:table-cell table:formula="of:=[.M341] * 1.60934" office:value-type="float" office:value="0.0000365317476865775" calcext:value-type="float">
            <text:p>3.65317476865775E-05</text:p>
          </table:table-cell>
          <table:table-cell table:formula="of:=[.N341]*1000" office:value-type="float" office:value="0.0365317476865775" calcext:value-type="float">
            <text:p>0.0365317476865775</text:p>
          </table:table-cell>
          <table:table-cell table:formula="of:=[.O341]*[.E341]" office:value-type="float" office:value="11.1787147920927" calcext:value-type="float">
            <text:p>11.1787147920927</text:p>
          </table:table-cell>
          <table:table-cell table:number-columns-repeated="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float" office:value="46.5" calcext:value-type="float">
            <text:p>46.5</text:p>
          </table:table-cell>
          <table:table-cell table:formula="of:=[.B342]*60" office:value-type="float" office:value="2790" calcext:value-type="float">
            <text:p>2790</text:p>
          </table:table-cell>
          <table:table-cell office:value-type="float" office:value="19.77" calcext:value-type="float">
            <text:p>19.77</text:p>
          </table:table-cell>
          <table:table-cell office:value-type="float" office:value="317" calcext:value-type="float">
            <text:p>317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float" office:value="324" calcext:value-type="float">
            <text:p>324</text:p>
          </table:table-cell>
          <table:table-cell office:value-type="float" office:value="861" calcext:value-type="float">
            <text:p>861</text:p>
          </table:table-cell>
          <table:table-cell office:value-type="float" office:value="782" calcext:value-type="float">
            <text:p>782</text:p>
          </table:table-cell>
          <table:table-cell table:formula="of:=[.D342]/[.B342]*60" office:value-type="float" office:value="25.5096774193548" calcext:value-type="float">
            <text:p>25.5096774193548</text:p>
          </table:table-cell>
          <table:table-cell table:formula="of:=[.D342]/[.C342]/[.E342]" office:value-type="float" office:value="0.000022353380143143" calcext:value-type="float">
            <text:p>2.2353380143143E-05</text:p>
          </table:table-cell>
          <table:table-cell table:formula="of:=[.M342] * 1.60934" office:value-type="float" office:value="0.0000359741887995658" calcext:value-type="float">
            <text:p>3.59741887995658E-05</text:p>
          </table:table-cell>
          <table:table-cell table:formula="of:=[.N342]*1000" office:value-type="float" office:value="0.0359741887995658" calcext:value-type="float">
            <text:p>0.0359741887995658</text:p>
          </table:table-cell>
          <table:table-cell table:formula="of:=[.O342]*[.E342]" office:value-type="float" office:value="11.4038178494624" calcext:value-type="float">
            <text:p>11.4038178494624</text:p>
          </table:table-cell>
          <table:table-cell table:number-columns-repeated="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float" office:value="52.4" calcext:value-type="float">
            <text:p>52.4</text:p>
          </table:table-cell>
          <table:table-cell table:formula="of:=[.B343]*60" office:value-type="float" office:value="3144" calcext:value-type="float">
            <text:p>3144</text:p>
          </table:table-cell>
          <table:table-cell office:value-type="float" office:value="20.01" calcext:value-type="float">
            <text:p>20.01</text:p>
          </table:table-cell>
          <table:table-cell office:value-type="float" office:value="306" calcext:value-type="float">
            <text:p>306</text:p>
          </table:table-cell>
          <table:table-cell office:value-type="float" office:value="50.7" calcext:value-type="float">
            <text:p>50.7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775" calcext:value-type="float">
            <text:p>775</text:p>
          </table:table-cell>
          <table:table-cell office:value-type="float" office:value="701" calcext:value-type="float">
            <text:p>701</text:p>
          </table:table-cell>
          <table:table-cell table:formula="of:=[.D343]/[.B343]*60" office:value-type="float" office:value="22.912213740458" calcext:value-type="float">
            <text:p>22.912213740458</text:p>
          </table:table-cell>
          <table:table-cell table:formula="of:=[.D343]/[.C343]/[.E343]" office:value-type="float" office:value="0.0000207990320810258" calcext:value-type="float">
            <text:p>2.07990320810258E-05</text:p>
          </table:table-cell>
          <table:table-cell table:formula="of:=[.M343] * 1.60934" office:value-type="float" office:value="0.0000334727142892781" calcext:value-type="float">
            <text:p>3.34727142892781E-05</text:p>
          </table:table-cell>
          <table:table-cell table:formula="of:=[.N343]*1000" office:value-type="float" office:value="0.0334727142892781" calcext:value-type="float">
            <text:p>0.0334727142892781</text:p>
          </table:table-cell>
          <table:table-cell table:formula="of:=[.O343]*[.E343]" office:value-type="float" office:value="10.2426505725191" calcext:value-type="float">
            <text:p>10.2426505725191</text:p>
          </table:table-cell>
          <table:table-cell table:number-columns-repeated="3"/>
        </table:table-row>
        <table:table-row table:style-name="ro1">
          <table:table-cell office:value-type="date" office:date-value="2022-05-20" calcext:value-type="date">
            <text:p>05/20/22</text:p>
          </table:table-cell>
          <table:table-cell office:value-type="float" office:value="50.3" calcext:value-type="float">
            <text:p>50.3</text:p>
          </table:table-cell>
          <table:table-cell table:formula="of:=[.B344]*60" office:value-type="float" office:value="3018" calcext:value-type="float">
            <text:p>3018</text:p>
          </table:table-cell>
          <table:table-cell office:value-type="float" office:value="21.86" calcext:value-type="float">
            <text:p>21.86</text:p>
          </table:table-cell>
          <table:table-cell office:value-type="float" office:value="335" calcext:value-type="float">
            <text:p>335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57" calcext:value-type="float">
            <text:p>357</text:p>
          </table:table-cell>
          <table:table-cell office:value-type="float" office:value="951" calcext:value-type="float">
            <text:p>951</text:p>
          </table:table-cell>
          <table:table-cell office:value-type="float" office:value="875" calcext:value-type="float">
            <text:p>875</text:p>
          </table:table-cell>
          <table:table-cell table:formula="of:=[.D344]/[.B344]*60" office:value-type="float" office:value="26.0755467196819" calcext:value-type="float">
            <text:p>26.0755467196819</text:p>
          </table:table-cell>
          <table:table-cell table:formula="of:=[.D344]/[.C344]/[.E344]" office:value-type="float" office:value="0.0000216215146929369" calcext:value-type="float">
            <text:p>2.16215146929369E-05</text:p>
          </table:table-cell>
          <table:table-cell table:formula="of:=[.M344] * 1.60934" office:value-type="float" office:value="0.0000347963684559311" calcext:value-type="float">
            <text:p>3.47963684559311E-05</text:p>
          </table:table-cell>
          <table:table-cell table:formula="of:=[.N344]*1000" office:value-type="float" office:value="0.0347963684559311" calcext:value-type="float">
            <text:p>0.0347963684559311</text:p>
          </table:table-cell>
          <table:table-cell table:formula="of:=[.O344]*[.E344]" office:value-type="float" office:value="11.6567834327369" calcext:value-type="float">
            <text:p>11.6567834327369</text:p>
          </table:table-cell>
          <table:table-cell table:number-columns-repeated="3"/>
        </table:table-row>
        <table:table-row table:style-name="ro1">
          <table:table-cell office:value-type="date" office:date-value="2022-05-21" calcext:value-type="date">
            <text:p>05/21/22</text:p>
          </table:table-cell>
          <table:table-cell office:value-type="float" office:value="45.3" calcext:value-type="float">
            <text:p>45.3</text:p>
          </table:table-cell>
          <table:table-cell table:formula="of:=[.B345]*60" office:value-type="float" office:value="2718" calcext:value-type="float">
            <text:p>2718</text:p>
          </table:table-cell>
          <table:table-cell office:value-type="float" office:value="20.41" calcext:value-type="float">
            <text:p>20.41</text:p>
          </table:table-cell>
          <table:table-cell office:value-type="float" office:value="368" calcext:value-type="float">
            <text:p>368</text:p>
          </table:table-cell>
          <table:table-cell office:value-type="float" office:value="42.3" calcext:value-type="float">
            <text:p>42.3</text:p>
          </table:table-cell>
          <table:table-cell office:value-type="float" office:value="19.38" calcext:value-type="float">
            <text:p>19.38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  <table:table-cell office:value-type="float" office:value="954" calcext:value-type="float">
            <text:p>954</text:p>
          </table:table-cell>
          <table:table-cell office:value-type="float" office:value="883" calcext:value-type="float">
            <text:p>883</text:p>
          </table:table-cell>
          <table:table-cell table:formula="of:=[.D345]/[.B345]*60" office:value-type="float" office:value="27.0331125827815" calcext:value-type="float">
            <text:p>27.0331125827815</text:p>
          </table:table-cell>
          <table:table-cell table:formula="of:=[.D345]/[.C345]/[.E345]" office:value-type="float" office:value="0.0000204054291838628" calcext:value-type="float">
            <text:p>2.04054291838628E-05</text:p>
          </table:table-cell>
          <table:table-cell table:formula="of:=[.M345] * 1.60934" office:value-type="float" office:value="0.0000328392734027578" calcext:value-type="float">
            <text:p>3.28392734027578E-05</text:p>
          </table:table-cell>
          <table:table-cell table:formula="of:=[.N345]*1000" office:value-type="float" office:value="0.0328392734027578" calcext:value-type="float">
            <text:p>0.0328392734027578</text:p>
          </table:table-cell>
          <table:table-cell table:formula="of:=[.O345]*[.E345]" office:value-type="float" office:value="12.0848526122149" calcext:value-type="float">
            <text:p>12.0848526122149</text:p>
          </table:table-cell>
          <table:table-cell table:number-columns-repeated="3"/>
        </table:table-row>
        <table:table-row table:style-name="ro1">
          <table:table-cell office:value-type="date" office:date-value="2022-05-22" calcext:value-type="date">
            <text:p>05/22/22</text:p>
          </table:table-cell>
          <table:table-cell office:value-type="float" office:value="50.4" calcext:value-type="float">
            <text:p>50.4</text:p>
          </table:table-cell>
          <table:table-cell table:formula="of:=[.B346]*60" office:value-type="float" office:value="3024" calcext:value-type="float">
            <text:p>3024</text:p>
          </table:table-cell>
          <table:table-cell office:value-type="float" office:value="21.49" calcext:value-type="float">
            <text:p>21.49</text:p>
          </table:table-cell>
          <table:table-cell office:value-type="float" office:value="317" calcext:value-type="float">
            <text:p>317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894" calcext:value-type="float">
            <text:p>894</text:p>
          </table:table-cell>
          <table:table-cell office:value-type="float" office:value="814" calcext:value-type="float">
            <text:p>814</text:p>
          </table:table-cell>
          <table:table-cell table:formula="of:=[.D346]/[.B346]*60" office:value-type="float" office:value="25.5833333333333" calcext:value-type="float">
            <text:p>25.5833333333333</text:p>
          </table:table-cell>
          <table:table-cell table:formula="of:=[.D346]/[.C346]/[.E346]" office:value-type="float" office:value="0.0000224179226545157" calcext:value-type="float">
            <text:p>2.24179226545157E-05</text:p>
          </table:table-cell>
          <table:table-cell table:formula="of:=[.M346] * 1.60934" office:value-type="float" office:value="0.0000360780596448183" calcext:value-type="float">
            <text:p>3.60780596448183E-05</text:p>
          </table:table-cell>
          <table:table-cell table:formula="of:=[.N346]*1000" office:value-type="float" office:value="0.0360780596448183" calcext:value-type="float">
            <text:p>0.0360780596448183</text:p>
          </table:table-cell>
          <table:table-cell table:formula="of:=[.O346]*[.E346]" office:value-type="float" office:value="11.4367449074074" calcext:value-type="float">
            <text:p>11.4367449074074</text:p>
          </table:table-cell>
          <table:table-cell table:number-columns-repeated="3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float" office:value="47.8" calcext:value-type="float">
            <text:p>47.8</text:p>
          </table:table-cell>
          <table:table-cell table:formula="of:=[.B347]*60" office:value-type="float" office:value="2868" calcext:value-type="float">
            <text:p>2868</text:p>
          </table:table-cell>
          <table:table-cell office:value-type="float" office:value="20.08" calcext:value-type="float">
            <text:p>20.08</text:p>
          </table:table-cell>
          <table:table-cell office:value-type="float" office:value="303" calcext:value-type="float">
            <text:p>303</text:p>
          </table:table-cell>
          <table:table-cell office:value-type="float" office:value="43.7" calcext:value-type="float">
            <text:p>43.7</text:p>
          </table:table-cell>
          <table:table-cell office:value-type="float" office:value="18.75" calcext:value-type="float">
            <text:p>18.75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834" calcext:value-type="float">
            <text:p>834</text:p>
          </table:table-cell>
          <table:table-cell office:value-type="float" office:value="756" calcext:value-type="float">
            <text:p>756</text:p>
          </table:table-cell>
          <table:table-cell table:formula="of:=[.D347]/[.B347]*60" office:value-type="float" office:value="25.2050209205021" calcext:value-type="float">
            <text:p>25.2050209205021</text:p>
          </table:table-cell>
          <table:table-cell table:formula="of:=[.D347]/[.C347]/[.E347]" office:value-type="float" office:value="0.0000231069132017804" calcext:value-type="float">
            <text:p>2.31069132017804E-05</text:p>
          </table:table-cell>
          <table:table-cell table:formula="of:=[.M347] * 1.60934" office:value-type="float" office:value="0.0000371868796921533" calcext:value-type="float">
            <text:p>3.71868796921533E-05</text:p>
          </table:table-cell>
          <table:table-cell table:formula="of:=[.N347]*1000" office:value-type="float" office:value="0.0371868796921533" calcext:value-type="float">
            <text:p>0.0371868796921533</text:p>
          </table:table-cell>
          <table:table-cell table:formula="of:=[.O347]*[.E347]" office:value-type="float" office:value="11.2676245467225" calcext:value-type="float">
            <text:p>11.2676245467225</text:p>
          </table:table-cell>
          <table:table-cell table:number-columns-repeated="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float" office:value="49.8" calcext:value-type="float">
            <text:p>49.8</text:p>
          </table:table-cell>
          <table:table-cell table:formula="of:=[.B348]*60" office:value-type="float" office:value="2988" calcext:value-type="float">
            <text:p>2988</text:p>
          </table:table-cell>
          <table:table-cell office:value-type="float" office:value="20.75" calcext:value-type="float">
            <text:p>20.75</text:p>
          </table:table-cell>
          <table:table-cell office:value-type="float" office:value="301" calcext:value-type="float">
            <text:p>301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842" calcext:value-type="float">
            <text:p>842</text:p>
          </table:table-cell>
          <table:table-cell office:value-type="float" office:value="766" calcext:value-type="float">
            <text:p>766</text:p>
          </table:table-cell>
          <table:table-cell table:formula="of:=[.D348]/[.B348]*60" office:value-type="float" office:value="25" calcext:value-type="float">
            <text:p>25</text:p>
          </table:table-cell>
          <table:table-cell table:formula="of:=[.D348]/[.C348]/[.E348]" office:value-type="float" office:value="0.0000230712440014766" calcext:value-type="float">
            <text:p>2.30712440014766E-05</text:p>
          </table:table-cell>
          <table:table-cell table:formula="of:=[.M348] * 1.60934" office:value-type="float" office:value="0.0000371294758213363" calcext:value-type="float">
            <text:p>3.71294758213363E-05</text:p>
          </table:table-cell>
          <table:table-cell table:formula="of:=[.N348]*1000" office:value-type="float" office:value="0.0371294758213363" calcext:value-type="float">
            <text:p>0.0371294758213363</text:p>
          </table:table-cell>
          <table:table-cell table:formula="of:=[.O348]*[.E348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5-25" calcext:value-type="date">
            <text:p>05/25/22</text:p>
          </table:table-cell>
          <table:table-cell office:value-type="float" office:value="42.9" calcext:value-type="float">
            <text:p>42.9</text:p>
          </table:table-cell>
          <table:table-cell table:formula="of:=[.B349]*60" office:value-type="float" office:value="2574" calcext:value-type="float">
            <text:p>2574</text:p>
          </table:table-cell>
          <table:table-cell office:value-type="float" office:value="17.94" calcext:value-type="float">
            <text:p>17.94</text:p>
          </table:table-cell>
          <table:table-cell office:value-type="float" office:value="307" calcext:value-type="float">
            <text:p>307</text:p>
          </table:table-cell>
          <table:table-cell office:value-type="float" office:value="42.1" calcext:value-type="float">
            <text:p>42.1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3" calcext:value-type="float">
            <text:p>303</text:p>
          </table:table-cell>
          <table:table-cell office:value-type="float" office:value="790" calcext:value-type="float">
            <text:p>790</text:p>
          </table:table-cell>
          <table:table-cell office:value-type="float" office:value="710" calcext:value-type="float">
            <text:p>710</text:p>
          </table:table-cell>
          <table:table-cell table:formula="of:=[.D349]/[.B349]*60" office:value-type="float" office:value="25.0909090909091" calcext:value-type="float">
            <text:p>25.0909090909091</text:p>
          </table:table-cell>
          <table:table-cell table:formula="of:=[.D349]/[.C349]/[.E349]" office:value-type="float" office:value="0.0000227025959924983" calcext:value-type="float">
            <text:p>2.27025959924983E-05</text:p>
          </table:table-cell>
          <table:table-cell table:formula="of:=[.M349] * 1.60934" office:value-type="float" office:value="0.0000365361958345672" calcext:value-type="float">
            <text:p>3.65361958345672E-05</text:p>
          </table:table-cell>
          <table:table-cell table:formula="of:=[.N349]*1000" office:value-type="float" office:value="0.0365361958345672" calcext:value-type="float">
            <text:p>0.0365361958345672</text:p>
          </table:table-cell>
          <table:table-cell table:formula="of:=[.O349]*[.E349]" office:value-type="float" office:value="11.2166121212121" calcext:value-type="float">
            <text:p>11.2166121212121</text:p>
          </table:table-cell>
          <table:table-cell table:number-columns-repeated="3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float" office:value="47.9" calcext:value-type="float">
            <text:p>47.9</text:p>
          </table:table-cell>
          <table:table-cell table:formula="of:=[.B350]*60" office:value-type="float" office:value="2874" calcext:value-type="float">
            <text:p>2874</text:p>
          </table:table-cell>
          <table:table-cell office:value-type="float" office:value="20.13" calcext:value-type="float">
            <text:p>20.13</text:p>
          </table:table-cell>
          <table:table-cell office:value-type="float" office:value="310" calcext:value-type="float">
            <text:p>310</text:p>
          </table:table-cell>
          <table:table-cell office:value-type="float" office:value="43.8" calcext:value-type="float">
            <text:p>43.8</text:p>
          </table:table-cell>
          <table:table-cell/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863" calcext:value-type="float">
            <text:p>863</text:p>
          </table:table-cell>
          <table:table-cell office:value-type="float" office:value="784" calcext:value-type="float">
            <text:p>784</text:p>
          </table:table-cell>
          <table:table-cell table:formula="of:=[.D350]/[.B350]*60" office:value-type="float" office:value="25.2150313152401" calcext:value-type="float">
            <text:p>25.2150313152401</text:p>
          </table:table-cell>
          <table:table-cell table:formula="of:=[.D350]/[.C350]/[.E350]" office:value-type="float" office:value="0.0000225941140817563" calcext:value-type="float">
            <text:p>2.25941140817563E-05</text:p>
          </table:table-cell>
          <table:table-cell table:formula="of:=[.M350] * 1.60934" office:value-type="float" office:value="0.0000363616115563338" calcext:value-type="float">
            <text:p>3.63616115563338E-05</text:p>
          </table:table-cell>
          <table:table-cell table:formula="of:=[.N350]*1000" office:value-type="float" office:value="0.0363616115563338" calcext:value-type="float">
            <text:p>0.0363616115563338</text:p>
          </table:table-cell>
          <table:table-cell table:formula="of:=[.O350]*[.E350]" office:value-type="float" office:value="11.2720995824635" calcext:value-type="float">
            <text:p>11.2720995824635</text:p>
          </table:table-cell>
          <table:table-cell table:number-columns-repeated="3"/>
        </table:table-row>
        <table:table-row table:style-name="ro1">
          <table:table-cell office:value-type="date" office:date-value="2022-05-28" calcext:value-type="date">
            <text:p>05/28/22</text:p>
          </table:table-cell>
          <table:table-cell office:value-type="float" office:value="48.6" calcext:value-type="float">
            <text:p>48.6</text:p>
          </table:table-cell>
          <table:table-cell table:formula="of:=[.B351]*60" office:value-type="float" office:value="2916" calcext:value-type="float">
            <text:p>2916</text:p>
          </table:table-cell>
          <table:table-cell office:value-type="float" office:value="19.52" calcext:value-type="float">
            <text:p>19.52</text:p>
          </table:table-cell>
          <table:table-cell office:value-type="float" office:value="296" calcext:value-type="float">
            <text:p>296</text:p>
          </table:table-cell>
          <table:table-cell office:value-type="float" office:value="46.6" calcext:value-type="float">
            <text:p>46.6</text:p>
          </table:table-cell>
          <table:table-cell/>
          <table:table-cell table:number-columns-repeated="2"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351]/[.B351]*60" office:value-type="float" office:value="24.0987654320988" calcext:value-type="float">
            <text:p>24.0987654320988</text:p>
          </table:table-cell>
          <table:table-cell table:formula="of:=[.D351]/[.C351]/[.E351]" office:value-type="float" office:value="0.000022615207800393" calcext:value-type="float">
            <text:p>2.2615207800393E-05</text:p>
          </table:table-cell>
          <table:table-cell table:formula="of:=[.M351] * 1.60934" office:value-type="float" office:value="0.0000363955585214844" calcext:value-type="float">
            <text:p>3.63955585214844E-05</text:p>
          </table:table-cell>
          <table:table-cell table:formula="of:=[.N351]*1000" office:value-type="float" office:value="0.0363955585214845" calcext:value-type="float">
            <text:p>0.0363955585214845</text:p>
          </table:table-cell>
          <table:table-cell table:formula="of:=[.O351]*[.E351]" office:value-type="float" office:value="10.7730853223594" calcext:value-type="float">
            <text:p>10.7730853223594</text:p>
          </table:table-cell>
          <table:table-cell table:number-columns-repeated="3"/>
        </table:table-row>
        <table:table-row table:style-name="ro1">
          <table:table-cell office:value-type="date" office:date-value="2022-05-29" calcext:value-type="date">
            <text:p>05/29/22</text:p>
          </table:table-cell>
          <table:table-cell office:value-type="float" office:value="45.2" calcext:value-type="float">
            <text:p>45.2</text:p>
          </table:table-cell>
          <table:table-cell table:formula="of:=[.B352]*60" office:value-type="float" office:value="2712" calcext:value-type="float">
            <text:p>2712</text:p>
          </table:table-cell>
          <table:table-cell office:value-type="float" office:value="20.28" calcext:value-type="float">
            <text:p>20.28</text:p>
          </table:table-cell>
          <table:table-cell office:value-type="float" office:value="362" calcext:value-type="float">
            <text:p>362</text:p>
          </table:table-cell>
          <table:table-cell office:value-type="float" office:value="43.9" calcext:value-type="float">
            <text:p>43.9</text:p>
          </table:table-cell>
          <table:table-cell office:value-type="float" office:value="19.78" calcext:value-type="float">
            <text:p>19.78</text:p>
          </table:table-cell>
          <table:table-cell office:value-type="float" office:value="366" calcext:value-type="float">
            <text:p>366</text:p>
          </table:table-cell>
          <table:table-cell office:value-type="float" office:value="361" calcext:value-type="float">
            <text:p>361</text:p>
          </table:table-cell>
          <table:table-cell office:value-type="float" office:value="950" calcext:value-type="float">
            <text:p>950</text:p>
          </table:table-cell>
          <table:table-cell office:value-type="float" office:value="875" calcext:value-type="float">
            <text:p>875</text:p>
          </table:table-cell>
          <table:table-cell table:formula="of:=[.D352]/[.B352]*60" office:value-type="float" office:value="26.9203539823009" calcext:value-type="float">
            <text:p>26.9203539823009</text:p>
          </table:table-cell>
          <table:table-cell table:formula="of:=[.D352]/[.C352]/[.E352]" office:value-type="float" office:value="0.0000206571163154549" calcext:value-type="float">
            <text:p>2.06571163154549E-05</text:p>
          </table:table-cell>
          <table:table-cell table:formula="of:=[.M352] * 1.60934" office:value-type="float" office:value="0.0000332443235711143" calcext:value-type="float">
            <text:p>3.32443235711143E-05</text:p>
          </table:table-cell>
          <table:table-cell table:formula="of:=[.N352]*1000" office:value-type="float" office:value="0.0332443235711143" calcext:value-type="float">
            <text:p>0.0332443235711143</text:p>
          </table:table-cell>
          <table:table-cell table:formula="of:=[.O352]*[.E352]" office:value-type="float" office:value="12.0344451327434" calcext:value-type="float">
            <text:p>12.0344451327434</text:p>
          </table:table-cell>
          <table:table-cell table:number-columns-repeated="3"/>
        </table:table-row>
        <table:table-row table:style-name="ro1">
          <table:table-cell office:value-type="date" office:date-value="2022-05-30" calcext:value-type="date">
            <text:p>05/30/22</text:p>
          </table:table-cell>
          <table:table-cell office:value-type="float" office:value="47.6" calcext:value-type="float">
            <text:p>47.6</text:p>
          </table:table-cell>
          <table:table-cell table:formula="of:=[.B353]*60" office:value-type="float" office:value="2856" calcext:value-type="float">
            <text:p>2856</text:p>
          </table:table-cell>
          <table:table-cell office:value-type="float" office:value="20.44" calcext:value-type="float">
            <text:p>20.44</text:p>
          </table:table-cell>
          <table:table-cell office:value-type="float" office:value="325" calcext:value-type="float">
            <text:p>325</text:p>
          </table:table-cell>
          <table:table-cell office:value-type="float" office:value="40.7" calcext:value-type="float">
            <text:p>40.7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53]/[.B353]*60" office:value-type="float" office:value="25.7647058823529" calcext:value-type="float">
            <text:p>25.7647058823529</text:p>
          </table:table-cell>
          <table:table-cell table:formula="of:=[.D353]/[.C353]/[.E353]" office:value-type="float" office:value="0.0000220211161387632" calcext:value-type="float">
            <text:p>2.20211161387632E-05</text:p>
          </table:table-cell>
          <table:table-cell table:formula="of:=[.M353] * 1.60934" office:value-type="float" office:value="0.0000354394630467572" calcext:value-type="float">
            <text:p>3.54394630467572E-05</text:p>
          </table:table-cell>
          <table:table-cell table:formula="of:=[.N353]*1000" office:value-type="float" office:value="0.0354394630467572" calcext:value-type="float">
            <text:p>0.0354394630467572</text:p>
          </table:table-cell>
          <table:table-cell table:formula="of:=[.O353]*[.E353]" office:value-type="float" office:value="11.5178254901961" calcext:value-type="float">
            <text:p>11.5178254901961</text:p>
          </table:table-cell>
          <table:table-cell table:number-columns-repeated="3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float" office:value="48.4" calcext:value-type="float">
            <text:p>48.4</text:p>
          </table:table-cell>
          <table:table-cell table:formula="of:=[.B354]*60" office:value-type="float" office:value="2904" calcext:value-type="float">
            <text:p>2904</text:p>
          </table:table-cell>
          <table:table-cell office:value-type="float" office:value="20.12" calcext:value-type="float">
            <text:p>20.12</text:p>
          </table:table-cell>
          <table:table-cell office:value-type="float" office:value="298" calcext:value-type="float">
            <text:p>298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4" calcext:value-type="float">
            <text:p>314</text:p>
          </table:table-cell>
          <table:table-cell office:value-type="float" office:value="829" calcext:value-type="float">
            <text:p>829</text:p>
          </table:table-cell>
          <table:table-cell office:value-type="float" office:value="749" calcext:value-type="float">
            <text:p>749</text:p>
          </table:table-cell>
          <table:table-cell table:formula="of:=[.D354]/[.B354]*60" office:value-type="float" office:value="24.9421487603306" calcext:value-type="float">
            <text:p>24.9421487603306</text:p>
          </table:table-cell>
          <table:table-cell table:formula="of:=[.D354]/[.C354]/[.E354]" office:value-type="float" office:value="0.0000232495793813671" calcext:value-type="float">
            <text:p>2.32495793813671E-05</text:p>
          </table:table-cell>
          <table:table-cell table:formula="of:=[.M354] * 1.60934" office:value-type="float" office:value="0.0000374164780816093" calcext:value-type="float">
            <text:p>3.74164780816093E-05</text:p>
          </table:table-cell>
          <table:table-cell table:formula="of:=[.N354]*1000" office:value-type="float" office:value="0.0374164780816093" calcext:value-type="float">
            <text:p>0.0374164780816093</text:p>
          </table:table-cell>
          <table:table-cell table:formula="of:=[.O354]*[.E354]" office:value-type="float" office:value="11.1501104683196" calcext:value-type="float">
            <text:p>11.1501104683196</text:p>
          </table:table-cell>
          <table:table-cell table:number-columns-repeated="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float" office:value="46.2" calcext:value-type="float">
            <text:p>46.2</text:p>
          </table:table-cell>
          <table:table-cell table:formula="of:=[.B355]*60" office:value-type="float" office:value="2772" calcext:value-type="float">
            <text:p>2772</text:p>
          </table:table-cell>
          <table:table-cell office:value-type="float" office:value="19.09" calcext:value-type="float">
            <text:p>19.09</text:p>
          </table:table-cell>
          <table:table-cell office:value-type="float" office:value="298" calcext:value-type="float">
            <text:p>29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786" calcext:value-type="float">
            <text:p>786</text:p>
          </table:table-cell>
          <table:table-cell office:value-type="float" office:value="706" calcext:value-type="float">
            <text:p>706</text:p>
          </table:table-cell>
          <table:table-cell table:formula="of:=[.D355]/[.B355]*60" office:value-type="float" office:value="24.7922077922078" calcext:value-type="float">
            <text:p>24.7922077922078</text:p>
          </table:table-cell>
          <table:table-cell table:formula="of:=[.D355]/[.C355]/[.E355]" office:value-type="float" office:value="0.0000231098133782698" calcext:value-type="float">
            <text:p>2.31098133782698E-05</text:p>
          </table:table-cell>
          <table:table-cell table:formula="of:=[.M355] * 1.60934" office:value-type="float" office:value="0.0000371915470621846" calcext:value-type="float">
            <text:p>3.71915470621846E-05</text:p>
          </table:table-cell>
          <table:table-cell table:formula="of:=[.N355]*1000" office:value-type="float" office:value="0.0371915470621846" calcext:value-type="float">
            <text:p>0.0371915470621846</text:p>
          </table:table-cell>
          <table:table-cell table:formula="of:=[.O355]*[.E355]" office:value-type="float" office:value="11.083081024531" calcext:value-type="float">
            <text:p>11.083081024531</text:p>
          </table:table-cell>
          <table:table-cell table:number-columns-repeated="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float" office:value="50" calcext:value-type="float">
            <text:p>50</text:p>
          </table:table-cell>
          <table:table-cell table:formula="of:=[.B356]*60" office:value-type="float" office:value="3000" calcext:value-type="float">
            <text:p>3000</text:p>
          </table:table-cell>
          <table:table-cell office:value-type="float" office:value="20.32" calcext:value-type="float">
            <text:p>20.32</text:p>
          </table:table-cell>
          <table:table-cell office:value-type="float" office:value="316" calcext:value-type="float">
            <text:p>316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869" calcext:value-type="float">
            <text:p>869</text:p>
          </table:table-cell>
          <table:table-cell office:value-type="float" office:value="791" calcext:value-type="float">
            <text:p>791</text:p>
          </table:table-cell>
          <table:table-cell table:formula="of:=[.D356]/[.B356]*60" office:value-type="float" office:value="24.384" calcext:value-type="float">
            <text:p>24.384</text:p>
          </table:table-cell>
          <table:table-cell table:formula="of:=[.D356]/[.C356]/[.E356]" office:value-type="float" office:value="0.0000214345991561181" calcext:value-type="float">
            <text:p>2.14345991561181E-05</text:p>
          </table:table-cell>
          <table:table-cell table:formula="of:=[.M356] * 1.60934" office:value-type="float" office:value="0.0000344955578059072" calcext:value-type="float">
            <text:p>3.44955578059072E-05</text:p>
          </table:table-cell>
          <table:table-cell table:formula="of:=[.N356]*1000" office:value-type="float" office:value="0.0344955578059072" calcext:value-type="float">
            <text:p>0.0344955578059072</text:p>
          </table:table-cell>
          <table:table-cell table:formula="of:=[.O356]*[.E356]" office:value-type="float" office:value="10.9005962666667" calcext:value-type="float">
            <text:p>10.9005962666667</text:p>
          </table:table-cell>
          <table:table-cell table:number-columns-repeated="3"/>
        </table:table-row>
        <table:table-row table:style-name="ro1">
          <table:table-cell office:value-type="date" office:date-value="2022-06-03" calcext:value-type="date">
            <text:p>06/03/22</text:p>
          </table:table-cell>
          <table:table-cell office:value-type="float" office:value="48" calcext:value-type="float">
            <text:p>48</text:p>
          </table:table-cell>
          <table:table-cell table:formula="of:=[.B357]*60" office:value-type="float" office:value="2880" calcext:value-type="float">
            <text:p>2880</text:p>
          </table:table-cell>
          <table:table-cell office:value-type="float" office:value="19.9" calcext:value-type="float">
            <text:p>19.9</text:p>
          </table:table-cell>
          <table:table-cell office:value-type="float" office:value="307" calcext:value-type="float">
            <text:p>307</text:p>
          </table:table-cell>
          <table:table-cell office:value-type="float" office:value="45.5" calcext:value-type="float">
            <text:p>45.5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357]/[.B357]*60" office:value-type="float" office:value="24.875" calcext:value-type="float">
            <text:p>24.875</text:p>
          </table:table-cell>
          <table:table-cell table:formula="of:=[.D357]/[.C357]/[.E357]" office:value-type="float" office:value="0.0000225072385088672" calcext:value-type="float">
            <text:p>2.25072385088672E-05</text:p>
          </table:table-cell>
          <table:table-cell table:formula="of:=[.M357] * 1.60934" office:value-type="float" office:value="0.0000362217992218603" calcext:value-type="float">
            <text:p>3.62217992218603E-05</text:p>
          </table:table-cell>
          <table:table-cell table:formula="of:=[.N357]*1000" office:value-type="float" office:value="0.0362217992218603" calcext:value-type="float">
            <text:p>0.0362217992218603</text:p>
          </table:table-cell>
          <table:table-cell table:formula="of:=[.O357]*[.E357]" office:value-type="float" office:value="11.1200923611111" calcext:value-type="float">
            <text:p>11.1200923611111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6" calcext:value-type="float">
            <text:p>46</text:p>
          </table:table-cell>
          <table:table-cell table:formula="of:=[.B358]*60" office:value-type="float" office:value="2760" calcext:value-type="float">
            <text:p>2760</text:p>
          </table:table-cell>
          <table:table-cell office:value-type="float" office:value="19.12" calcext:value-type="float">
            <text:p>19.12</text:p>
          </table:table-cell>
          <table:table-cell office:value-type="float" office:value="299" calcext:value-type="float">
            <text:p>299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358]/[.B358]*60" office:value-type="float" office:value="24.9391304347826" calcext:value-type="float">
            <text:p>24.9391304347826</text:p>
          </table:table-cell>
          <table:table-cell table:formula="of:=[.D358]/[.C358]/[.E358]" office:value-type="float" office:value="0.00002316901749794" calcext:value-type="float">
            <text:p>2.316901749794E-05</text:p>
          </table:table-cell>
          <table:table-cell table:formula="of:=[.M358] * 1.60934" office:value-type="float" office:value="0.0000372868266201348" calcext:value-type="float">
            <text:p>3.72868266201348E-05</text:p>
          </table:table-cell>
          <table:table-cell table:formula="of:=[.N358]*1000" office:value-type="float" office:value="0.0372868266201348" calcext:value-type="float">
            <text:p>0.0372868266201348</text:p>
          </table:table-cell>
          <table:table-cell table:formula="of:=[.O358]*[.E358]" office:value-type="float" office:value="11.1487611594203" calcext:value-type="float">
            <text:p>11.1487611594203</text:p>
          </table:table-cell>
          <table:table-cell table:number-columns-repeated="3"/>
        </table:table-row>
        <table:table-row table:style-name="ro1">
          <table:table-cell office:value-type="date" office:date-value="2022-06-04" calcext:value-type="date">
            <text:p>06/04/22</text:p>
          </table:table-cell>
          <table:table-cell office:value-type="float" office:value="49.5" calcext:value-type="float">
            <text:p>49.5</text:p>
          </table:table-cell>
          <table:table-cell table:formula="of:=[.B359]*60" office:value-type="float" office:value="2970" calcext:value-type="float">
            <text:p>2970</text:p>
          </table:table-cell>
          <table:table-cell office:value-type="float" office:value="20.24" calcext:value-type="float">
            <text:p>20.24</text:p>
          </table:table-cell>
          <table:table-cell office:value-type="float" office:value="293" calcext:value-type="float">
            <text:p>29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837" calcext:value-type="float">
            <text:p>837</text:p>
          </table:table-cell>
          <table:table-cell office:value-type="float" office:value="755" calcext:value-type="float">
            <text:p>755</text:p>
          </table:table-cell>
          <table:table-cell table:formula="of:=[.D359]/[.B359]*60" office:value-type="float" office:value="24.5333333333333" calcext:value-type="float">
            <text:p>24.5333333333333</text:p>
          </table:table-cell>
          <table:table-cell table:formula="of:=[.D359]/[.C359]/[.E359]" office:value-type="float" office:value="0.0000232587536341803" calcext:value-type="float">
            <text:p>2.32587536341803E-05</text:p>
          </table:table-cell>
          <table:table-cell table:formula="of:=[.M359] * 1.60934" office:value-type="float" office:value="0.0000374312425736317" calcext:value-type="float">
            <text:p>3.74312425736317E-05</text:p>
          </table:table-cell>
          <table:table-cell table:formula="of:=[.N359]*1000" office:value-type="float" office:value="0.0374312425736316" calcext:value-type="float">
            <text:p>0.0374312425736316</text:p>
          </table:table-cell>
          <table:table-cell table:formula="of:=[.O359]*[.E359]" office:value-type="float" office:value="10.9673540740741" calcext:value-type="float">
            <text:p>10.9673540740741</text:p>
          </table:table-cell>
          <table:table-cell table:number-columns-repeated="3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/>
          <table:table-cell table:formula="of:=[.B360]*60" office:value-type="float" office:value="0" calcext:value-type="float">
            <text:p>0</text:p>
          </table:table-cell>
          <table:table-cell table:number-columns-repeated="5"/>
          <table:table-cell office:value-type="float" office:value="318" calcext:value-type="float">
            <text:p>318</text:p>
          </table:table-cell>
          <table:table-cell office:value-type="float" office:value="862" calcext:value-type="float">
            <text:p>862</text:p>
          </table:table-cell>
          <table:table-cell office:value-type="float" office:value="781" calcext:value-type="float">
            <text:p>781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06/05/22</text:p>
          </table:table-cell>
          <table:table-cell office:value-type="float" office:value="49.2" calcext:value-type="float">
            <text:p>49.2</text:p>
          </table:table-cell>
          <table:table-cell table:formula="of:=[.B361]*60" office:value-type="float" office:value="2952" calcext:value-type="float">
            <text:p>2952</text:p>
          </table:table-cell>
          <table:table-cell office:value-type="float" office:value="20.18" calcext:value-type="float">
            <text:p>20.18</text:p>
          </table:table-cell>
          <table:table-cell office:value-type="float" office:value="292" calcext:value-type="float">
            <text:p>292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829" calcext:value-type="float">
            <text:p>829</text:p>
          </table:table-cell>
          <table:table-cell office:value-type="float" office:value="746" calcext:value-type="float">
            <text:p>746</text:p>
          </table:table-cell>
          <table:table-cell table:formula="of:=[.D361]/[.B361]*60" office:value-type="float" office:value="24.609756097561" calcext:value-type="float">
            <text:p>24.609756097561</text:p>
          </table:table-cell>
          <table:table-cell table:formula="of:=[.D361]/[.C361]/[.E361]" office:value-type="float" office:value="0.0000234111073987452" calcext:value-type="float">
            <text:p>2.34111073987452E-05</text:p>
          </table:table-cell>
          <table:table-cell table:formula="of:=[.M361] * 1.60934" office:value-type="float" office:value="0.0000376764315810966" calcext:value-type="float">
            <text:p>3.76764315810966E-05</text:p>
          </table:table-cell>
          <table:table-cell table:formula="of:=[.N361]*1000" office:value-type="float" office:value="0.0376764315810966" calcext:value-type="float">
            <text:p>0.0376764315810966</text:p>
          </table:table-cell>
          <table:table-cell table:formula="of:=[.O361]*[.E361]" office:value-type="float" office:value="11.0015180216802" calcext:value-type="float">
            <text:p>11.0015180216802</text:p>
          </table:table-cell>
          <table:table-cell table:number-columns-repeated="3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/>
          <table:table-cell table:formula="of:=[.B362]*60" office:value-type="float" office:value="0" calcext:value-type="float">
            <text:p>0</text:p>
          </table:table-cell>
          <table:table-cell table:number-columns-repeated="5"/>
          <table:table-cell office:value-type="float" office:value="315" calcext:value-type="float">
            <text:p>315</text:p>
          </table:table-cell>
          <table:table-cell office:value-type="float" office:value="833" calcext:value-type="float">
            <text:p>833</text:p>
          </table:table-cell>
          <table:table-cell office:value-type="float" office:value="753" calcext:value-type="float">
            <text:p>753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float" office:value="50.2" calcext:value-type="float">
            <text:p>50.2</text:p>
          </table:table-cell>
          <table:table-cell table:formula="of:=[.B363]*60" office:value-type="float" office:value="3012" calcext:value-type="float">
            <text:p>3012</text:p>
          </table:table-cell>
          <table:table-cell office:value-type="float" office:value="20.94" calcext:value-type="float">
            <text:p>20.94</text:p>
          </table:table-cell>
          <table:table-cell office:value-type="float" office:value="297" calcext:value-type="float">
            <text:p>297</text:p>
          </table:table-cell>
          <table:table-cell office:value-type="float" office:value="46.5" calcext:value-type="float">
            <text:p>46.5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3]/[.B363]*60" office:value-type="float" office:value="25.0278884462151" calcext:value-type="float">
            <text:p>25.0278884462151</text:p>
          </table:table-cell>
          <table:table-cell table:formula="of:=[.D363]/[.C363]/[.E363]" office:value-type="float" office:value="0.0000234080512964975" calcext:value-type="float">
            <text:p>2.34080512964975E-05</text:p>
          </table:table-cell>
          <table:table-cell table:formula="of:=[.M363] * 1.60934" office:value-type="float" office:value="0.0000376715132735053" calcext:value-type="float">
            <text:p>3.76715132735053E-05</text:p>
          </table:table-cell>
          <table:table-cell table:formula="of:=[.N363]*1000" office:value-type="float" office:value="0.0376715132735053" calcext:value-type="float">
            <text:p>0.0376715132735053</text:p>
          </table:table-cell>
          <table:table-cell table:formula="of:=[.O363]*[.E363]" office:value-type="float" office:value="11.1884394422311" calcext:value-type="float">
            <text:p>11.1884394422311</text:p>
          </table:table-cell>
          <table:table-cell table:number-columns-repeated="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float" office:value="46.6" calcext:value-type="float">
            <text:p>46.6</text:p>
          </table:table-cell>
          <table:table-cell table:formula="of:=[.B364]*60" office:value-type="float" office:value="2796" calcext:value-type="float">
            <text:p>2796</text:p>
          </table:table-cell>
          <table:table-cell office:value-type="float" office:value="19.49" calcext:value-type="float">
            <text:p>19.49</text:p>
          </table:table-cell>
          <table:table-cell office:value-type="float" office:value="301" calcext:value-type="float">
            <text:p>301</text:p>
          </table:table-cell>
          <table:table-cell office:value-type="float" office:value="43.3" calcext:value-type="float">
            <text:p>43.3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9" calcext:value-type="float">
            <text:p>319</text:p>
          </table:table-cell>
          <table:table-cell office:value-type="float" office:value="609" calcext:value-type="float">
            <text:p>609</text:p>
          </table:table-cell>
          <table:table-cell office:value-type="float" office:value="551" calcext:value-type="float">
            <text:p>551</text:p>
          </table:table-cell>
          <table:table-cell table:formula="of:=[.D364]/[.B364]*60" office:value-type="float" office:value="25.0944206008584" calcext:value-type="float">
            <text:p>25.0944206008584</text:p>
          </table:table-cell>
          <table:table-cell table:formula="of:=[.D364]/[.C364]/[.E364]" office:value-type="float" office:value="0.0000231583800303233" calcext:value-type="float">
            <text:p>2.31583800303233E-05</text:p>
          </table:table-cell>
          <table:table-cell table:formula="of:=[.M364] * 1.60934" office:value-type="float" office:value="0.0000372697073180006" calcext:value-type="float">
            <text:p>3.72697073180006E-05</text:p>
          </table:table-cell>
          <table:table-cell table:formula="of:=[.N364]*1000" office:value-type="float" office:value="0.0372697073180006" calcext:value-type="float">
            <text:p>0.0372697073180006</text:p>
          </table:table-cell>
          <table:table-cell table:formula="of:=[.O364]*[.E364]" office:value-type="float" office:value="11.2181819027182" calcext:value-type="float">
            <text:p>11.2181819027182</text:p>
          </table:table-cell>
          <table:table-cell table:number-columns-repeated="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float" office:value="47.3" calcext:value-type="float">
            <text:p>47.3</text:p>
          </table:table-cell>
          <table:table-cell table:formula="of:=[.B365]*60" office:value-type="float" office:value="2838" calcext:value-type="float">
            <text:p>2838</text:p>
          </table:table-cell>
          <table:table-cell office:value-type="float" office:value="20.08" calcext:value-type="float">
            <text:p>20.08</text:p>
          </table:table-cell>
          <table:table-cell office:value-type="float" office:value="311" calcext:value-type="float">
            <text:p>311</text:p>
          </table:table-cell>
          <table:table-cell office:value-type="float" office:value="44.8" calcext:value-type="float">
            <text:p>44.8</text:p>
          </table:table-cell>
          <table:table-cell/>
          <table:table-cell table:number-columns-repeated="2" office:value-type="float" office:value="320" calcext:value-type="float">
            <text:p>320</text:p>
          </table:table-cell>
          <table:table-cell office:value-type="float" office:value="852" calcext:value-type="float">
            <text:p>852</text:p>
          </table:table-cell>
          <table:table-cell office:value-type="float" office:value="773" calcext:value-type="float">
            <text:p>773</text:p>
          </table:table-cell>
          <table:table-cell table:formula="of:=[.D365]/[.B365]*60" office:value-type="float" office:value="25.4714587737844" calcext:value-type="float">
            <text:p>25.4714587737844</text:p>
          </table:table-cell>
          <table:table-cell table:formula="of:=[.D365]/[.C365]/[.E365]" office:value-type="float" office:value="0.0000227504990834087" calcext:value-type="float">
            <text:p>2.27504990834087E-05</text:p>
          </table:table-cell>
          <table:table-cell table:formula="of:=[.M365] * 1.60934" office:value-type="float" office:value="0.0000366132881948929" calcext:value-type="float">
            <text:p>3.66132881948929E-05</text:p>
          </table:table-cell>
          <table:table-cell table:formula="of:=[.N365]*1000" office:value-type="float" office:value="0.0366132881948929" calcext:value-type="float">
            <text:p>0.0366132881948929</text:p>
          </table:table-cell>
          <table:table-cell table:formula="of:=[.O365]*[.E365]" office:value-type="float" office:value="11.3867326286117" calcext:value-type="float">
            <text:p>11.3867326286117</text:p>
          </table:table-cell>
          <table:table-cell table:number-columns-repeated="3"/>
        </table:table-row>
        <table:table-row table:style-name="ro1">
          <table:table-cell office:value-type="date" office:date-value="2022-06-10" calcext:value-type="date">
            <text:p>06/10/22</text:p>
          </table:table-cell>
          <table:table-cell office:value-type="float" office:value="47.1" calcext:value-type="float">
            <text:p>47.1</text:p>
          </table:table-cell>
          <table:table-cell table:formula="of:=[.B366]*60" office:value-type="float" office:value="2826" calcext:value-type="float">
            <text:p>2826</text:p>
          </table:table-cell>
          <table:table-cell office:value-type="float" office:value="19.6" calcext:value-type="float">
            <text:p>19.6</text:p>
          </table:table-cell>
          <table:table-cell office:value-type="float" office:value="297" calcext:value-type="float">
            <text:p>29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10" calcext:value-type="float">
            <text:p>310</text:p>
          </table:table-cell>
          <table:table-cell office:value-type="float" office:value="306" calcext:value-type="float">
            <text:p>306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366]/[.B366]*60" office:value-type="float" office:value="24.968152866242" calcext:value-type="float">
            <text:p>24.968152866242</text:p>
          </table:table-cell>
          <table:table-cell table:formula="of:=[.D366]/[.C366]/[.E366]" office:value-type="float" office:value="0.0000233521818801366" calcext:value-type="float">
            <text:p>2.33521818801366E-05</text:p>
          </table:table-cell>
          <table:table-cell table:formula="of:=[.M366] * 1.60934" office:value-type="float" office:value="0.000037581600386979" calcext:value-type="float">
            <text:p>3.7581600386979E-05</text:p>
          </table:table-cell>
          <table:table-cell table:formula="of:=[.N366]*1000" office:value-type="float" office:value="0.037581600386979" calcext:value-type="float">
            <text:p>0.037581600386979</text:p>
          </table:table-cell>
          <table:table-cell table:formula="of:=[.O366]*[.E366]" office:value-type="float" office:value="11.1617353149328" calcext:value-type="float">
            <text:p>11.1617353149328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53.5" calcext:value-type="float">
            <text:p>53.5</text:p>
          </table:table-cell>
          <table:table-cell table:formula="of:=[.B367]*60" office:value-type="float" office:value="3210" calcext:value-type="float">
            <text:p>3210</text:p>
          </table:table-cell>
          <table:table-cell office:value-type="float" office:value="22.15" calcext:value-type="float">
            <text:p>22.15</text:p>
          </table:table-cell>
          <table:table-cell office:value-type="float" office:value="294" calcext:value-type="float">
            <text:p>294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70" calcext:value-type="float">
            <text:p>870</text:p>
          </table:table-cell>
          <table:table-cell office:value-type="float" office:value="790" calcext:value-type="float">
            <text:p>790</text:p>
          </table:table-cell>
          <table:table-cell table:formula="of:=[.D367]/[.B367]*60" office:value-type="float" office:value="24.8411214953271" calcext:value-type="float">
            <text:p>24.8411214953271</text:p>
          </table:table-cell>
          <table:table-cell table:formula="of:=[.D367]/[.C367]/[.E367]" office:value-type="float" office:value="0.0000234704473689787" calcext:value-type="float">
            <text:p>2.34704473689787E-05</text:p>
          </table:table-cell>
          <table:table-cell table:formula="of:=[.M367] * 1.60934" office:value-type="float" office:value="0.0000377719297687923" calcext:value-type="float">
            <text:p>3.77719297687923E-05</text:p>
          </table:table-cell>
          <table:table-cell table:formula="of:=[.N367]*1000" office:value-type="float" office:value="0.0377719297687923" calcext:value-type="float">
            <text:p>0.0377719297687923</text:p>
          </table:table-cell>
          <table:table-cell table:formula="of:=[.O367]*[.E367]" office:value-type="float" office:value="11.1049473520249" calcext:value-type="float">
            <text:p>11.1049473520249</text:p>
          </table:table-cell>
          <table:table-cell table:number-columns-repeated="3"/>
        </table:table-row>
        <table:table-row table:style-name="ro1">
          <table:table-cell office:value-type="date" office:date-value="2022-06-11" calcext:value-type="date">
            <text:p>06/11/22</text:p>
          </table:table-cell>
          <table:table-cell office:value-type="float" office:value="47.3" calcext:value-type="float">
            <text:p>47.3</text:p>
          </table:table-cell>
          <table:table-cell table:formula="of:=[.B368]*60" office:value-type="float" office:value="2838" calcext:value-type="float">
            <text:p>2838</text:p>
          </table:table-cell>
          <table:table-cell office:value-type="float" office:value="19.54" calcext:value-type="float">
            <text:p>19.54</text:p>
          </table:table-cell>
          <table:table-cell office:value-type="float" office:value="287" calcext:value-type="float">
            <text:p>287</text:p>
          </table:table-cell>
          <table:table-cell office:value-type="float" office:value="45" calcext:value-type="float">
            <text:p>45</text:p>
          </table:table-cell>
          <table:table-cell office:value-type="float" office:value="18.77" calcext:value-type="float">
            <text:p>18.77</text:p>
          </table:table-cell>
          <table:table-cell office:value-type="float" office:value="293" calcext:value-type="float">
            <text:p>293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267" calcext:value-type="float">
            <text:p>267</text:p>
          </table:table-cell>
          <table:table-cell table:formula="of:=[.D368]/[.B368]*60" office:value-type="float" office:value="24.7864693446089" calcext:value-type="float">
            <text:p>24.7864693446089</text:p>
          </table:table-cell>
          <table:table-cell table:formula="of:=[.D368]/[.C368]/[.E368]" office:value-type="float" office:value="0.0000239900013014023" calcext:value-type="float">
            <text:p>2.39900013014023E-05</text:p>
          </table:table-cell>
          <table:table-cell table:formula="of:=[.M368] * 1.60934" office:value-type="float" office:value="0.0000386080686943988" calcext:value-type="float">
            <text:p>3.86080686943988E-05</text:p>
          </table:table-cell>
          <table:table-cell table:formula="of:=[.N368]*1000" office:value-type="float" office:value="0.0386080686943988" calcext:value-type="float">
            <text:p>0.0386080686943988</text:p>
          </table:table-cell>
          <table:table-cell table:formula="of:=[.O368]*[.E368]" office:value-type="float" office:value="11.0805157152925" calcext:value-type="float">
            <text:p>11.0805157152925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48.2" calcext:value-type="float">
            <text:p>48.2</text:p>
          </table:table-cell>
          <table:table-cell table:formula="of:=[.B369]*60" office:value-type="float" office:value="2892" calcext:value-type="float">
            <text:p>2892</text:p>
          </table:table-cell>
          <table:table-cell office:value-type="float" office:value="20.23" calcext:value-type="float">
            <text:p>20.23</text:p>
          </table:table-cell>
          <table:table-cell office:value-type="float" office:value="302" calcext:value-type="float">
            <text:p>302</text:p>
          </table:table-cell>
          <table:table-cell office:value-type="float" office:value="44.8" calcext:value-type="float">
            <text:p>44.8</text:p>
          </table:table-cell>
          <table:table-cell office:value-type="float" office:value="19.14" calcext:value-type="float">
            <text:p>19.14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848" calcext:value-type="float">
            <text:p>848</text:p>
          </table:table-cell>
          <table:table-cell office:value-type="float" office:value="766" calcext:value-type="float">
            <text:p>766</text:p>
          </table:table-cell>
          <table:table-cell table:formula="of:=[.D369]/[.B369]*60" office:value-type="float" office:value="25.1825726141079" calcext:value-type="float">
            <text:p>25.1825726141079</text:p>
          </table:table-cell>
          <table:table-cell table:formula="of:=[.D369]/[.C369]/[.E369]" office:value-type="float" office:value="0.0000231627783426305" calcext:value-type="float">
            <text:p>2.31627783426305E-05</text:p>
          </table:table-cell>
          <table:table-cell table:formula="of:=[.M369] * 1.60934" office:value-type="float" office:value="0.000037276785697929" calcext:value-type="float">
            <text:p>3.7276785697929E-05</text:p>
          </table:table-cell>
          <table:table-cell table:formula="of:=[.N369]*1000" office:value-type="float" office:value="0.037276785697929" calcext:value-type="float">
            <text:p>0.037276785697929</text:p>
          </table:table-cell>
          <table:table-cell table:formula="of:=[.O369]*[.E369]" office:value-type="float" office:value="11.2575892807746" calcext:value-type="float">
            <text:p>11.2575892807746</text:p>
          </table:table-cell>
          <table:table-cell table:number-columns-repeated="3"/>
        </table:table-row>
        <table:table-row table:style-name="ro1">
          <table:table-cell office:value-type="date" office:date-value="2022-06-12" calcext:value-type="date">
            <text:p>06/12/22</text:p>
          </table:table-cell>
          <table:table-cell office:value-type="float" office:value="52.3" calcext:value-type="float">
            <text:p>52.3</text:p>
          </table:table-cell>
          <table:table-cell table:formula="of:=[.B370]*60" office:value-type="float" office:value="3138" calcext:value-type="float">
            <text:p>3138</text:p>
          </table:table-cell>
          <table:table-cell office:value-type="float" office:value="21.42" calcext:value-type="float">
            <text:p>21.42</text:p>
          </table:table-cell>
          <table:table-cell office:value-type="float" office:value="288" calcext:value-type="float">
            <text:p>28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370]/[.B370]*60" office:value-type="float" office:value="24.5736137667304" calcext:value-type="float">
            <text:p>24.5736137667304</text:p>
          </table:table-cell>
          <table:table-cell table:formula="of:=[.D370]/[.C370]/[.E370]" office:value-type="float" office:value="0.0000237014021669853" calcext:value-type="float">
            <text:p>2.37014021669853E-05</text:p>
          </table:table-cell>
          <table:table-cell table:formula="of:=[.M370] * 1.60934" office:value-type="float" office:value="0.0000381436145634162" calcext:value-type="float">
            <text:p>3.81436145634162E-05</text:p>
          </table:table-cell>
          <table:table-cell table:formula="of:=[.N370]*1000" office:value-type="float" office:value="0.0381436145634162" calcext:value-type="float">
            <text:p>0.0381436145634162</text:p>
          </table:table-cell>
          <table:table-cell table:formula="of:=[.O370]*[.E370]" office:value-type="float" office:value="10.9853609942639" calcext:value-type="float">
            <text:p>10.9853609942639</text:p>
          </table:table-cell>
          <table:table-cell table:number-columns-repeated="3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float" office:value="47.5" calcext:value-type="float">
            <text:p>47.5</text:p>
          </table:table-cell>
          <table:table-cell table:formula="of:=[.B371]*60" office:value-type="float" office:value="2850" calcext:value-type="float">
            <text:p>2850</text:p>
          </table:table-cell>
          <table:table-cell office:value-type="float" office:value="19.86" calcext:value-type="float">
            <text:p>19.86</text:p>
          </table:table-cell>
          <table:table-cell office:value-type="float" office:value="301" calcext:value-type="float">
            <text:p>301</text:p>
          </table:table-cell>
          <table:table-cell office:value-type="float" office:value="41.8" calcext:value-type="float">
            <text:p>41.8</text:p>
          </table:table-cell>
          <table:table-cell office:value-type="float" office:value="17.94" calcext:value-type="float">
            <text:p>17.9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371]/[.B371]*60" office:value-type="float" office:value="25.0863157894737" calcext:value-type="float">
            <text:p>25.0863157894737</text:p>
          </table:table-cell>
          <table:table-cell table:formula="of:=[.D371]/[.C371]/[.E371]" office:value-type="float" office:value="0.0000231509005070817" calcext:value-type="float">
            <text:p>2.31509005070817E-05</text:p>
          </table:table-cell>
          <table:table-cell table:formula="of:=[.M371] * 1.60934" office:value-type="float" office:value="0.0000372576702220668" calcext:value-type="float">
            <text:p>3.72576702220668E-05</text:p>
          </table:table-cell>
          <table:table-cell table:formula="of:=[.N371]*1000" office:value-type="float" office:value="0.0372576702220668" calcext:value-type="float">
            <text:p>0.0372576702220668</text:p>
          </table:table-cell>
          <table:table-cell table:formula="of:=[.O371]*[.E371]" office:value-type="float" office:value="11.2145587368421" calcext:value-type="float">
            <text:p>11.2145587368421</text:p>
          </table:table-cell>
          <table:table-cell table:number-columns-repeated="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float" office:value="46" calcext:value-type="float">
            <text:p>46</text:p>
          </table:table-cell>
          <table:table-cell table:formula="of:=[.B372]*60" office:value-type="float" office:value="2760" calcext:value-type="float">
            <text:p>2760</text:p>
          </table:table-cell>
          <table:table-cell office:value-type="float" office:value="19.28" calcext:value-type="float">
            <text:p>19.28</text:p>
          </table:table-cell>
          <table:table-cell office:value-type="float" office:value="305" calcext:value-type="float">
            <text:p>305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9" calcext:value-type="float">
            <text:p>749</text:p>
          </table:table-cell>
          <table:table-cell table:formula="of:=[.D372]/[.B372]*60" office:value-type="float" office:value="25.1478260869565" calcext:value-type="float">
            <text:p>25.1478260869565</text:p>
          </table:table-cell>
          <table:table-cell table:formula="of:=[.D372]/[.C372]/[.E372]" office:value-type="float" office:value="0.0000229033024471371" calcext:value-type="float">
            <text:p>2.29033024471371E-05</text:p>
          </table:table-cell>
          <table:table-cell table:formula="of:=[.M372] * 1.60934" office:value-type="float" office:value="0.0000368592007602756" calcext:value-type="float">
            <text:p>3.68592007602756E-05</text:p>
          </table:table-cell>
          <table:table-cell table:formula="of:=[.N372]*1000" office:value-type="float" office:value="0.0368592007602756" calcext:value-type="float">
            <text:p>0.0368592007602756</text:p>
          </table:table-cell>
          <table:table-cell table:formula="of:=[.O372]*[.E372]" office:value-type="float" office:value="11.2420562318841" calcext:value-type="float">
            <text:p>11.2420562318841</text:p>
          </table:table-cell>
          <table:table-cell table:number-columns-repeated="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float" office:value="47.4" calcext:value-type="float">
            <text:p>47.4</text:p>
          </table:table-cell>
          <table:table-cell table:formula="of:=[.B373]*60" office:value-type="float" office:value="2844" calcext:value-type="float">
            <text:p>2844</text:p>
          </table:table-cell>
          <table:table-cell office:value-type="float" office:value="20.5" calcext:value-type="float">
            <text:p>20.5</text:p>
          </table:table-cell>
          <table:table-cell office:value-type="float" office:value="330" calcext:value-type="float">
            <text:p>330</text:p>
          </table:table-cell>
          <table:table-cell office:value-type="float" office:value="44.8" calcext:value-type="float">
            <text:p>44.8</text:p>
          </table:table-cell>
          <table:table-cell office:value-type="float" office:value="19.6" calcext:value-type="float">
            <text:p>19.6</text:p>
          </table:table-cell>
          <table:table-cell office:value-type="float" office:value="339" calcext:value-type="float">
            <text:p>339</text:p>
          </table:table-cell>
          <table:table-cell office:value-type="float" office:value="337" calcext:value-type="float">
            <text:p>337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table:formula="of:=[.D373]/[.B373]*60" office:value-type="float" office:value="25.9493670886076" calcext:value-type="float">
            <text:p>25.9493670886076</text:p>
          </table:table-cell>
          <table:table-cell table:formula="of:=[.D373]/[.C373]/[.E373]" office:value-type="float" office:value="0.000021842901589737" calcext:value-type="float">
            <text:p>2.1842901589737E-05</text:p>
          </table:table-cell>
          <table:table-cell table:formula="of:=[.M373] * 1.60934" office:value-type="float" office:value="0.0000351526552444274" calcext:value-type="float">
            <text:p>3.51526552444274E-05</text:p>
          </table:table-cell>
          <table:table-cell table:formula="of:=[.N373]*1000" office:value-type="float" office:value="0.0351526552444274" calcext:value-type="float">
            <text:p>0.0351526552444274</text:p>
          </table:table-cell>
          <table:table-cell table:formula="of:=[.O373]*[.E373]" office:value-type="float" office:value="11.600376230661" calcext:value-type="float">
            <text:p>11.600376230661</text:p>
          </table:table-cell>
          <table:table-cell table:number-columns-repeated="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float" office:value="48.4" calcext:value-type="float">
            <text:p>48.4</text:p>
          </table:table-cell>
          <table:table-cell table:formula="of:=[.B374]*60" office:value-type="float" office:value="2904" calcext:value-type="float">
            <text:p>2904</text:p>
          </table:table-cell>
          <table:table-cell office:value-type="float" office:value="20.18" calcext:value-type="float">
            <text:p>20.1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847" calcext:value-type="float">
            <text:p>847</text:p>
          </table:table-cell>
          <table:table-cell office:value-type="float" office:value="770" calcext:value-type="float">
            <text:p>770</text:p>
          </table:table-cell>
          <table:table-cell table:formula="of:=[.D374]/[.B374]*60" office:value-type="float" office:value="25.0165289256198" calcext:value-type="float">
            <text:p>25.0165289256198</text:p>
          </table:table-cell>
          <table:table-cell table:formula="of:=[.D374]/[.C374]/[.E374]" office:value-type="float" office:value="0.000022488789037774" calcext:value-type="float">
            <text:p>2.2488789037774E-05</text:p>
          </table:table-cell>
          <table:table-cell table:formula="of:=[.M374] * 1.60934" office:value-type="float" office:value="0.0000361921077500513" calcext:value-type="float">
            <text:p>3.61921077500513E-05</text:p>
          </table:table-cell>
          <table:table-cell table:formula="of:=[.N374]*1000" office:value-type="float" office:value="0.0361921077500513" calcext:value-type="float">
            <text:p>0.0361921077500513</text:p>
          </table:table-cell>
          <table:table-cell table:formula="of:=[.O374]*[.E374]" office:value-type="float" office:value="11.1833612947658" calcext:value-type="float">
            <text:p>11.1833612947658</text:p>
          </table:table-cell>
          <table:table-cell table:number-columns-repeated="3"/>
        </table:table-row>
        <table:table-row table:style-name="ro1">
          <table:table-cell office:value-type="date" office:date-value="2022-06-17" calcext:value-type="date">
            <text:p>06/17/22</text:p>
          </table:table-cell>
          <table:table-cell office:value-type="float" office:value="47.8" calcext:value-type="float">
            <text:p>47.8</text:p>
          </table:table-cell>
          <table:table-cell table:formula="of:=[.B375]*60" office:value-type="float" office:value="2868" calcext:value-type="float">
            <text:p>2868</text:p>
          </table:table-cell>
          <table:table-cell office:value-type="float" office:value="20.24" calcext:value-type="float">
            <text:p>20.24</text:p>
          </table:table-cell>
          <table:table-cell office:value-type="float" office:value="310" calcext:value-type="float">
            <text:p>310</text:p>
          </table:table-cell>
          <table:table-cell office:value-type="float" office:value="44.8" calcext:value-type="float">
            <text:p>44.8</text:p>
          </table:table-cell>
          <table:table-cell office:value-type="float" office:value="19.16" calcext:value-type="float">
            <text:p>19.1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375]/[.B375]*60" office:value-type="float" office:value="25.4058577405858" calcext:value-type="float">
            <text:p>25.4058577405858</text:p>
          </table:table-cell>
          <table:table-cell table:formula="of:=[.D375]/[.C375]/[.E375]" office:value-type="float" office:value="0.000022765105502317" calcext:value-type="float">
            <text:p>2.2765105502317E-05</text:p>
          </table:table-cell>
          <table:table-cell table:formula="of:=[.M375] * 1.60934" office:value-type="float" office:value="0.0000366367948890988" calcext:value-type="float">
            <text:p>3.66367948890988E-05</text:p>
          </table:table-cell>
          <table:table-cell table:formula="of:=[.N375]*1000" office:value-type="float" office:value="0.0366367948890988" calcext:value-type="float">
            <text:p>0.0366367948890988</text:p>
          </table:table-cell>
          <table:table-cell table:formula="of:=[.O375]*[.E375]" office:value-type="float" office:value="11.3574064156206" calcext:value-type="float">
            <text:p>11.3574064156206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47.5" calcext:value-type="float">
            <text:p>47.5</text:p>
          </table:table-cell>
          <table:table-cell table:formula="of:=[.B376]*60" office:value-type="float" office:value="2850" calcext:value-type="float">
            <text:p>2850</text:p>
          </table:table-cell>
          <table:table-cell office:value-type="float" office:value="20.15" calcext:value-type="float">
            <text:p>20.15</text:p>
          </table:table-cell>
          <table:table-cell office:value-type="float" office:value="313" calcext:value-type="float">
            <text:p>313</text:p>
          </table:table-cell>
          <table:table-cell office:value-type="float" office:value="45.3" calcext:value-type="float">
            <text:p>45.3</text:p>
          </table:table-cell>
          <table:table-cell office:value-type="float" office:value="19.31" calcext:value-type="float">
            <text:p>19.31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376]/[.B376]*60" office:value-type="float" office:value="25.4526315789474" calcext:value-type="float">
            <text:p>25.4526315789474</text:p>
          </table:table-cell>
          <table:table-cell table:formula="of:=[.D376]/[.C376]/[.E376]" office:value-type="float" office:value="0.0000225884199316182" calcext:value-type="float">
            <text:p>2.25884199316182E-05</text:p>
          </table:table-cell>
          <table:table-cell table:formula="of:=[.M376] * 1.60934" office:value-type="float" office:value="0.0000363524477327504" calcext:value-type="float">
            <text:p>3.63524477327504E-05</text:p>
          </table:table-cell>
          <table:table-cell table:formula="of:=[.N376]*1000" office:value-type="float" office:value="0.0363524477327504" calcext:value-type="float">
            <text:p>0.0363524477327504</text:p>
          </table:table-cell>
          <table:table-cell table:formula="of:=[.O376]*[.E376]" office:value-type="float" office:value="11.3783161403509" calcext:value-type="float">
            <text:p>11.3783161403509</text:p>
          </table:table-cell>
          <table:table-cell table:number-columns-repeated="3"/>
        </table:table-row>
        <table:table-row table:style-name="ro1">
          <table:table-cell office:value-type="date" office:date-value="2022-06-18" calcext:value-type="date">
            <text:p>06/18/22</text:p>
          </table:table-cell>
          <table:table-cell office:value-type="float" office:value="53.9" calcext:value-type="float">
            <text:p>53.9</text:p>
          </table:table-cell>
          <table:table-cell table:formula="of:=[.B377]*60" office:value-type="float" office:value="3234" calcext:value-type="float">
            <text:p>3234</text:p>
          </table:table-cell>
          <table:table-cell office:value-type="float" office:value="20.76" calcext:value-type="float">
            <text:p>20.76</text:p>
          </table:table-cell>
          <table:table-cell office:value-type="float" office:value="268" calcext:value-type="float">
            <text:p>268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3" calcext:value-type="float">
            <text:p>753</text:p>
          </table:table-cell>
          <table:table-cell office:value-type="float" office:value="670" calcext:value-type="float">
            <text:p>670</text:p>
          </table:table-cell>
          <table:table-cell table:formula="of:=[.D377]/[.B377]*60" office:value-type="float" office:value="23.1094619666048" calcext:value-type="float">
            <text:p>23.1094619666048</text:p>
          </table:table-cell>
          <table:table-cell table:formula="of:=[.D377]/[.C377]/[.E377]" office:value-type="float" office:value="0.0000239525932489685" calcext:value-type="float">
            <text:p>2.39525932489685E-05</text:p>
          </table:table-cell>
          <table:table-cell table:formula="of:=[.M377] * 1.60934" office:value-type="float" office:value="0.000038547866419295" calcext:value-type="float">
            <text:p>3.8547866419295E-05</text:p>
          </table:table-cell>
          <table:table-cell table:formula="of:=[.N377]*1000" office:value-type="float" office:value="0.038547866419295" calcext:value-type="float">
            <text:p>0.038547866419295</text:p>
          </table:table-cell>
          <table:table-cell table:formula="of:=[.O377]*[.E377]" office:value-type="float" office:value="10.3308282003711" calcext:value-type="float">
            <text:p>10.3308282003711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46.4" calcext:value-type="float">
            <text:p>46.4</text:p>
          </table:table-cell>
          <table:table-cell table:formula="of:=[.B378]*60" office:value-type="float" office:value="2784" calcext:value-type="float">
            <text:p>2784</text:p>
          </table:table-cell>
          <table:table-cell office:value-type="float" office:value="19.23" calcext:value-type="float">
            <text:p>19.23</text:p>
          </table:table-cell>
          <table:table-cell office:value-type="float" office:value="292" calcext:value-type="float">
            <text:p>29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2" calcext:value-type="float">
            <text:p>302</text:p>
          </table:table-cell>
          <table:table-cell office:value-type="float" office:value="299" calcext:value-type="float">
            <text:p>299</text:p>
          </table:table-cell>
          <table:table-cell office:value-type="float" office:value="805" calcext:value-type="float">
            <text:p>805</text:p>
          </table:table-cell>
          <table:table-cell office:value-type="float" office:value="723" calcext:value-type="float">
            <text:p>723</text:p>
          </table:table-cell>
          <table:table-cell table:formula="of:=[.D378]/[.B378]*60" office:value-type="float" office:value="24.8663793103448" calcext:value-type="float">
            <text:p>24.8663793103448</text:p>
          </table:table-cell>
          <table:table-cell table:formula="of:=[.D378]/[.C378]/[.E378]" office:value-type="float" office:value="0.0000236552314596127" calcext:value-type="float">
            <text:p>2.36552314596127E-05</text:p>
          </table:table-cell>
          <table:table-cell table:formula="of:=[.M378] * 1.60934" office:value-type="float" office:value="0.000038069310197213" calcext:value-type="float">
            <text:p>3.8069310197213E-05</text:p>
          </table:table-cell>
          <table:table-cell table:formula="of:=[.N378]*1000" office:value-type="float" office:value="0.038069310197213" calcext:value-type="float">
            <text:p>0.038069310197213</text:p>
          </table:table-cell>
          <table:table-cell table:formula="of:=[.O378]*[.E378]" office:value-type="float" office:value="11.1162385775862" calcext:value-type="float">
            <text:p>11.1162385775862</text:p>
          </table:table-cell>
          <table:table-cell table:number-columns-repeated="3"/>
        </table:table-row>
        <table:table-row table:style-name="ro1">
          <table:table-cell office:value-type="date" office:date-value="2022-06-19" calcext:value-type="date">
            <text:p>06/19/22</text:p>
          </table:table-cell>
          <table:table-cell office:value-type="float" office:value="52.1" calcext:value-type="float">
            <text:p>52.1</text:p>
          </table:table-cell>
          <table:table-cell table:formula="of:=[.B379]*60" office:value-type="float" office:value="3126" calcext:value-type="float">
            <text:p>3126</text:p>
          </table:table-cell>
          <table:table-cell office:value-type="float" office:value="21.21" calcext:value-type="float">
            <text:p>21.21</text:p>
          </table:table-cell>
          <table:table-cell office:value-type="float" office:value="280" calcext:value-type="float">
            <text:p>280</text:p>
          </table:table-cell>
          <table:table-cell office:value-type="float" office:value="45.6" calcext:value-type="float">
            <text:p>45.6</text:p>
          </table:table-cell>
          <table:table-cell office:value-type="float" office:value="19.25" calcext:value-type="float">
            <text:p>19.2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379]/[.B379]*60" office:value-type="float" office:value="24.426103646833" calcext:value-type="float">
            <text:p>24.426103646833</text:p>
          </table:table-cell>
          <table:table-cell table:formula="of:=[.D379]/[.C379]/[.E379]" office:value-type="float" office:value="0.000024232245681382" calcext:value-type="float">
            <text:p>2.4232245681382E-05</text:p>
          </table:table-cell>
          <table:table-cell table:formula="of:=[.M379] * 1.60934" office:value-type="float" office:value="0.0000389979222648752" calcext:value-type="float">
            <text:p>3.89979222648752E-05</text:p>
          </table:table-cell>
          <table:table-cell table:formula="of:=[.N379]*1000" office:value-type="float" office:value="0.0389979222648752" calcext:value-type="float">
            <text:p>0.0389979222648752</text:p>
          </table:table-cell>
          <table:table-cell table:formula="of:=[.O379]*[.E379]" office:value-type="float" office:value="10.9194182341651" calcext:value-type="float">
            <text:p>10.9194182341651</text:p>
          </table:table-cell>
          <table:table-cell table:number-columns-repeated="3"/>
        </table:table-row>
        <table:table-row table:style-name="ro1">
          <table:table-cell office:value-type="date" office:date-value="2022-06-20" calcext:value-type="date">
            <text:p>06/20/22</text:p>
          </table:table-cell>
          <table:table-cell office:value-type="float" office:value="46.8" calcext:value-type="float">
            <text:p>46.8</text:p>
          </table:table-cell>
          <table:table-cell table:formula="of:=[.B380]*60" office:value-type="float" office:value="2808" calcext:value-type="float">
            <text:p>2808</text:p>
          </table:table-cell>
          <table:table-cell office:value-type="float" office:value="19.5" calcext:value-type="float">
            <text:p>19.5</text:p>
          </table:table-cell>
          <table:table-cell office:value-type="float" office:value="300" calcext:value-type="float">
            <text:p>300</text:p>
          </table:table-cell>
          <table:table-cell office:value-type="float" office:value="44.5" calcext:value-type="float">
            <text:p>44.5</text:p>
          </table:table-cell>
          <table:table-cell office:value-type="float" office:value="18.81" calcext:value-type="float">
            <text:p>18.81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380]/[.B380]*60" office:value-type="float" office:value="25" calcext:value-type="float">
            <text:p>25</text:p>
          </table:table-cell>
          <table:table-cell table:formula="of:=[.D380]/[.C380]/[.E380]" office:value-type="float" office:value="0.0000231481481481481" calcext:value-type="float">
            <text:p>2.31481481481481E-05</text:p>
          </table:table-cell>
          <table:table-cell table:formula="of:=[.M380] * 1.60934" office:value-type="float" office:value="0.0000372532407407407" calcext:value-type="float">
            <text:p>3.72532407407407E-05</text:p>
          </table:table-cell>
          <table:table-cell table:formula="of:=[.N380]*1000" office:value-type="float" office:value="0.0372532407407407" calcext:value-type="float">
            <text:p>0.0372532407407407</text:p>
          </table:table-cell>
          <table:table-cell table:formula="of:=[.O380]*[.E380]" office:value-type="float" office:value="11.1759722222222" calcext:value-type="float">
            <text:p>11.1759722222222</text:p>
          </table:table-cell>
          <table:table-cell table:number-columns-repeated="3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float" office:value="46.2" calcext:value-type="float">
            <text:p>46.2</text:p>
          </table:table-cell>
          <table:table-cell table:formula="of:=[.B381]*60" office:value-type="float" office:value="2772" calcext:value-type="float">
            <text:p>2772</text:p>
          </table:table-cell>
          <table:table-cell office:value-type="float" office:value="19.57" calcext:value-type="float">
            <text:p>19.57</text:p>
          </table:table-cell>
          <table:table-cell office:value-type="float" office:value="312" calcext:value-type="float">
            <text:p>312</text:p>
          </table:table-cell>
          <table:table-cell office:value-type="float" office:value="43.4" calcext:value-type="float">
            <text:p>43.4</text:p>
          </table:table-cell>
          <table:table-cell office:value-type="float" office:value="18.69" calcext:value-type="float">
            <text:p>18.69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office:value-type="float" office:value="833" calcext:value-type="float">
            <text:p>833</text:p>
          </table:table-cell>
          <table:table-cell office:value-type="float" office:value="756" calcext:value-type="float">
            <text:p>756</text:p>
          </table:table-cell>
          <table:table-cell table:formula="of:=[.D381]/[.B381]*60" office:value-type="float" office:value="25.4155844155844" calcext:value-type="float">
            <text:p>25.4155844155844</text:p>
          </table:table-cell>
          <table:table-cell table:formula="of:=[.D381]/[.C381]/[.E381]" office:value-type="float" office:value="0.0000226278351278351" calcext:value-type="float">
            <text:p>2.26278351278351E-05</text:p>
          </table:table-cell>
          <table:table-cell table:formula="of:=[.M381] * 1.60934" office:value-type="float" office:value="0.0000364158801846302" calcext:value-type="float">
            <text:p>3.64158801846302E-05</text:p>
          </table:table-cell>
          <table:table-cell table:formula="of:=[.N381]*1000" office:value-type="float" office:value="0.0364158801846302" calcext:value-type="float">
            <text:p>0.0364158801846302</text:p>
          </table:table-cell>
          <table:table-cell table:formula="of:=[.O381]*[.E381]" office:value-type="float" office:value="11.3617546176046" calcext:value-type="float">
            <text:p>11.3617546176046</text:p>
          </table:table-cell>
          <table:table-cell table:number-columns-repeated="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float" office:value="46.8" calcext:value-type="float">
            <text:p>46.8</text:p>
          </table:table-cell>
          <table:table-cell table:formula="of:=[.B382]*60" office:value-type="float" office:value="2808" calcext:value-type="float">
            <text:p>2808</text:p>
          </table:table-cell>
          <table:table-cell office:value-type="float" office:value="19.34" calcext:value-type="float">
            <text:p>19.34</text:p>
          </table:table-cell>
          <table:table-cell office:value-type="float" office:value="291" calcext:value-type="float">
            <text:p>29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299" calcext:value-type="float">
            <text:p>299</text:p>
          </table:table-cell>
          <table:table-cell office:value-type="float" office:value="297" calcext:value-type="float">
            <text:p>297</text:p>
          </table:table-cell>
          <table:table-cell office:value-type="float" office:value="813" calcext:value-type="float">
            <text:p>813</text:p>
          </table:table-cell>
          <table:table-cell office:value-type="float" office:value="729" calcext:value-type="float">
            <text:p>729</text:p>
          </table:table-cell>
          <table:table-cell table:formula="of:=[.D382]/[.B382]*60" office:value-type="float" office:value="24.7948717948718" calcext:value-type="float">
            <text:p>24.7948717948718</text:p>
          </table:table-cell>
          <table:table-cell table:formula="of:=[.D382]/[.C382]/[.E382]" office:value-type="float" office:value="0.0000236682624998776" calcext:value-type="float">
            <text:p>2.36682624998776E-05</text:p>
          </table:table-cell>
          <table:table-cell table:formula="of:=[.M382] * 1.60934" office:value-type="float" office:value="0.0000380902815715531" calcext:value-type="float">
            <text:p>3.80902815715531E-05</text:p>
          </table:table-cell>
          <table:table-cell table:formula="of:=[.N382]*1000" office:value-type="float" office:value="0.0380902815715531" calcext:value-type="float">
            <text:p>0.0380902815715531</text:p>
          </table:table-cell>
          <table:table-cell table:formula="of:=[.O382]*[.E382]" office:value-type="float" office:value="11.0842719373219" calcext:value-type="float">
            <text:p>11.0842719373219</text:p>
          </table:table-cell>
          <table:table-cell table:number-columns-repeated="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float" office:value="45.3" calcext:value-type="float">
            <text:p>45.3</text:p>
          </table:table-cell>
          <table:table-cell table:formula="of:=[.B383]*60" office:value-type="float" office:value="2718" calcext:value-type="float">
            <text:p>2718</text:p>
          </table:table-cell>
          <table:table-cell office:value-type="float" office:value="19.1" calcext:value-type="float">
            <text:p>19.1</text:p>
          </table:table-cell>
          <table:table-cell office:value-type="float" office:value="307" calcext:value-type="float">
            <text:p>307</text:p>
          </table:table-cell>
          <table:table-cell office:value-type="float" office:value="43.7" calcext:value-type="float">
            <text:p>43.7</text:p>
          </table:table-cell>
          <table:table-cell office:value-type="float" office:value="18.6" calcext:value-type="float">
            <text:p>18.6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19" calcext:value-type="float">
            <text:p>819</text:p>
          </table:table-cell>
          <table:table-cell office:value-type="float" office:value="741" calcext:value-type="float">
            <text:p>741</text:p>
          </table:table-cell>
          <table:table-cell table:formula="of:=[.D383]/[.B383]*60" office:value-type="float" office:value="25.2980132450331" calcext:value-type="float">
            <text:p>25.2980132450331</text:p>
          </table:table-cell>
          <table:table-cell table:formula="of:=[.D383]/[.C383]/[.E383]" office:value-type="float" office:value="0.0000228899866495052" calcext:value-type="float">
            <text:p>2.28899866495052E-05</text:p>
          </table:table-cell>
          <table:table-cell table:formula="of:=[.M383] * 1.60934" office:value-type="float" office:value="0.0000368377711145147" calcext:value-type="float">
            <text:p>3.68377711145147E-05</text:p>
          </table:table-cell>
          <table:table-cell table:formula="of:=[.N383]*1000" office:value-type="float" office:value="0.0368377711145146" calcext:value-type="float">
            <text:p>0.0368377711145146</text:p>
          </table:table-cell>
          <table:table-cell table:formula="of:=[.O383]*[.E383]" office:value-type="float" office:value="11.309195732156" calcext:value-type="float">
            <text:p>11.309195732156</text:p>
          </table:table-cell>
          <table:table-cell table:number-columns-repeated="3"/>
        </table:table-row>
        <table:table-row table:style-name="ro1">
          <table:table-cell office:value-type="date" office:date-value="2022-06-24" calcext:value-type="date">
            <text:p>06/24/22</text:p>
          </table:table-cell>
          <table:table-cell office:value-type="float" office:value="48.6" calcext:value-type="float">
            <text:p>48.6</text:p>
          </table:table-cell>
          <table:table-cell table:formula="of:=[.B384]*60" office:value-type="float" office:value="2916" calcext:value-type="float">
            <text:p>2916</text:p>
          </table:table-cell>
          <table:table-cell office:value-type="float" office:value="20.15" calcext:value-type="float">
            <text:p>20.15</text:p>
          </table:table-cell>
          <table:table-cell office:value-type="float" office:value="295" calcext:value-type="float">
            <text:p>295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15" calcext:value-type="float">
            <text:p>315</text:p>
          </table:table-cell>
          <table:table-cell office:value-type="float" office:value="311" calcext:value-type="float">
            <text:p>311</text:p>
          </table:table-cell>
          <table:table-cell office:value-type="float" office:value="832" calcext:value-type="float">
            <text:p>832</text:p>
          </table:table-cell>
          <table:table-cell office:value-type="float" office:value="751" calcext:value-type="float">
            <text:p>751</text:p>
          </table:table-cell>
          <table:table-cell table:formula="of:=[.D384]/[.B384]*60" office:value-type="float" office:value="24.8765432098765" calcext:value-type="float">
            <text:p>24.8765432098765</text:p>
          </table:table-cell>
          <table:table-cell table:formula="of:=[.D384]/[.C384]/[.E384]" office:value-type="float" office:value="0.0000234242403106182" calcext:value-type="float">
            <text:p>2.34242403106182E-05</text:p>
          </table:table-cell>
          <table:table-cell table:formula="of:=[.M384] * 1.60934" office:value-type="float" office:value="0.0000376975669014903" calcext:value-type="float">
            <text:p>3.76975669014903E-05</text:p>
          </table:table-cell>
          <table:table-cell table:formula="of:=[.N384]*1000" office:value-type="float" office:value="0.0376975669014903" calcext:value-type="float">
            <text:p>0.0376975669014903</text:p>
          </table:table-cell>
          <table:table-cell table:formula="of:=[.O384]*[.E384]" office:value-type="float" office:value="11.1207822359396" calcext:value-type="float">
            <text:p>11.1207822359396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0.7" calcext:value-type="float">
            <text:p>50.7</text:p>
          </table:table-cell>
          <table:table-cell table:formula="of:=[.B385]*60" office:value-type="float" office:value="3042" calcext:value-type="float">
            <text:p>3042</text:p>
          </table:table-cell>
          <table:table-cell office:value-type="float" office:value="21.24" calcext:value-type="float">
            <text:p>21.24</text:p>
          </table:table-cell>
          <table:table-cell office:value-type="float" office:value="302" calcext:value-type="float">
            <text:p>302</text:p>
          </table:table-cell>
          <table:table-cell office:value-type="float" office:value="45.4" calcext:value-type="float">
            <text:p>45.4</text:p>
          </table:table-cell>
          <table:table-cell office:value-type="float" office:value="19.53" calcext:value-type="float">
            <text:p>19.5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870" calcext:value-type="float">
            <text:p>870</text:p>
          </table:table-cell>
          <table:table-cell office:value-type="float" office:value="789" calcext:value-type="float">
            <text:p>789</text:p>
          </table:table-cell>
          <table:table-cell table:formula="of:=[.D385]/[.B385]*60" office:value-type="float" office:value="25.1360946745562" calcext:value-type="float">
            <text:p>25.1360946745562</text:p>
          </table:table-cell>
          <table:table-cell table:formula="of:=[.D385]/[.C385]/[.E385]" office:value-type="float" office:value="0.0000231200282142717" calcext:value-type="float">
            <text:p>2.31200282142717E-05</text:p>
          </table:table-cell>
          <table:table-cell table:formula="of:=[.M385] * 1.60934" office:value-type="float" office:value="0.000037207986206356" calcext:value-type="float">
            <text:p>3.7207986206356E-05</text:p>
          </table:table-cell>
          <table:table-cell table:formula="of:=[.N385]*1000" office:value-type="float" office:value="0.0372079862063561" calcext:value-type="float">
            <text:p>0.0372079862063561</text:p>
          </table:table-cell>
          <table:table-cell table:formula="of:=[.O385]*[.E385]" office:value-type="float" office:value="11.2368118343195" calcext:value-type="float">
            <text:p>11.2368118343195</text:p>
          </table:table-cell>
          <table:table-cell table:number-columns-repeated="3"/>
        </table:table-row>
        <table:table-row table:style-name="ro1">
          <table:table-cell office:value-type="date" office:date-value="2022-06-25" calcext:value-type="date">
            <text:p>06/25/22</text:p>
          </table:table-cell>
          <table:table-cell office:value-type="float" office:value="56.5" calcext:value-type="float">
            <text:p>56.5</text:p>
          </table:table-cell>
          <table:table-cell table:formula="of:=[.B386]*60" office:value-type="float" office:value="3390" calcext:value-type="float">
            <text:p>3390</text:p>
          </table:table-cell>
          <table:table-cell office:value-type="float" office:value="23.01" calcext:value-type="float">
            <text:p>23.01</text:p>
          </table:table-cell>
          <table:table-cell office:value-type="float" office:value="279" calcext:value-type="float">
            <text:p>279</text:p>
          </table:table-cell>
          <table:table-cell office:value-type="float" office:value="46.5" calcext:value-type="float">
            <text:p>46.5</text:p>
          </table:table-cell>
          <table:table-cell office:value-type="float" office:value="19.64" calcext:value-type="float">
            <text:p>19.64</text:p>
          </table:table-cell>
          <table:table-cell office:value-type="float" office:value="305" calcext:value-type="float">
            <text:p>305</text:p>
          </table:table-cell>
          <table:table-cell office:value-type="float" office:value="308" calcext:value-type="float">
            <text:p>308</text:p>
          </table:table-cell>
          <table:table-cell office:value-type="float" office:value="839" calcext:value-type="float">
            <text:p>839</text:p>
          </table:table-cell>
          <table:table-cell office:value-type="float" office:value="756" calcext:value-type="float">
            <text:p>756</text:p>
          </table:table-cell>
          <table:table-cell table:formula="of:=[.D386]/[.B386]*60" office:value-type="float" office:value="24.4353982300885" calcext:value-type="float">
            <text:p>24.4353982300885</text:p>
          </table:table-cell>
          <table:table-cell table:formula="of:=[.D386]/[.C386]/[.E386]" office:value-type="float" office:value="0.0000243283534747994" calcext:value-type="float">
            <text:p>2.43283534747994E-05</text:p>
          </table:table-cell>
          <table:table-cell table:formula="of:=[.M386] * 1.60934" office:value-type="float" office:value="0.0000391525923811336" calcext:value-type="float">
            <text:p>3.91525923811336E-05</text:p>
          </table:table-cell>
          <table:table-cell table:formula="of:=[.N386]*1000" office:value-type="float" office:value="0.0391525923811336" calcext:value-type="float">
            <text:p>0.0391525923811336</text:p>
          </table:table-cell>
          <table:table-cell table:formula="of:=[.O386]*[.E386]" office:value-type="float" office:value="10.9235732743363" calcext:value-type="float">
            <text:p>10.9235732743363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49.5" calcext:value-type="float">
            <text:p>49.5</text:p>
          </table:table-cell>
          <table:table-cell table:formula="of:=[.B387]*60" office:value-type="float" office:value="2970" calcext:value-type="float">
            <text:p>2970</text:p>
          </table:table-cell>
          <table:table-cell office:value-type="float" office:value="20.1" calcext:value-type="float">
            <text:p>20.1</text:p>
          </table:table-cell>
          <table:table-cell office:value-type="float" office:value="299" calcext:value-type="float">
            <text:p>299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842" calcext:value-type="float">
            <text:p>842</text:p>
          </table:table-cell>
          <table:table-cell office:value-type="float" office:value="759" calcext:value-type="float">
            <text:p>759</text:p>
          </table:table-cell>
          <table:table-cell table:formula="of:=[.D387]/[.B387]*60" office:value-type="float" office:value="24.3636363636364" calcext:value-type="float">
            <text:p>24.3636363636364</text:p>
          </table:table-cell>
          <table:table-cell table:formula="of:=[.D387]/[.C387]/[.E387]" office:value-type="float" office:value="0.0000226343704604574" calcext:value-type="float">
            <text:p>2.26343704604574E-05</text:p>
          </table:table-cell>
          <table:table-cell table:formula="of:=[.M387] * 1.60934" office:value-type="float" office:value="0.0000364263977568325" calcext:value-type="float">
            <text:p>3.64263977568325E-05</text:p>
          </table:table-cell>
          <table:table-cell table:formula="of:=[.N387]*1000" office:value-type="float" office:value="0.0364263977568325" calcext:value-type="float">
            <text:p>0.0364263977568325</text:p>
          </table:table-cell>
          <table:table-cell table:formula="of:=[.O387]*[.E387]" office:value-type="float" office:value="10.8914929292929" calcext:value-type="float">
            <text:p>10.8914929292929</text:p>
          </table:table-cell>
          <table:table-cell table:number-columns-repeated="3"/>
        </table:table-row>
        <table:table-row table:style-name="ro1">
          <table:table-cell office:value-type="date" office:date-value="2022-06-26" calcext:value-type="date">
            <text:p>06/26/22</text:p>
          </table:table-cell>
          <table:table-cell office:value-type="float" office:value="52.8" calcext:value-type="float">
            <text:p>52.8</text:p>
          </table:table-cell>
          <table:table-cell table:formula="of:=[.B388]*60" office:value-type="float" office:value="3168" calcext:value-type="float">
            <text:p>3168</text:p>
          </table:table-cell>
          <table:table-cell office:value-type="float" office:value="21.45" calcext:value-type="float">
            <text:p>21.45</text:p>
          </table:table-cell>
          <table:table-cell office:value-type="float" office:value="280" calcext:value-type="float">
            <text:p>280</text:p>
          </table:table-cell>
          <table:table-cell office:value-type="float" office:value="44.6" calcext:value-type="float">
            <text:p>44.6</text:p>
          </table:table-cell>
          <table:table-cell office:value-type="float" office:value="18.88" calcext:value-type="float">
            <text:p>18.88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833" calcext:value-type="float">
            <text:p>833</text:p>
          </table:table-cell>
          <table:table-cell office:value-type="float" office:value="750" calcext:value-type="float">
            <text:p>750</text:p>
          </table:table-cell>
          <table:table-cell table:formula="of:=[.D388]/[.B388]*60" office:value-type="float" office:value="24.375" calcext:value-type="float">
            <text:p>24.375</text:p>
          </table:table-cell>
          <table:table-cell table:formula="of:=[.D388]/[.C388]/[.E388]" office:value-type="float" office:value="0.0000241815476190476" calcext:value-type="float">
            <text:p>2.41815476190476E-05</text:p>
          </table:table-cell>
          <table:table-cell table:formula="of:=[.M388] * 1.60934" office:value-type="float" office:value="0.0000389163318452381" calcext:value-type="float">
            <text:p>3.89163318452381E-05</text:p>
          </table:table-cell>
          <table:table-cell table:formula="of:=[.N388]*1000" office:value-type="float" office:value="0.0389163318452381" calcext:value-type="float">
            <text:p>0.0389163318452381</text:p>
          </table:table-cell>
          <table:table-cell table:formula="of:=[.O388]*[.E388]" office:value-type="float" office:value="10.8965729166667" calcext:value-type="float">
            <text:p>10.8965729166667</text:p>
          </table:table-cell>
          <table:table-cell table:number-columns-repeated="3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float" office:value="47.7" calcext:value-type="float">
            <text:p>47.7</text:p>
          </table:table-cell>
          <table:table-cell table:formula="of:=[.B389]*60" office:value-type="float" office:value="2862" calcext:value-type="float">
            <text:p>2862</text:p>
          </table:table-cell>
          <table:table-cell office:value-type="float" office:value="19.85" calcext:value-type="float">
            <text:p>19.85</text:p>
          </table:table-cell>
          <table:table-cell office:value-type="float" office:value="297" calcext:value-type="float">
            <text:p>297</text:p>
          </table:table-cell>
          <table:table-cell office:value-type="float" office:value="44.6" calcext:value-type="float">
            <text:p>44.6</text:p>
          </table:table-cell>
          <table:table-cell office:value-type="float" office:value="18.92" calcext:value-type="float">
            <text:p>18.92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829" calcext:value-type="float">
            <text:p>829</text:p>
          </table:table-cell>
          <table:table-cell office:value-type="float" office:value="748" calcext:value-type="float">
            <text:p>748</text:p>
          </table:table-cell>
          <table:table-cell table:formula="of:=[.D389]/[.B389]*60" office:value-type="float" office:value="24.9685534591195" calcext:value-type="float">
            <text:p>24.9685534591195</text:p>
          </table:table-cell>
          <table:table-cell table:formula="of:=[.D389]/[.C389]/[.E389]" office:value-type="float" office:value="0.0000233525565461275" calcext:value-type="float">
            <text:p>2.33525565461275E-05</text:p>
          </table:table-cell>
          <table:table-cell table:formula="of:=[.M389] * 1.60934" office:value-type="float" office:value="0.0000375822033519448" calcext:value-type="float">
            <text:p>3.75822033519448E-05</text:p>
          </table:table-cell>
          <table:table-cell table:formula="of:=[.N389]*1000" office:value-type="float" office:value="0.0375822033519448" calcext:value-type="float">
            <text:p>0.0375822033519448</text:p>
          </table:table-cell>
          <table:table-cell table:formula="of:=[.O389]*[.E389]" office:value-type="float" office:value="11.1619143955276" calcext:value-type="float">
            <text:p>11.1619143955276</text:p>
          </table:table-cell>
          <table:table-cell table:number-columns-repeated="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float" office:value="48.4" calcext:value-type="float">
            <text:p>48.4</text:p>
          </table:table-cell>
          <table:table-cell table:formula="of:=[.B390]*60" office:value-type="float" office:value="2904" calcext:value-type="float">
            <text:p>2904</text:p>
          </table:table-cell>
          <table:table-cell office:value-type="float" office:value="20.06" calcext:value-type="float">
            <text:p>20.06</text:p>
          </table:table-cell>
          <table:table-cell office:value-type="float" office:value="297" calcext:value-type="float">
            <text:p>29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838" calcext:value-type="float">
            <text:p>838</text:p>
          </table:table-cell>
          <table:table-cell office:value-type="float" office:value="758" calcext:value-type="float">
            <text:p>758</text:p>
          </table:table-cell>
          <table:table-cell table:formula="of:=[.D390]/[.B390]*60" office:value-type="float" office:value="24.8677685950413" calcext:value-type="float">
            <text:p>24.8677685950413</text:p>
          </table:table-cell>
          <table:table-cell table:formula="of:=[.D390]/[.C390]/[.E390]" office:value-type="float" office:value="0.0000232582946081569" calcext:value-type="float">
            <text:p>2.32582946081569E-05</text:p>
          </table:table-cell>
          <table:table-cell table:formula="of:=[.M390] * 1.60934" office:value-type="float" office:value="0.0000374305038446912" calcext:value-type="float">
            <text:p>3.74305038446912E-05</text:p>
          </table:table-cell>
          <table:table-cell table:formula="of:=[.N390]*1000" office:value-type="float" office:value="0.0374305038446912" calcext:value-type="float">
            <text:p>0.0374305038446912</text:p>
          </table:table-cell>
          <table:table-cell table:formula="of:=[.O390]*[.E390]" office:value-type="float" office:value="11.1168596418733" calcext:value-type="float">
            <text:p>11.1168596418733</text:p>
          </table:table-cell>
          <table:table-cell table:number-columns-repeated="3"/>
        </table:table-row>
        <table:table-row table:style-name="ro1">
          <table:table-cell office:value-type="date" office:date-value="2022-06-29" calcext:value-type="date">
            <text:p>06/29/22</text:p>
          </table:table-cell>
          <table:table-cell office:value-type="float" office:value="44.9" calcext:value-type="float">
            <text:p>44.9</text:p>
          </table:table-cell>
          <table:table-cell table:formula="of:=[.B391]*60" office:value-type="float" office:value="2694" calcext:value-type="float">
            <text:p>2694</text:p>
          </table:table-cell>
          <table:table-cell office:value-type="float" office:value="19.04" calcext:value-type="float">
            <text:p>19.04</text:p>
          </table:table-cell>
          <table:table-cell office:value-type="float" office:value="310" calcext:value-type="float">
            <text:p>310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814" calcext:value-type="float">
            <text:p>814</text:p>
          </table:table-cell>
          <table:table-cell office:value-type="float" office:value="736" calcext:value-type="float">
            <text:p>736</text:p>
          </table:table-cell>
          <table:table-cell table:formula="of:=[.D391]/[.B391]*60" office:value-type="float" office:value="25.4432071269488" calcext:value-type="float">
            <text:p>25.4432071269488</text:p>
          </table:table-cell>
          <table:table-cell table:formula="of:=[.D391]/[.C391]/[.E391]" office:value-type="float" office:value="0.0000227985726943985" calcext:value-type="float">
            <text:p>2.27985726943985E-05</text:p>
          </table:table-cell>
          <table:table-cell table:formula="of:=[.M391] * 1.60934" office:value-type="float" office:value="0.0000366906549800034" calcext:value-type="float">
            <text:p>3.66906549800034E-05</text:p>
          </table:table-cell>
          <table:table-cell table:formula="of:=[.N391]*1000" office:value-type="float" office:value="0.0366906549800034" calcext:value-type="float">
            <text:p>0.0366906549800034</text:p>
          </table:table-cell>
          <table:table-cell table:formula="of:=[.O391]*[.E391]" office:value-type="float" office:value="11.374103043801" calcext:value-type="float">
            <text:p>11.374103043801</text:p>
          </table:table-cell>
          <table:table-cell table:number-columns-repeated="3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float" office:value="50.2" calcext:value-type="float">
            <text:p>50.2</text:p>
          </table:table-cell>
          <table:table-cell table:formula="of:=[.B392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96" calcext:value-type="float">
            <text:p>296</text:p>
          </table:table-cell>
          <table:table-cell office:value-type="float" office:value="44" calcext:value-type="float">
            <text:p>44</text:p>
          </table:table-cell>
          <table:table-cell office:value-type="float" office:value="18.71" calcext:value-type="float">
            <text:p>18.71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41" calcext:value-type="float">
            <text:p>841</text:p>
          </table:table-cell>
          <table:table-cell office:value-type="float" office:value="764" calcext:value-type="float">
            <text:p>764</text:p>
          </table:table-cell>
          <table:table-cell table:formula="of:=[.D392]/[.B392]*60" office:value-type="float" office:value="24.2988047808765" calcext:value-type="float">
            <text:p>24.2988047808765</text:p>
          </table:table-cell>
          <table:table-cell table:formula="of:=[.D392]/[.C392]/[.E392]" office:value-type="float" office:value="0.0000228029324144862" calcext:value-type="float">
            <text:p>2.28029324144862E-05</text:p>
          </table:table-cell>
          <table:table-cell table:formula="of:=[.M392] * 1.60934" office:value-type="float" office:value="0.0000366976712519292" calcext:value-type="float">
            <text:p>3.66976712519292E-05</text:p>
          </table:table-cell>
          <table:table-cell table:formula="of:=[.N392]*1000" office:value-type="float" office:value="0.0366976712519292" calcext:value-type="float">
            <text:p>0.0366976712519292</text:p>
          </table:table-cell>
          <table:table-cell table:formula="of:=[.O392]*[.E392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01" calcext:value-type="date">
            <text:p>07/01/22</text:p>
          </table:table-cell>
          <table:table-cell office:value-type="float" office:value="48.9" calcext:value-type="float">
            <text:p>48.9</text:p>
          </table:table-cell>
          <table:table-cell table:formula="of:=[.B393]*60" office:value-type="float" office:value="2934" calcext:value-type="float">
            <text:p>2934</text:p>
          </table:table-cell>
          <table:table-cell office:value-type="float" office:value="20.08" calcext:value-type="float">
            <text:p>20.08</text:p>
          </table:table-cell>
          <table:table-cell office:value-type="float" office:value="288" calcext:value-type="float">
            <text:p>288</text:p>
          </table:table-cell>
          <table:table-cell office:value-type="float" office:value="45.3" calcext:value-type="float">
            <text:p>45.3</text:p>
          </table:table-cell>
          <table:table-cell office:value-type="float" office:value="19" calcext:value-type="float">
            <text:p>1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823" calcext:value-type="float">
            <text:p>823</text:p>
          </table:table-cell>
          <table:table-cell office:value-type="float" office:value="740" calcext:value-type="float">
            <text:p>740</text:p>
          </table:table-cell>
          <table:table-cell table:formula="of:=[.D393]/[.B393]*60" office:value-type="float" office:value="24.638036809816" calcext:value-type="float">
            <text:p>24.638036809816</text:p>
          </table:table-cell>
          <table:table-cell table:formula="of:=[.D393]/[.C393]/[.E393]" office:value-type="float" office:value="0.0000237635385897145" calcext:value-type="float">
            <text:p>2.37635385897145E-05</text:p>
          </table:table-cell>
          <table:table-cell table:formula="of:=[.M393] * 1.60934" office:value-type="float" office:value="0.0000382436131939711" calcext:value-type="float">
            <text:p>3.82436131939711E-05</text:p>
          </table:table-cell>
          <table:table-cell table:formula="of:=[.N393]*1000" office:value-type="float" office:value="0.0382436131939711" calcext:value-type="float">
            <text:p>0.0382436131939711</text:p>
          </table:table-cell>
          <table:table-cell table:formula="of:=[.O393]*[.E393]" office:value-type="float" office:value="11.0141605998637" calcext:value-type="float">
            <text:p>11.0141605998637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48.6" calcext:value-type="float">
            <text:p>48.6</text:p>
          </table:table-cell>
          <table:table-cell table:formula="of:=[.B394]*60" office:value-type="float" office:value="2916" calcext:value-type="float">
            <text:p>2916</text:p>
          </table:table-cell>
          <table:table-cell office:value-type="float" office:value="20.43" calcext:value-type="float">
            <text:p>20.43</text:p>
          </table:table-cell>
          <table:table-cell office:value-type="float" office:value="305" calcext:value-type="float">
            <text:p>305</text:p>
          </table:table-cell>
          <table:table-cell office:value-type="float" office:value="44.9" calcext:value-type="float">
            <text:p>44.9</text:p>
          </table:table-cell>
          <table:table-cell office:value-type="float" office:value="19.24" calcext:value-type="float">
            <text:p>19.24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792" calcext:value-type="float">
            <text:p>792</text:p>
          </table:table-cell>
          <table:table-cell office:value-type="float" office:value="717" calcext:value-type="float">
            <text:p>717</text:p>
          </table:table-cell>
          <table:table-cell table:formula="of:=[.D394]/[.B394]*60" office:value-type="float" office:value="25.2222222222222" calcext:value-type="float">
            <text:p>25.2222222222222</text:p>
          </table:table-cell>
          <table:table-cell table:formula="of:=[.D394]/[.C394]/[.E394]" office:value-type="float" office:value="0.0000229710584901842" calcext:value-type="float">
            <text:p>2.29710584901842E-05</text:p>
          </table:table-cell>
          <table:table-cell table:formula="of:=[.M394] * 1.60934" office:value-type="float" office:value="0.000036968243270593" calcext:value-type="float">
            <text:p>3.6968243270593E-05</text:p>
          </table:table-cell>
          <table:table-cell table:formula="of:=[.N394]*1000" office:value-type="float" office:value="0.036968243270593" calcext:value-type="float">
            <text:p>0.036968243270593</text:p>
          </table:table-cell>
          <table:table-cell table:formula="of:=[.O394]*[.E394]" office:value-type="float" office:value="11.2753141975309" calcext:value-type="float">
            <text:p>11.2753141975309</text:p>
          </table:table-cell>
          <table:table-cell table:number-columns-repeated="3"/>
        </table:table-row>
        <table:table-row table:style-name="ro1">
          <table:table-cell office:value-type="date" office:date-value="2022-07-02" calcext:value-type="date">
            <text:p>07/02/22</text:p>
          </table:table-cell>
          <table:table-cell office:value-type="float" office:value="53" calcext:value-type="float">
            <text:p>53</text:p>
          </table:table-cell>
          <table:table-cell table:formula="of:=[.B395]*60" office:value-type="float" office:value="3180" calcext:value-type="float">
            <text:p>3180</text:p>
          </table:table-cell>
          <table:table-cell office:value-type="float" office:value="22.05" calcext:value-type="float">
            <text:p>22.05</text:p>
          </table:table-cell>
          <table:table-cell office:value-type="float" office:value="295" calcext:value-type="float">
            <text:p>295</text:p>
          </table:table-cell>
          <table:table-cell office:value-type="float" office:value="46.2" calcext:value-type="float">
            <text:p>46.2</text:p>
          </table:table-cell>
          <table:table-cell office:value-type="float" office:value="19.81" calcext:value-type="float">
            <text:p>19.81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2" calcext:value-type="float">
            <text:p>762</text:p>
          </table:table-cell>
          <table:table-cell table:formula="of:=[.D395]/[.B395]*60" office:value-type="float" office:value="24.9622641509434" calcext:value-type="float">
            <text:p>24.9622641509434</text:p>
          </table:table-cell>
          <table:table-cell table:formula="of:=[.D395]/[.C395]/[.E395]" office:value-type="float" office:value="0.0000235049568276303" calcext:value-type="float">
            <text:p>2.35049568276303E-05</text:p>
          </table:table-cell>
          <table:table-cell table:formula="of:=[.M395] * 1.60934" office:value-type="float" office:value="0.0000378274672209786" calcext:value-type="float">
            <text:p>3.78274672209786E-05</text:p>
          </table:table-cell>
          <table:table-cell table:formula="of:=[.N395]*1000" office:value-type="float" office:value="0.0378274672209786" calcext:value-type="float">
            <text:p>0.0378274672209786</text:p>
          </table:table-cell>
          <table:table-cell table:formula="of:=[.O395]*[.E395]" office:value-type="float" office:value="11.1591028301887" calcext:value-type="float">
            <text:p>11.1591028301887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47.9" calcext:value-type="float">
            <text:p>47.9</text:p>
          </table:table-cell>
          <table:table-cell table:formula="of:=[.B396]*60" office:value-type="float" office:value="2874" calcext:value-type="float">
            <text:p>2874</text:p>
          </table:table-cell>
          <table:table-cell office:value-type="float" office:value="20.09" calcext:value-type="float">
            <text:p>20.09</text:p>
          </table:table-cell>
          <table:table-cell office:value-type="float" office:value="305" calcext:value-type="float">
            <text:p>305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53" calcext:value-type="float">
            <text:p>853</text:p>
          </table:table-cell>
          <table:table-cell office:value-type="float" office:value="772" calcext:value-type="float">
            <text:p>772</text:p>
          </table:table-cell>
          <table:table-cell table:formula="of:=[.D396]/[.B396]*60" office:value-type="float" office:value="25.1649269311065" calcext:value-type="float">
            <text:p>25.1649269311065</text:p>
          </table:table-cell>
          <table:table-cell table:formula="of:=[.D396]/[.C396]/[.E396]" office:value-type="float" office:value="0.0000229188769864358" calcext:value-type="float">
            <text:p>2.29188769864358E-05</text:p>
          </table:table-cell>
          <table:table-cell table:formula="of:=[.M396] * 1.60934" office:value-type="float" office:value="0.0000368842654893505" calcext:value-type="float">
            <text:p>3.68842654893505E-05</text:p>
          </table:table-cell>
          <table:table-cell table:formula="of:=[.N396]*1000" office:value-type="float" office:value="0.0368842654893505" calcext:value-type="float">
            <text:p>0.0368842654893505</text:p>
          </table:table-cell>
          <table:table-cell table:formula="of:=[.O396]*[.E396]" office:value-type="float" office:value="11.2497009742519" calcext:value-type="float">
            <text:p>11.2497009742519</text:p>
          </table:table-cell>
          <table:table-cell table:number-columns-repeated="3"/>
        </table:table-row>
        <table:table-row table:style-name="ro1">
          <table:table-cell office:value-type="date" office:date-value="2022-07-03" calcext:value-type="date">
            <text:p>07/03/22</text:p>
          </table:table-cell>
          <table:table-cell office:value-type="float" office:value="51.7" calcext:value-type="float">
            <text:p>51.7</text:p>
          </table:table-cell>
          <table:table-cell table:formula="of:=[.B397]*60" office:value-type="float" office:value="3102" calcext:value-type="float">
            <text:p>3102</text:p>
          </table:table-cell>
          <table:table-cell office:value-type="float" office:value="21.25" calcext:value-type="float">
            <text:p>21.25</text:p>
          </table:table-cell>
          <table:table-cell office:value-type="float" office:value="287" calcext:value-type="float">
            <text:p>287</text:p>
          </table:table-cell>
          <table:table-cell office:value-type="float" office:value="45.1" calcext:value-type="float">
            <text:p>45.1</text:p>
          </table:table-cell>
          <table:table-cell office:value-type="float" office:value="19.17" calcext:value-type="float">
            <text:p>19.17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397]/[.B397]*60" office:value-type="float" office:value="24.6615087040619" calcext:value-type="float">
            <text:p>24.6615087040619</text:p>
          </table:table-cell>
          <table:table-cell table:formula="of:=[.D397]/[.C397]/[.E397]" office:value-type="float" office:value="0.0000238690560434203" calcext:value-type="float">
            <text:p>2.38690560434203E-05</text:p>
          </table:table-cell>
          <table:table-cell table:formula="of:=[.M397] * 1.60934" office:value-type="float" office:value="0.0000384134266529181" calcext:value-type="float">
            <text:p>3.84134266529181E-05</text:p>
          </table:table-cell>
          <table:table-cell table:formula="of:=[.N397]*1000" office:value-type="float" office:value="0.0384134266529181" calcext:value-type="float">
            <text:p>0.0384134266529181</text:p>
          </table:table-cell>
          <table:table-cell table:formula="of:=[.O397]*[.E397]" office:value-type="float" office:value="11.0246534493875" calcext:value-type="float">
            <text:p>11.024653449387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46.9" calcext:value-type="float">
            <text:p>46.9</text:p>
          </table:table-cell>
          <table:table-cell table:formula="of:=[.B398]*60" office:value-type="float" office:value="2814" calcext:value-type="float">
            <text:p>2814</text:p>
          </table:table-cell>
          <table:table-cell office:value-type="float" office:value="19.85" calcext:value-type="float">
            <text:p>19.85</text:p>
          </table:table-cell>
          <table:table-cell office:value-type="float" office:value="308" calcext:value-type="float">
            <text:p>308</text:p>
          </table:table-cell>
          <table:table-cell office:value-type="float" office:value="44.6" calcext:value-type="float">
            <text:p>44.6</text:p>
          </table:table-cell>
          <table:table-cell office:value-type="float" office:value="19.13" calcext:value-type="float">
            <text:p>19.13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563" calcext:value-type="float">
            <text:p>563</text:p>
          </table:table-cell>
          <table:table-cell office:value-type="float" office:value="510" calcext:value-type="float">
            <text:p>510</text:p>
          </table:table-cell>
          <table:table-cell table:formula="of:=[.D398]/[.B398]*60" office:value-type="float" office:value="25.3944562899787" calcext:value-type="float">
            <text:p>25.3944562899787</text:p>
          </table:table-cell>
          <table:table-cell table:formula="of:=[.D398]/[.C398]/[.E398]" office:value-type="float" office:value="0.0000229026481691727" calcext:value-type="float">
            <text:p>2.29026481691727E-05</text:p>
          </table:table-cell>
          <table:table-cell table:formula="of:=[.M398] * 1.60934" office:value-type="float" office:value="0.0000368581478045764" calcext:value-type="float">
            <text:p>3.68581478045764E-05</text:p>
          </table:table-cell>
          <table:table-cell table:formula="of:=[.N398]*1000" office:value-type="float" office:value="0.0368581478045764" calcext:value-type="float">
            <text:p>0.0368581478045764</text:p>
          </table:table-cell>
          <table:table-cell table:formula="of:=[.O398]*[.E398]" office:value-type="float" office:value="11.3523095238095" calcext:value-type="float">
            <text:p>11.3523095238095</text:p>
          </table:table-cell>
          <table:table-cell table:number-columns-repeated="3"/>
        </table:table-row>
        <table:table-row table:style-name="ro1">
          <table:table-cell office:value-type="date" office:date-value="2022-07-04" calcext:value-type="date">
            <text:p>07/04/22</text:p>
          </table:table-cell>
          <table:table-cell office:value-type="float" office:value="54.3" calcext:value-type="float">
            <text:p>54.3</text:p>
          </table:table-cell>
          <table:table-cell table:formula="of:=[.B399]*60" office:value-type="float" office:value="3258" calcext:value-type="float">
            <text:p>3258</text:p>
          </table:table-cell>
          <table:table-cell office:value-type="float" office:value="21.21" calcext:value-type="float">
            <text:p>21.21</text:p>
          </table:table-cell>
          <table:table-cell office:value-type="float" office:value="270" calcext:value-type="float">
            <text:p>270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800" calcext:value-type="float">
            <text:p>800</text:p>
          </table:table-cell>
          <table:table-cell office:value-type="float" office:value="715" calcext:value-type="float">
            <text:p>715</text:p>
          </table:table-cell>
          <table:table-cell table:formula="of:=[.D399]/[.B399]*60" office:value-type="float" office:value="23.4364640883978" calcext:value-type="float">
            <text:p>23.4364640883978</text:p>
          </table:table-cell>
          <table:table-cell table:formula="of:=[.D399]/[.C399]/[.E399]" office:value-type="float" office:value="0.0000241115885683105" calcext:value-type="float">
            <text:p>2.41115885683105E-05</text:p>
          </table:table-cell>
          <table:table-cell table:formula="of:=[.M399] * 1.60934" office:value-type="float" office:value="0.0000388037439465248" calcext:value-type="float">
            <text:p>3.88037439465248E-05</text:p>
          </table:table-cell>
          <table:table-cell table:formula="of:=[.N399]*1000" office:value-type="float" office:value="0.0388037439465248" calcext:value-type="float">
            <text:p>0.0388037439465248</text:p>
          </table:table-cell>
          <table:table-cell table:formula="of:=[.O399]*[.E399]" office:value-type="float" office:value="10.4770108655617" calcext:value-type="float">
            <text:p>10.4770108655617</text:p>
          </table:table-cell>
          <table:table-cell table:number-columns-repeated="3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float" office:value="49" calcext:value-type="float">
            <text:p>49</text:p>
          </table:table-cell>
          <table:table-cell table:formula="of:=[.B400]*60" office:value-type="float" office:value="2940" calcext:value-type="float">
            <text:p>2940</text:p>
          </table:table-cell>
          <table:table-cell office:value-type="float" office:value="20.49" calcext:value-type="float">
            <text:p>20.49</text:p>
          </table:table-cell>
          <table:table-cell office:value-type="float" office:value="302" calcext:value-type="float">
            <text:p>302</text:p>
          </table:table-cell>
          <table:table-cell office:value-type="float" office:value="46" calcext:value-type="float">
            <text:p>46</text:p>
          </table:table-cell>
          <table:table-cell office:value-type="float" office:value="19.67" calcext:value-type="float">
            <text:p>19.67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00]/[.B400]*60" office:value-type="float" office:value="25.0897959183673" calcext:value-type="float">
            <text:p>25.0897959183673</text:p>
          </table:table-cell>
          <table:table-cell table:formula="of:=[.D400]/[.C400]/[.E400]" office:value-type="float" office:value="0.0000230774428976889" calcext:value-type="float">
            <text:p>2.30774428976889E-05</text:p>
          </table:table-cell>
          <table:table-cell table:formula="of:=[.M400] * 1.60934" office:value-type="float" office:value="0.0000371394519529666" calcext:value-type="float">
            <text:p>3.71394519529666E-05</text:p>
          </table:table-cell>
          <table:table-cell table:formula="of:=[.N400]*1000" office:value-type="float" office:value="0.0371394519529666" calcext:value-type="float">
            <text:p>0.0371394519529666</text:p>
          </table:table-cell>
          <table:table-cell table:formula="of:=[.O400]*[.E400]" office:value-type="float" office:value="11.2161144897959" calcext:value-type="float">
            <text:p>11.2161144897959</text:p>
          </table:table-cell>
          <table:table-cell table:number-columns-repeated="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float" office:value="46.3" calcext:value-type="float">
            <text:p>46.3</text:p>
          </table:table-cell>
          <table:table-cell table:formula="of:=[.B401]*60" office:value-type="float" office:value="2778" calcext:value-type="float">
            <text:p>2778</text:p>
          </table:table-cell>
          <table:table-cell office:value-type="float" office:value="19.15" calcext:value-type="float">
            <text:p>19.15</text:p>
          </table:table-cell>
          <table:table-cell office:value-type="float" office:value="292" calcext:value-type="float">
            <text:p>292</text:p>
          </table:table-cell>
          <table:table-cell office:value-type="float" office:value="41.6" calcext:value-type="float">
            <text:p>41.6</text:p>
          </table:table-cell>
          <table:table-cell office:value-type="float" office:value="17.7" calcext:value-type="float">
            <text:p>17.7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786" calcext:value-type="float">
            <text:p>786</text:p>
          </table:table-cell>
          <table:table-cell office:value-type="float" office:value="707" calcext:value-type="float">
            <text:p>707</text:p>
          </table:table-cell>
          <table:table-cell table:formula="of:=[.D401]/[.B401]*60" office:value-type="float" office:value="24.8164146868251" calcext:value-type="float">
            <text:p>24.8164146868251</text:p>
          </table:table-cell>
          <table:table-cell table:formula="of:=[.D401]/[.C401]/[.E401]" office:value-type="float" office:value="0.0000236077004250619" calcext:value-type="float">
            <text:p>2.36077004250619E-05</text:p>
          </table:table-cell>
          <table:table-cell table:formula="of:=[.M401] * 1.60934" office:value-type="float" office:value="0.0000379928166020691" calcext:value-type="float">
            <text:p>3.79928166020691E-05</text:p>
          </table:table-cell>
          <table:table-cell table:formula="of:=[.N401]*1000" office:value-type="float" office:value="0.0379928166020691" calcext:value-type="float">
            <text:p>0.0379928166020691</text:p>
          </table:table-cell>
          <table:table-cell table:formula="of:=[.O401]*[.E401]" office:value-type="float" office:value="11.0939024478042" calcext:value-type="float">
            <text:p>11.0939024478042</text:p>
          </table:table-cell>
          <table:table-cell table:number-columns-repeated="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float" office:value="48.2" calcext:value-type="float">
            <text:p>48.2</text:p>
          </table:table-cell>
          <table:table-cell table:formula="of:=[.B402]*60" office:value-type="float" office:value="2892" calcext:value-type="float">
            <text:p>2892</text:p>
          </table:table-cell>
          <table:table-cell office:value-type="float" office:value="20.09" calcext:value-type="float">
            <text:p>20.09</text:p>
          </table:table-cell>
          <table:table-cell office:value-type="float" office:value="304" calcext:value-type="float">
            <text:p>304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840" calcext:value-type="float">
            <text:p>840</text:p>
          </table:table-cell>
          <table:table-cell office:value-type="float" office:value="761" calcext:value-type="float">
            <text:p>761</text:p>
          </table:table-cell>
          <table:table-cell table:formula="of:=[.D402]/[.B402]*60" office:value-type="float" office:value="25.0082987551867" calcext:value-type="float">
            <text:p>25.0082987551867</text:p>
          </table:table-cell>
          <table:table-cell table:formula="of:=[.D402]/[.C402]/[.E402]" office:value-type="float" office:value="0.0000228511501783504" calcext:value-type="float">
            <text:p>2.28511501783504E-05</text:p>
          </table:table-cell>
          <table:table-cell table:formula="of:=[.M402] * 1.60934" office:value-type="float" office:value="0.0000367752700280265" calcext:value-type="float">
            <text:p>3.67752700280265E-05</text:p>
          </table:table-cell>
          <table:table-cell table:formula="of:=[.N402]*1000" office:value-type="float" office:value="0.0367752700280265" calcext:value-type="float">
            <text:p>0.0367752700280265</text:p>
          </table:table-cell>
          <table:table-cell table:formula="of:=[.O402]*[.E402]" office:value-type="float" office:value="11.1796820885201" calcext:value-type="float">
            <text:p>11.1796820885201</text:p>
          </table:table-cell>
          <table:table-cell table:number-columns-repeated="3"/>
        </table:table-row>
        <table:table-row table:style-name="ro1">
          <table:table-cell office:value-type="date" office:date-value="2022-07-08" calcext:value-type="date">
            <text:p>07/08/22</text:p>
          </table:table-cell>
          <table:table-cell office:value-type="float" office:value="47.3" calcext:value-type="float">
            <text:p>47.3</text:p>
          </table:table-cell>
          <table:table-cell table:formula="of:=[.B403]*60" office:value-type="float" office:value="2838" calcext:value-type="float">
            <text:p>2838</text:p>
          </table:table-cell>
          <table:table-cell office:value-type="float" office:value="19.97" calcext:value-type="float">
            <text:p>19.97</text:p>
          </table:table-cell>
          <table:table-cell office:value-type="float" office:value="306" calcext:value-type="float">
            <text:p>306</text:p>
          </table:table-cell>
          <table:table-cell office:value-type="float" office:value="45.7" calcext:value-type="float">
            <text:p>45.7</text:p>
          </table:table-cell>
          <table:table-cell office:value-type="float" office:value="19.47" calcext:value-type="float">
            <text:p>19.47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851" calcext:value-type="float">
            <text:p>851</text:p>
          </table:table-cell>
          <table:table-cell office:value-type="float" office:value="769" calcext:value-type="float">
            <text:p>769</text:p>
          </table:table-cell>
          <table:table-cell table:formula="of:=[.D403]/[.B403]*60" office:value-type="float" office:value="25.3319238900634" calcext:value-type="float">
            <text:p>25.3319238900634</text:p>
          </table:table-cell>
          <table:table-cell table:formula="of:=[.D403]/[.C403]/[.E403]" office:value-type="float" office:value="0.0000229955736111687" calcext:value-type="float">
            <text:p>2.29955736111687E-05</text:p>
          </table:table-cell>
          <table:table-cell table:formula="of:=[.M403] * 1.60934" office:value-type="float" office:value="0.0000370076964353982" calcext:value-type="float">
            <text:p>3.70076964353982E-05</text:p>
          </table:table-cell>
          <table:table-cell table:formula="of:=[.N403]*1000" office:value-type="float" office:value="0.0370076964353982" calcext:value-type="float">
            <text:p>0.0370076964353982</text:p>
          </table:table-cell>
          <table:table-cell table:formula="of:=[.O403]*[.E403]" office:value-type="float" office:value="11.3243551092319" calcext:value-type="float">
            <text:p>11.3243551092319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4.6" calcext:value-type="float">
            <text:p>54.6</text:p>
          </table:table-cell>
          <table:table-cell table:formula="of:=[.B404]*60" office:value-type="float" office:value="3276" calcext:value-type="float">
            <text:p>3276</text:p>
          </table:table-cell>
          <table:table-cell office:value-type="float" office:value="22.6" calcext:value-type="float">
            <text:p>22.6</text:p>
          </table:table-cell>
          <table:table-cell office:value-type="float" office:value="296" calcext:value-type="float">
            <text:p>296</text:p>
          </table:table-cell>
          <table:table-cell office:value-type="float" office:value="47.6" calcext:value-type="float">
            <text:p>47.6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404]/[.B404]*60" office:value-type="float" office:value="24.8351648351648" calcext:value-type="float">
            <text:p>24.8351648351648</text:p>
          </table:table-cell>
          <table:table-cell table:formula="of:=[.D404]/[.C404]/[.E404]" office:value-type="float" office:value="0.0000233062733062733" calcext:value-type="float">
            <text:p>2.33062733062733E-05</text:p>
          </table:table-cell>
          <table:table-cell table:formula="of:=[.M404] * 1.60934" office:value-type="float" office:value="0.0000375077178827179" calcext:value-type="float">
            <text:p>3.75077178827179E-05</text:p>
          </table:table-cell>
          <table:table-cell table:formula="of:=[.N404]*1000" office:value-type="float" office:value="0.0375077178827179" calcext:value-type="float">
            <text:p>0.0375077178827179</text:p>
          </table:table-cell>
          <table:table-cell table:formula="of:=[.O404]*[.E404]" office:value-type="float" office:value="11.1022844932845" calcext:value-type="float">
            <text:p>11.1022844932845</text:p>
          </table:table-cell>
          <table:table-cell table:number-columns-repeated="3"/>
        </table:table-row>
        <table:table-row table:style-name="ro1">
          <table:table-cell office:value-type="date" office:date-value="2022-07-09" calcext:value-type="date">
            <text:p>07/09/22</text:p>
          </table:table-cell>
          <table:table-cell office:value-type="float" office:value="50.2" calcext:value-type="float">
            <text:p>50.2</text:p>
          </table:table-cell>
          <table:table-cell table:formula="of:=[.B405]*60" office:value-type="float" office:value="3012" calcext:value-type="float">
            <text:p>3012</text:p>
          </table:table-cell>
          <table:table-cell office:value-type="float" office:value="20.33" calcext:value-type="float">
            <text:p>20.33</text:p>
          </table:table-cell>
          <table:table-cell office:value-type="float" office:value="284" calcext:value-type="float">
            <text:p>284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810" calcext:value-type="float">
            <text:p>810</text:p>
          </table:table-cell>
          <table:table-cell office:value-type="float" office:value="727" calcext:value-type="float">
            <text:p>727</text:p>
          </table:table-cell>
          <table:table-cell table:formula="of:=[.D405]/[.B405]*60" office:value-type="float" office:value="24.2988047808765" calcext:value-type="float">
            <text:p>24.2988047808765</text:p>
          </table:table-cell>
          <table:table-cell table:formula="of:=[.D405]/[.C405]/[.E405]" office:value-type="float" office:value="0.0000237664366010138" calcext:value-type="float">
            <text:p>2.37664366010138E-05</text:p>
          </table:table-cell>
          <table:table-cell table:formula="of:=[.M405] * 1.60934" office:value-type="float" office:value="0.0000382482770794755" calcext:value-type="float">
            <text:p>3.82482770794755E-05</text:p>
          </table:table-cell>
          <table:table-cell table:formula="of:=[.N405]*1000" office:value-type="float" office:value="0.0382482770794755" calcext:value-type="float">
            <text:p>0.0382482770794755</text:p>
          </table:table-cell>
          <table:table-cell table:formula="of:=[.O405]*[.E405]" office:value-type="float" office:value="10.862510690571" calcext:value-type="float">
            <text:p>10.862510690571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0.7" calcext:value-type="float">
            <text:p>50.7</text:p>
          </table:table-cell>
          <table:table-cell table:formula="of:=[.B406]*60" office:value-type="float" office:value="3042" calcext:value-type="float">
            <text:p>3042</text:p>
          </table:table-cell>
          <table:table-cell office:value-type="float" office:value="21.11" calcext:value-type="float">
            <text:p>21.11</text:p>
          </table:table-cell>
          <table:table-cell office:value-type="float" office:value="300" calcext:value-type="float">
            <text:p>300</text:p>
          </table:table-cell>
          <table:table-cell office:value-type="float" office:value="44.1" calcext:value-type="float">
            <text:p>44.1</text:p>
          </table:table-cell>
          <table:table-cell office:value-type="float" office:value="19.03" calcext:value-type="float">
            <text:p>19.03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406]/[.B406]*60" office:value-type="float" office:value="24.9822485207101" calcext:value-type="float">
            <text:p>24.9822485207101</text:p>
          </table:table-cell>
          <table:table-cell table:formula="of:=[.D406]/[.C406]/[.E406]" office:value-type="float" office:value="0.0000231317115932501" calcext:value-type="float">
            <text:p>2.31317115932501E-05</text:p>
          </table:table-cell>
          <table:table-cell table:formula="of:=[.M406] * 1.60934" office:value-type="float" office:value="0.000037226788735481" calcext:value-type="float">
            <text:p>3.7226788735481E-05</text:p>
          </table:table-cell>
          <table:table-cell table:formula="of:=[.N406]*1000" office:value-type="float" office:value="0.037226788735481" calcext:value-type="float">
            <text:p>0.037226788735481</text:p>
          </table:table-cell>
          <table:table-cell table:formula="of:=[.O406]*[.E406]" office:value-type="float" office:value="11.1680366206443" calcext:value-type="float">
            <text:p>11.1680366206443</text:p>
          </table:table-cell>
          <table:table-cell table:number-columns-repeated="3"/>
        </table:table-row>
        <table:table-row table:style-name="ro1">
          <table:table-cell office:value-type="date" office:date-value="2022-07-10" calcext:value-type="date">
            <text:p>07/10/22</text:p>
          </table:table-cell>
          <table:table-cell office:value-type="float" office:value="51.1" calcext:value-type="float">
            <text:p>51.1</text:p>
          </table:table-cell>
          <table:table-cell table:formula="of:=[.B407]*60" office:value-type="float" office:value="3066" calcext:value-type="float">
            <text:p>3066</text:p>
          </table:table-cell>
          <table:table-cell office:value-type="float" office:value="20.64" calcext:value-type="float">
            <text:p>20.64</text:p>
          </table:table-cell>
          <table:table-cell office:value-type="float" office:value="279" calcext:value-type="float">
            <text:p>279</text:p>
          </table:table-cell>
          <table:table-cell office:value-type="float" office:value="44.3" calcext:value-type="float">
            <text:p>44.3</text:p>
          </table:table-cell>
          <table:table-cell office:value-type="float" office:value="18.65" calcext:value-type="float">
            <text:p>18.65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office:value-type="float" office:value="734" calcext:value-type="float">
            <text:p>734</text:p>
          </table:table-cell>
          <table:table-cell table:formula="of:=[.D407]/[.B407]*60" office:value-type="float" office:value="24.2348336594912" calcext:value-type="float">
            <text:p>24.2348336594912</text:p>
          </table:table-cell>
          <table:table-cell table:formula="of:=[.D407]/[.C407]/[.E407]" office:value-type="float" office:value="0.0000241286675223927" calcext:value-type="float">
            <text:p>2.41286675223927E-05</text:p>
          </table:table-cell>
          <table:table-cell table:formula="of:=[.M407] * 1.60934" office:value-type="float" office:value="0.0000388312297904874" calcext:value-type="float">
            <text:p>3.88312297904874E-05</text:p>
          </table:table-cell>
          <table:table-cell table:formula="of:=[.N407]*1000" office:value-type="float" office:value="0.0388312297904874" calcext:value-type="float">
            <text:p>0.0388312297904874</text:p>
          </table:table-cell>
          <table:table-cell table:formula="of:=[.O407]*[.E407]" office:value-type="float" office:value="10.833913111546" calcext:value-type="float">
            <text:p>10.833913111546</text:p>
          </table:table-cell>
          <table:table-cell table:number-columns-repeated="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float" office:value="49.5" calcext:value-type="float">
            <text:p>49.5</text:p>
          </table:table-cell>
          <table:table-cell table:formula="of:=[.B408]*60" office:value-type="float" office:value="2970" calcext:value-type="float">
            <text:p>2970</text:p>
          </table:table-cell>
          <table:table-cell office:value-type="float" office:value="20.38" calcext:value-type="float">
            <text:p>20.38</text:p>
          </table:table-cell>
          <table:table-cell office:value-type="float" office:value="291" calcext:value-type="float">
            <text:p>291</text:p>
          </table:table-cell>
          <table:table-cell office:value-type="float" office:value="46.2" calcext:value-type="float">
            <text:p>46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office:value-type="float" office:value="828" calcext:value-type="float">
            <text:p>828</text:p>
          </table:table-cell>
          <table:table-cell office:value-type="float" office:value="745" calcext:value-type="float">
            <text:p>745</text:p>
          </table:table-cell>
          <table:table-cell table:formula="of:=[.D408]/[.B408]*60" office:value-type="float" office:value="24.7030303030303" calcext:value-type="float">
            <text:p>24.7030303030303</text:p>
          </table:table-cell>
          <table:table-cell table:formula="of:=[.D408]/[.C408]/[.E408]" office:value-type="float" office:value="0.0000235805940273294" calcext:value-type="float">
            <text:p>2.35805940273294E-05</text:p>
          </table:table-cell>
          <table:table-cell table:formula="of:=[.M408] * 1.60934" office:value-type="float" office:value="0.0000379491931919423" calcext:value-type="float">
            <text:p>3.79491931919423E-05</text:p>
          </table:table-cell>
          <table:table-cell table:formula="of:=[.N408]*1000" office:value-type="float" office:value="0.0379491931919423" calcext:value-type="float">
            <text:p>0.0379491931919423</text:p>
          </table:table-cell>
          <table:table-cell table:formula="of:=[.O408]*[.E408]" office:value-type="float" office:value="11.0432152188552" calcext:value-type="float">
            <text:p>11.0432152188552</text:p>
          </table:table-cell>
          <table:table-cell table:number-columns-repeated="3"/>
        </table:table-row>
        <table:table-row table:style-name="ro1">
          <table:table-cell office:value-type="date" office:date-value="2022-07-22" calcext:value-type="date">
            <text:p>07/22/22</text:p>
          </table:table-cell>
          <table:table-cell office:value-type="float" office:value="46.4" calcext:value-type="float">
            <text:p>46.4</text:p>
          </table:table-cell>
          <table:table-cell table:formula="of:=[.B409]*60" office:value-type="float" office:value="2784" calcext:value-type="float">
            <text:p>2784</text:p>
          </table:table-cell>
          <table:table-cell office:value-type="float" office:value="19.47" calcext:value-type="float">
            <text:p>19.47</text:p>
          </table:table-cell>
          <table:table-cell office:value-type="float" office:value="300" calcext:value-type="float">
            <text:p>300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304" calcext:value-type="float">
            <text:p>304</text:p>
          </table:table-cell>
          <table:table-cell office:value-type="float" office:value="830" calcext:value-type="float">
            <text:p>830</text:p>
          </table:table-cell>
          <table:table-cell office:value-type="float" office:value="747" calcext:value-type="float">
            <text:p>747</text:p>
          </table:table-cell>
          <table:table-cell table:formula="of:=[.D409]/[.B409]*60" office:value-type="float" office:value="25.176724137931" calcext:value-type="float">
            <text:p>25.176724137931</text:p>
          </table:table-cell>
          <table:table-cell table:formula="of:=[.D409]/[.C409]/[.E409]" office:value-type="float" office:value="0.0000233117816091954" calcext:value-type="float">
            <text:p>2.33117816091954E-05</text:p>
          </table:table-cell>
          <table:table-cell table:formula="of:=[.M409] * 1.60934" office:value-type="float" office:value="0.0000375165826149425" calcext:value-type="float">
            <text:p>3.75165826149425E-05</text:p>
          </table:table-cell>
          <table:table-cell table:formula="of:=[.N409]*1000" office:value-type="float" office:value="0.0375165826149425" calcext:value-type="float">
            <text:p>0.0375165826149425</text:p>
          </table:table-cell>
          <table:table-cell table:formula="of:=[.O409]*[.E409]" office:value-type="float" office:value="11.2549747844828" calcext:value-type="float">
            <text:p>11.2549747844828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6" calcext:value-type="float">
            <text:p>46</text:p>
          </table:table-cell>
          <table:table-cell table:formula="of:=[.B410]*60" office:value-type="float" office:value="2760" calcext:value-type="float">
            <text:p>2760</text:p>
          </table:table-cell>
          <table:table-cell office:value-type="float" office:value="18.59" calcext:value-type="float">
            <text:p>18.59</text:p>
          </table:table-cell>
          <table:table-cell office:value-type="float" office:value="270" calcext:value-type="float">
            <text:p>270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276" calcext:value-type="float">
            <text:p>276</text:p>
          </table:table-cell>
          <table:table-cell office:value-type="float" office:value="272" calcext:value-type="float">
            <text:p>27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table:formula="of:=[.D410]/[.B410]*60" office:value-type="float" office:value="24.2478260869565" calcext:value-type="float">
            <text:p>24.2478260869565</text:p>
          </table:table-cell>
          <table:table-cell table:formula="of:=[.D410]/[.C410]/[.E410]" office:value-type="float" office:value="0.0000249463231347289" calcext:value-type="float">
            <text:p>2.49463231347289E-05</text:p>
          </table:table-cell>
          <table:table-cell table:formula="of:=[.M410] * 1.60934" office:value-type="float" office:value="0.0000401471156736447" calcext:value-type="float">
            <text:p>4.01471156736447E-05</text:p>
          </table:table-cell>
          <table:table-cell table:formula="of:=[.N410]*1000" office:value-type="float" office:value="0.0401471156736447" calcext:value-type="float">
            <text:p>0.0401471156736447</text:p>
          </table:table-cell>
          <table:table-cell table:formula="of:=[.O410]*[.E410]" office:value-type="float" office:value="10.8397212318841" calcext:value-type="float">
            <text:p>10.8397212318841</text:p>
          </table:table-cell>
          <table:table-cell table:number-columns-repeated="3"/>
        </table:table-row>
        <table:table-row table:style-name="ro1">
          <table:table-cell office:value-type="date" office:date-value="2022-07-23" calcext:value-type="date">
            <text:p>07/23/22</text:p>
          </table:table-cell>
          <table:table-cell office:value-type="float" office:value="48.2" calcext:value-type="float">
            <text:p>48.2</text:p>
          </table:table-cell>
          <table:table-cell table:formula="of:=[.B411]*60" office:value-type="float" office:value="2892" calcext:value-type="float">
            <text:p>2892</text:p>
          </table:table-cell>
          <table:table-cell office:value-type="float" office:value="19.62" calcext:value-type="float">
            <text:p>19.62</text:p>
          </table:table-cell>
          <table:table-cell office:value-type="float" office:value="276" calcext:value-type="float">
            <text:p>276</text:p>
          </table:table-cell>
          <table:table-cell office:value-type="float" office:value="44.5" calcext:value-type="float">
            <text:p>44.5</text:p>
          </table:table-cell>
          <table:table-cell/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table:formula="of:=[.D411]/[.B411]*60" office:value-type="float" office:value="24.4232365145228" calcext:value-type="float">
            <text:p>24.4232365145228</text:p>
          </table:table-cell>
          <table:table-cell table:formula="of:=[.D411]/[.C411]/[.E411]" office:value-type="float" office:value="0.0000245805520476276" calcext:value-type="float">
            <text:p>2.45805520476276E-05</text:p>
          </table:table-cell>
          <table:table-cell table:formula="of:=[.M411] * 1.60934" office:value-type="float" office:value="0.0000395584656323291" calcext:value-type="float">
            <text:p>3.95584656323291E-05</text:p>
          </table:table-cell>
          <table:table-cell table:formula="of:=[.N411]*1000" office:value-type="float" office:value="0.0395584656323291" calcext:value-type="float">
            <text:p>0.0395584656323291</text:p>
          </table:table-cell>
          <table:table-cell table:formula="of:=[.O411]*[.E411]" office:value-type="float" office:value="10.9181365145228" calcext:value-type="float">
            <text:p>10.9181365145228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6" calcext:value-type="float">
            <text:p>46</text:p>
          </table:table-cell>
          <table:table-cell table:formula="of:=[.B412]*60" office:value-type="float" office:value="2760" calcext:value-type="float">
            <text:p>2760</text:p>
          </table:table-cell>
          <table:table-cell office:value-type="float" office:value="19.25" calcext:value-type="float">
            <text:p>19.25</text:p>
          </table:table-cell>
          <table:table-cell office:value-type="float" office:value="306" calcext:value-type="float">
            <text:p>306</text:p>
          </table:table-cell>
          <table:table-cell office:value-type="float" office:value="44.7" calcext:value-type="float">
            <text:p>44.7</text:p>
          </table:table-cell>
          <table:table-cell office:value-type="float" office:value="18.8" calcext:value-type="float">
            <text:p>18.8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834" calcext:value-type="float">
            <text:p>834</text:p>
          </table:table-cell>
          <table:table-cell office:value-type="float" office:value="751" calcext:value-type="float">
            <text:p>751</text:p>
          </table:table-cell>
          <table:table-cell table:formula="of:=[.D412]/[.B412]*60" office:value-type="float" office:value="25.1086956521739" calcext:value-type="float">
            <text:p>25.1086956521739</text:p>
          </table:table-cell>
          <table:table-cell table:formula="of:=[.D412]/[.C412]/[.E412]" office:value-type="float" office:value="0.0000227929335985602" calcext:value-type="float">
            <text:p>2.27929335985602E-05</text:p>
          </table:table-cell>
          <table:table-cell table:formula="of:=[.M412] * 1.60934" office:value-type="float" office:value="0.0000366815797575069" calcext:value-type="float">
            <text:p>3.66815797575069E-05</text:p>
          </table:table-cell>
          <table:table-cell table:formula="of:=[.N412]*1000" office:value-type="float" office:value="0.0366815797575069" calcext:value-type="float">
            <text:p>0.0366815797575069</text:p>
          </table:table-cell>
          <table:table-cell table:formula="of:=[.O412]*[.E412]" office:value-type="float" office:value="11.2245634057971" calcext:value-type="float">
            <text:p>11.2245634057971</text:p>
          </table:table-cell>
          <table:table-cell table:number-columns-repeated="3"/>
        </table:table-row>
        <table:table-row table:style-name="ro1">
          <table:table-cell office:value-type="date" office:date-value="2022-07-24" calcext:value-type="date">
            <text:p>07/24/22</text:p>
          </table:table-cell>
          <table:table-cell office:value-type="float" office:value="42" calcext:value-type="float">
            <text:p>42</text:p>
          </table:table-cell>
          <table:table-cell table:formula="of:=[.B413]*60" office:value-type="float" office:value="2520" calcext:value-type="float">
            <text:p>2520</text:p>
          </table:table-cell>
          <table:table-cell office:value-type="float" office:value="16.95" calcext:value-type="float">
            <text:p>16.95</text:p>
          </table:table-cell>
          <table:table-cell office:value-type="float" office:value="280" calcext:value-type="float">
            <text:p>280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7" calcext:value-type="float">
            <text:p>307</text:p>
          </table:table-cell>
          <table:table-cell office:value-type="float" office:value="557" calcext:value-type="float">
            <text:p>557</text:p>
          </table:table-cell>
          <table:table-cell office:value-type="float" office:value="502" calcext:value-type="float">
            <text:p>502</text:p>
          </table:table-cell>
          <table:table-cell table:formula="of:=[.D413]/[.B413]*60" office:value-type="float" office:value="24.2142857142857" calcext:value-type="float">
            <text:p>24.2142857142857</text:p>
          </table:table-cell>
          <table:table-cell table:formula="of:=[.D413]/[.C413]/[.E413]" office:value-type="float" office:value="0.0000240221088435374" calcext:value-type="float">
            <text:p>2.40221088435374E-05</text:p>
          </table:table-cell>
          <table:table-cell table:formula="of:=[.M413] * 1.60934" office:value-type="float" office:value="0.0000386597406462585" calcext:value-type="float">
            <text:p>3.86597406462585E-05</text:p>
          </table:table-cell>
          <table:table-cell table:formula="of:=[.N413]*1000" office:value-type="float" office:value="0.0386597406462585" calcext:value-type="float">
            <text:p>0.0386597406462585</text:p>
          </table:table-cell>
          <table:table-cell table:formula="of:=[.O413]*[.E413]" office:value-type="float" office:value="10.8247273809524" calcext:value-type="float">
            <text:p>10.8247273809524</text:p>
          </table:table-cell>
          <table:table-cell table:number-columns-repeated="3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float" office:value="48.2" calcext:value-type="float">
            <text:p>48.2</text:p>
          </table:table-cell>
          <table:table-cell table:formula="of:=[.B414]*60" office:value-type="float" office:value="2892" calcext:value-type="float">
            <text:p>2892</text:p>
          </table:table-cell>
          <table:table-cell office:value-type="float" office:value="20.08" calcext:value-type="float">
            <text:p>20.08</text:p>
          </table:table-cell>
          <table:table-cell office:value-type="float" office:value="296" calcext:value-type="float">
            <text:p>296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616" calcext:value-type="float">
            <text:p>616</text:p>
          </table:table-cell>
          <table:table-cell office:value-type="float" office:value="554" calcext:value-type="float">
            <text:p>554</text:p>
          </table:table-cell>
          <table:table-cell table:formula="of:=[.D414]/[.B414]*60" office:value-type="float" office:value="24.9958506224066" calcext:value-type="float">
            <text:p>24.9958506224066</text:p>
          </table:table-cell>
          <table:table-cell table:formula="of:=[.D414]/[.C414]/[.E414]" office:value-type="float" office:value="0.0000234570670255318" calcext:value-type="float">
            <text:p>2.34570670255318E-05</text:p>
          </table:table-cell>
          <table:table-cell table:formula="of:=[.M414] * 1.60934" office:value-type="float" office:value="0.0000377503962468693" calcext:value-type="float">
            <text:p>3.77503962468693E-05</text:p>
          </table:table-cell>
          <table:table-cell table:formula="of:=[.N414]*1000" office:value-type="float" office:value="0.0377503962468693" calcext:value-type="float">
            <text:p>0.0377503962468693</text:p>
          </table:table-cell>
          <table:table-cell table:formula="of:=[.O414]*[.E414]" office:value-type="float" office:value="11.1741172890733" calcext:value-type="float">
            <text:p>11.1741172890733</text:p>
          </table:table-cell>
          <table:table-cell table:number-columns-repeated="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float" office:value="48.8" calcext:value-type="float">
            <text:p>48.8</text:p>
          </table:table-cell>
          <table:table-cell table:formula="of:=[.B415]*60" office:value-type="float" office:value="2928" calcext:value-type="float">
            <text:p>2928</text:p>
          </table:table-cell>
          <table:table-cell office:value-type="float" office:value="20.09" calcext:value-type="float">
            <text:p>20.09</text:p>
          </table:table-cell>
          <table:table-cell office:value-type="float" office:value="285" calcext:value-type="float">
            <text:p>285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293" calcext:value-type="float">
            <text:p>293</text:p>
          </table:table-cell>
          <table:table-cell office:value-type="float" office:value="299" calcext:value-type="float">
            <text:p>299</text:p>
          </table:table-cell>
          <table:table-cell office:value-type="float" office:value="802" calcext:value-type="float">
            <text:p>802</text:p>
          </table:table-cell>
          <table:table-cell office:value-type="float" office:value="720" calcext:value-type="float">
            <text:p>720</text:p>
          </table:table-cell>
          <table:table-cell table:formula="of:=[.D415]/[.B415]*60" office:value-type="float" office:value="24.7008196721312" calcext:value-type="float">
            <text:p>24.7008196721312</text:p>
          </table:table-cell>
          <table:table-cell table:formula="of:=[.D415]/[.C415]/[.E415]" office:value-type="float" office:value="0.0000240748729747867" calcext:value-type="float">
            <text:p>2.40748729747867E-05</text:p>
          </table:table-cell>
          <table:table-cell table:formula="of:=[.M415] * 1.60934" office:value-type="float" office:value="0.0000387446560732432" calcext:value-type="float">
            <text:p>3.87446560732432E-05</text:p>
          </table:table-cell>
          <table:table-cell table:formula="of:=[.N415]*1000" office:value-type="float" office:value="0.0387446560732432" calcext:value-type="float">
            <text:p>0.0387446560732432</text:p>
          </table:table-cell>
          <table:table-cell table:formula="of:=[.O415]*[.E415]" office:value-type="float" office:value="11.0422269808743" calcext:value-type="float">
            <text:p>11.0422269808743</text:p>
          </table:table-cell>
          <table:table-cell table:number-columns-repeated="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float" office:value="51.6" calcext:value-type="float">
            <text:p>51.6</text:p>
          </table:table-cell>
          <table:table-cell table:formula="of:=[.B416]*60" office:value-type="float" office:value="3096" calcext:value-type="float">
            <text:p>3096</text:p>
          </table:table-cell>
          <table:table-cell office:value-type="float" office:value="21.17" calcext:value-type="float">
            <text:p>21.17</text:p>
          </table:table-cell>
          <table:table-cell office:value-type="float" office:value="294" calcext:value-type="float">
            <text:p>294</text:p>
          </table:table-cell>
          <table:table-cell office:value-type="float" office:value="46.6" calcext:value-type="float">
            <text:p>46.6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5" calcext:value-type="float">
            <text:p>315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16]/[.B416]*60" office:value-type="float" office:value="24.6162790697674" calcext:value-type="float">
            <text:p>24.6162790697674</text:p>
          </table:table-cell>
          <table:table-cell table:formula="of:=[.D416]/[.C416]/[.E416]" office:value-type="float" office:value="0.0000232580112148219" calcext:value-type="float">
            <text:p>2.32580112148219E-05</text:p>
          </table:table-cell>
          <table:table-cell table:formula="of:=[.M416] * 1.60934" office:value-type="float" office:value="0.0000374300477684614" calcext:value-type="float">
            <text:p>3.74300477684614E-05</text:p>
          </table:table-cell>
          <table:table-cell table:formula="of:=[.N416]*1000" office:value-type="float" office:value="0.0374300477684614" calcext:value-type="float">
            <text:p>0.0374300477684614</text:p>
          </table:table-cell>
          <table:table-cell table:formula="of:=[.O416]*[.E416]" office:value-type="float" office:value="11.0044340439276" calcext:value-type="float">
            <text:p>11.0044340439276</text:p>
          </table:table-cell>
          <table:table-cell table:number-columns-repeated="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float" office:value="45.4" calcext:value-type="float">
            <text:p>45.4</text:p>
          </table:table-cell>
          <table:table-cell table:formula="of:=[.B417]*60" office:value-type="float" office:value="2724" calcext:value-type="float">
            <text:p>2724</text:p>
          </table:table-cell>
          <table:table-cell office:value-type="float" office:value="19.21" calcext:value-type="float">
            <text:p>19.21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/>
          <table:table-cell table:number-columns-repeated="2" office:value-type="float" office:value="313" calcext:value-type="float">
            <text:p>313</text:p>
          </table:table-cell>
          <table:table-cell office:value-type="float" office:value="828" calcext:value-type="float">
            <text:p>828</text:p>
          </table:table-cell>
          <table:table-cell office:value-type="float" office:value="748" calcext:value-type="float">
            <text:p>748</text:p>
          </table:table-cell>
          <table:table-cell table:formula="of:=[.D417]/[.B417]*60" office:value-type="float" office:value="25.3876651982379" calcext:value-type="float">
            <text:p>25.3876651982379</text:p>
          </table:table-cell>
          <table:table-cell table:formula="of:=[.D417]/[.C417]/[.E417]" office:value-type="float" office:value="0.0000228965234471842" calcext:value-type="float">
            <text:p>2.28965234471842E-05</text:p>
          </table:table-cell>
          <table:table-cell table:formula="of:=[.M417] * 1.60934" office:value-type="float" office:value="0.0000368482910444915" calcext:value-type="float">
            <text:p>3.68482910444915E-05</text:p>
          </table:table-cell>
          <table:table-cell table:formula="of:=[.N417]*1000" office:value-type="float" office:value="0.0368482910444915" calcext:value-type="float">
            <text:p>0.0368482910444915</text:p>
          </table:table-cell>
          <table:table-cell table:formula="of:=[.O417]*[.E417]" office:value-type="float" office:value="11.3492736417034" calcext:value-type="float">
            <text:p>11.3492736417034</text:p>
          </table:table-cell>
          <table:table-cell table:number-columns-repeated="3"/>
        </table:table-row>
        <table:table-row table:style-name="ro1">
          <table:table-cell office:value-type="date" office:date-value="2022-07-29" calcext:value-type="date">
            <text:p>07/29/22</text:p>
          </table:table-cell>
          <table:table-cell office:value-type="float" office:value="49.8" calcext:value-type="float">
            <text:p>49.8</text:p>
          </table:table-cell>
          <table:table-cell table:formula="of:=[.B418]*60" office:value-type="float" office:value="2988" calcext:value-type="float">
            <text:p>2988</text:p>
          </table:table-cell>
          <table:table-cell office:value-type="float" office:value="20.7" calcext:value-type="float">
            <text:p>20.7</text:p>
          </table:table-cell>
          <table:table-cell office:value-type="float" office:value="296" calcext:value-type="float">
            <text:p>296</text:p>
          </table:table-cell>
          <table:table-cell office:value-type="float" office:value="43.7" calcext:value-type="float">
            <text:p>43.7</text:p>
          </table:table-cell>
          <table:table-cell office:value-type="float" office:value="18.65" calcext:value-type="float">
            <text:p>18.65</text:p>
          </table:table-cell>
          <table:table-cell office:value-type="float" office:value="314" calcext:value-type="float">
            <text:p>314</text:p>
          </table:table-cell>
          <table:table-cell office:value-type="float" office:value="309" calcext:value-type="float">
            <text:p>309</text:p>
          </table:table-cell>
          <table:table-cell office:value-type="float" office:value="839" calcext:value-type="float">
            <text:p>839</text:p>
          </table:table-cell>
          <table:table-cell office:value-type="float" office:value="757" calcext:value-type="float">
            <text:p>757</text:p>
          </table:table-cell>
          <table:table-cell table:formula="of:=[.D418]/[.B418]*60" office:value-type="float" office:value="24.9397590361446" calcext:value-type="float">
            <text:p>24.9397590361446</text:p>
          </table:table-cell>
          <table:table-cell table:formula="of:=[.D418]/[.C418]/[.E418]" office:value-type="float" office:value="0.0000234044285249105" calcext:value-type="float">
            <text:p>2.34044285249105E-05</text:p>
          </table:table-cell>
          <table:table-cell table:formula="of:=[.M418] * 1.60934" office:value-type="float" office:value="0.0000376656830022794" calcext:value-type="float">
            <text:p>3.76656830022794E-05</text:p>
          </table:table-cell>
          <table:table-cell table:formula="of:=[.N418]*1000" office:value-type="float" office:value="0.0376656830022794" calcext:value-type="float">
            <text:p>0.0376656830022794</text:p>
          </table:table-cell>
          <table:table-cell table:formula="of:=[.O418]*[.E418]" office:value-type="float" office:value="11.1490421686747" calcext:value-type="float">
            <text:p>11.1490421686747</text:p>
          </table:table-cell>
          <table:table-cell table:number-columns-repeated="3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float" office:value="47.5" calcext:value-type="float">
            <text:p>47.5</text:p>
          </table:table-cell>
          <table:table-cell table:formula="of:=[.B419]*60" office:value-type="float" office:value="2850" calcext:value-type="float">
            <text:p>2850</text:p>
          </table:table-cell>
          <table:table-cell office:value-type="float" office:value="19.98" calcext:value-type="float">
            <text:p>19.98</text:p>
          </table:table-cell>
          <table:table-cell office:value-type="float" office:value="308" calcext:value-type="float">
            <text:p>30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822" calcext:value-type="float">
            <text:p>822</text:p>
          </table:table-cell>
          <table:table-cell office:value-type="float" office:value="747" calcext:value-type="float">
            <text:p>747</text:p>
          </table:table-cell>
          <table:table-cell table:formula="of:=[.D419]/[.B419]*60" office:value-type="float" office:value="25.2378947368421" calcext:value-type="float">
            <text:p>25.2378947368421</text:p>
          </table:table-cell>
          <table:table-cell table:formula="of:=[.D419]/[.C419]/[.E419]" office:value-type="float" office:value="0.0000227614490772386" calcext:value-type="float">
            <text:p>2.27614490772386E-05</text:p>
          </table:table-cell>
          <table:table-cell table:formula="of:=[.M419] * 1.60934" office:value-type="float" office:value="0.0000366309104579631" calcext:value-type="float">
            <text:p>3.66309104579631E-05</text:p>
          </table:table-cell>
          <table:table-cell table:formula="of:=[.N419]*1000" office:value-type="float" office:value="0.0366309104579631" calcext:value-type="float">
            <text:p>0.0366309104579631</text:p>
          </table:table-cell>
          <table:table-cell table:formula="of:=[.O419]*[.E419]" office:value-type="float" office:value="11.2823204210526" calcext:value-type="float">
            <text:p>11.2823204210526</text:p>
          </table:table-cell>
          <table:table-cell table:number-columns-repeated="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float" office:value="49.8" calcext:value-type="float">
            <text:p>49.8</text:p>
          </table:table-cell>
          <table:table-cell table:formula="of:=[.B420]*60" office:value-type="float" office:value="2988" calcext:value-type="float">
            <text:p>2988</text:p>
          </table:table-cell>
          <table:table-cell office:value-type="float" office:value="20.65" calcext:value-type="float">
            <text:p>20.65</text:p>
          </table:table-cell>
          <table:table-cell office:value-type="float" office:value="301" calcext:value-type="float">
            <text:p>301</text:p>
          </table:table-cell>
          <table:table-cell office:value-type="float" office:value="44.6" calcext:value-type="float">
            <text:p>44.6</text:p>
          </table:table-cell>
          <table:table-cell office:value-type="float" office:value="18.98" calcext:value-type="float">
            <text:p>18.9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843" calcext:value-type="float">
            <text:p>843</text:p>
          </table:table-cell>
          <table:table-cell office:value-type="float" office:value="765" calcext:value-type="float">
            <text:p>765</text:p>
          </table:table-cell>
          <table:table-cell table:formula="of:=[.D420]/[.B420]*60" office:value-type="float" office:value="24.8795180722892" calcext:value-type="float">
            <text:p>24.8795180722892</text:p>
          </table:table-cell>
          <table:table-cell table:formula="of:=[.D420]/[.C420]/[.E420]" office:value-type="float" office:value="0.0000229600572833972" calcext:value-type="float">
            <text:p>2.29600572833972E-05</text:p>
          </table:table-cell>
          <table:table-cell table:formula="of:=[.M420] * 1.60934" office:value-type="float" office:value="0.0000369505385884624" calcext:value-type="float">
            <text:p>3.69505385884624E-05</text:p>
          </table:table-cell>
          <table:table-cell table:formula="of:=[.N420]*1000" office:value-type="float" office:value="0.0369505385884624" calcext:value-type="float">
            <text:p>0.0369505385884624</text:p>
          </table:table-cell>
          <table:table-cell table:formula="of:=[.O420]*[.E420]" office:value-type="float" office:value="11.1221121151272" calcext:value-type="float">
            <text:p>11.1221121151272</text:p>
          </table:table-cell>
          <table:table-cell table:number-columns-repeated="3"/>
        </table:table-row>
        <table:table-row table:style-name="ro1">
          <table:table-cell office:value-type="date" office:date-value="2022-08-03" calcext:value-type="date">
            <text:p>08/03/22</text:p>
          </table:table-cell>
          <table:table-cell office:value-type="float" office:value="50.3" calcext:value-type="float">
            <text:p>50.3</text:p>
          </table:table-cell>
          <table:table-cell table:formula="of:=[.B421]*60" office:value-type="float" office:value="3018" calcext:value-type="float">
            <text:p>3018</text:p>
          </table:table-cell>
          <table:table-cell office:value-type="float" office:value="21.07" calcext:value-type="float">
            <text:p>21.07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19.95" calcext:value-type="float">
            <text:p>19.95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421]/[.B421]*60" office:value-type="float" office:value="25.1332007952286" calcext:value-type="float">
            <text:p>25.1332007952286</text:p>
          </table:table-cell>
          <table:table-cell table:formula="of:=[.D421]/[.C421]/[.E421]" office:value-type="float" office:value="0.0000231173664415274" calcext:value-type="float">
            <text:p>2.31173664415274E-05</text:p>
          </table:table-cell>
          <table:table-cell table:formula="of:=[.M421] * 1.60934" office:value-type="float" office:value="0.0000372037025090078" calcext:value-type="float">
            <text:p>3.72037025090078E-05</text:p>
          </table:table-cell>
          <table:table-cell table:formula="of:=[.N421]*1000" office:value-type="float" office:value="0.0372037025090078" calcext:value-type="float">
            <text:p>0.0372037025090078</text:p>
          </table:table-cell>
          <table:table-cell table:formula="of:=[.O421]*[.E421]" office:value-type="float" office:value="11.2355181577203" calcext:value-type="float">
            <text:p>11.2355181577203</text:p>
          </table:table-cell>
          <table:table-cell table:number-columns-repeated="3"/>
        </table:table-row>
        <table:table-row table:style-name="ro1">
          <table:table-cell office:value-type="date" office:date-value="2022-08-04" calcext:value-type="date">
            <text:p>08/04/22</text:p>
          </table:table-cell>
          <table:table-cell office:value-type="float" office:value="46.5" calcext:value-type="float">
            <text:p>46.5</text:p>
          </table:table-cell>
          <table:table-cell table:formula="of:=[.B422]*60" office:value-type="float" office:value="2790" calcext:value-type="float">
            <text:p>2790</text:p>
          </table:table-cell>
          <table:table-cell office:value-type="float" office:value="19.53" calcext:value-type="float">
            <text:p>19.53</text:p>
          </table:table-cell>
          <table:table-cell office:value-type="float" office:value="304" calcext:value-type="float">
            <text:p>304</text:p>
          </table:table-cell>
          <table:table-cell office:value-type="float" office:value="44" calcext:value-type="float">
            <text:p>44</text:p>
          </table:table-cell>
          <table:table-cell office:value-type="float" office:value="18.78" calcext:value-type="float">
            <text:p>18.78</text:p>
          </table:table-cell>
          <table:table-cell office:value-type="float" office:value="313" calcext:value-type="float">
            <text:p>313</text:p>
          </table:table-cell>
          <table:table-cell office:value-type="float" office:value="315" calcext:value-type="float">
            <text:p>315</text:p>
          </table:table-cell>
          <table:table-cell office:value-type="float" office:value="822" calcext:value-type="float">
            <text:p>822</text:p>
          </table:table-cell>
          <table:table-cell office:value-type="float" office:value="743" calcext:value-type="float">
            <text:p>743</text:p>
          </table:table-cell>
          <table:table-cell table:formula="of:=[.D422]/[.B422]*60" office:value-type="float" office:value="25.2" calcext:value-type="float">
            <text:p>25.2</text:p>
          </table:table-cell>
          <table:table-cell table:formula="of:=[.D422]/[.C422]/[.E422]" office:value-type="float" office:value="0.0000230263157894737" calcext:value-type="float">
            <text:p>2.30263157894737E-05</text:p>
          </table:table-cell>
          <table:table-cell table:formula="of:=[.M422] * 1.60934" office:value-type="float" office:value="0.0000370571710526316" calcext:value-type="float">
            <text:p>3.70571710526316E-05</text:p>
          </table:table-cell>
          <table:table-cell table:formula="of:=[.N422]*1000" office:value-type="float" office:value="0.0370571710526316" calcext:value-type="float">
            <text:p>0.0370571710526316</text:p>
          </table:table-cell>
          <table:table-cell table:formula="of:=[.O422]*[.E422]" office:value-type="float" office:value="11.26538" calcext:value-type="float">
            <text:p>11.26538</text:p>
          </table:table-cell>
          <table:table-cell table:number-columns-repeated="3"/>
        </table:table-row>
        <table:table-row table:style-name="ro1">
          <table:table-cell office:value-type="date" office:date-value="2022-08-05" calcext:value-type="date">
            <text:p>08/05/22</text:p>
          </table:table-cell>
          <table:table-cell office:value-type="float" office:value="48.3" calcext:value-type="float">
            <text:p>48.3</text:p>
          </table:table-cell>
          <table:table-cell table:formula="of:=[.B423]*60" office:value-type="float" office:value="2898" calcext:value-type="float">
            <text:p>2898</text:p>
          </table:table-cell>
          <table:table-cell office:value-type="float" office:value="19.89" calcext:value-type="float">
            <text:p>19.89</text:p>
          </table:table-cell>
          <table:table-cell office:value-type="float" office:value="290" calcext:value-type="float">
            <text:p>290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3]/[.B423]*60" office:value-type="float" office:value="24.7080745341615" calcext:value-type="float">
            <text:p>24.7080745341615</text:p>
          </table:table-cell>
          <table:table-cell table:formula="of:=[.D423]/[.C423]/[.E423]" office:value-type="float" office:value="0.0000236667380595417" calcext:value-type="float">
            <text:p>2.36667380595417E-05</text:p>
          </table:table-cell>
          <table:table-cell table:formula="of:=[.M423] * 1.60934" office:value-type="float" office:value="0.0000380878282287428" calcext:value-type="float">
            <text:p>3.80878282287428E-05</text:p>
          </table:table-cell>
          <table:table-cell table:formula="of:=[.N423]*1000" office:value-type="float" office:value="0.0380878282287428" calcext:value-type="float">
            <text:p>0.0380878282287428</text:p>
          </table:table-cell>
          <table:table-cell table:formula="of:=[.O423]*[.E423]" office:value-type="float" office:value="11.0454701863354" calcext:value-type="float">
            <text:p>11.0454701863354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45.8" calcext:value-type="float">
            <text:p>45.8</text:p>
          </table:table-cell>
          <table:table-cell table:formula="of:=[.B424]*60" office:value-type="float" office:value="2748" calcext:value-type="float">
            <text:p>2748</text:p>
          </table:table-cell>
          <table:table-cell office:value-type="float" office:value="19.1" calcext:value-type="float">
            <text:p>19.1</text:p>
          </table:table-cell>
          <table:table-cell office:value-type="float" office:value="296" calcext:value-type="float">
            <text:p>296</text:p>
          </table:table-cell>
          <table:table-cell office:value-type="float" office:value="43.4" calcext:value-type="float">
            <text:p>43.4</text:p>
          </table:table-cell>
          <table:table-cell office:value-type="float" office:value="18.31" calcext:value-type="float">
            <text:p>18.31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office:value-type="float" office:value="811" calcext:value-type="float">
            <text:p>811</text:p>
          </table:table-cell>
          <table:table-cell office:value-type="float" office:value="728" calcext:value-type="float">
            <text:p>728</text:p>
          </table:table-cell>
          <table:table-cell table:formula="of:=[.D424]/[.B424]*60" office:value-type="float" office:value="25.0218340611354" calcext:value-type="float">
            <text:p>25.0218340611354</text:p>
          </table:table-cell>
          <table:table-cell table:formula="of:=[.D424]/[.C424]/[.E424]" office:value-type="float" office:value="0.0000234814508831976" calcext:value-type="float">
            <text:p>2.34814508831976E-05</text:p>
          </table:table-cell>
          <table:table-cell table:formula="of:=[.M424] * 1.60934" office:value-type="float" office:value="0.0000377896381643652" calcext:value-type="float">
            <text:p>3.77896381643652E-05</text:p>
          </table:table-cell>
          <table:table-cell table:formula="of:=[.N424]*1000" office:value-type="float" office:value="0.0377896381643652" calcext:value-type="float">
            <text:p>0.0377896381643652</text:p>
          </table:table-cell>
          <table:table-cell table:formula="of:=[.O424]*[.E424]" office:value-type="float" office:value="11.1857328966521" calcext:value-type="float">
            <text:p>11.1857328966521</text:p>
          </table:table-cell>
          <table:table-cell table:number-columns-repeated="3"/>
        </table:table-row>
        <table:table-row table:style-name="ro1">
          <table:table-cell office:value-type="date" office:date-value="2022-08-06" calcext:value-type="date">
            <text:p>08/06/22</text:p>
          </table:table-cell>
          <table:table-cell office:value-type="float" office:value="54.3" calcext:value-type="float">
            <text:p>54.3</text:p>
          </table:table-cell>
          <table:table-cell table:formula="of:=[.B425]*60" office:value-type="float" office:value="3258" calcext:value-type="float">
            <text:p>3258</text:p>
          </table:table-cell>
          <table:table-cell office:value-type="float" office:value="21.83" calcext:value-type="float">
            <text:p>21.83</text:p>
          </table:table-cell>
          <table:table-cell office:value-type="float" office:value="277" calcext:value-type="float">
            <text:p>277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796" calcext:value-type="float">
            <text:p>796</text:p>
          </table:table-cell>
          <table:table-cell office:value-type="float" office:value="711" calcext:value-type="float">
            <text:p>711</text:p>
          </table:table-cell>
          <table:table-cell table:formula="of:=[.D425]/[.B425]*60" office:value-type="float" office:value="24.121546961326" calcext:value-type="float">
            <text:p>24.121546961326</text:p>
          </table:table-cell>
          <table:table-cell table:formula="of:=[.D425]/[.C425]/[.E425]" office:value-type="float" office:value="0.0000241892769367489" calcext:value-type="float">
            <text:p>2.41892769367489E-05</text:p>
          </table:table-cell>
          <table:table-cell table:formula="of:=[.M425] * 1.60934" office:value-type="float" office:value="0.0000389287709453874" calcext:value-type="float">
            <text:p>3.89287709453874E-05</text:p>
          </table:table-cell>
          <table:table-cell table:formula="of:=[.N425]*1000" office:value-type="float" office:value="0.0389287709453874" calcext:value-type="float">
            <text:p>0.0389287709453874</text:p>
          </table:table-cell>
          <table:table-cell table:formula="of:=[.O425]*[.E425]" office:value-type="float" office:value="10.7832695518723" calcext:value-type="float">
            <text:p>10.7832695518723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47" calcext:value-type="float">
            <text:p>47</text:p>
          </table:table-cell>
          <table:table-cell table:formula="of:=[.B426]*60" office:value-type="float" office:value="2820" calcext:value-type="float">
            <text:p>2820</text:p>
          </table:table-cell>
          <table:table-cell office:value-type="float" office:value="19.88" calcext:value-type="float">
            <text:p>19.88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office:value-type="float" office:value="313" calcext:value-type="float">
            <text:p>313</text:p>
          </table:table-cell>
          <table:table-cell office:value-type="float" office:value="850" calcext:value-type="float">
            <text:p>850</text:p>
          </table:table-cell>
          <table:table-cell office:value-type="float" office:value="769" calcext:value-type="float">
            <text:p>769</text:p>
          </table:table-cell>
          <table:table-cell table:formula="of:=[.D426]/[.B426]*60" office:value-type="float" office:value="25.3787234042553" calcext:value-type="float">
            <text:p>25.3787234042553</text:p>
          </table:table-cell>
          <table:table-cell table:formula="of:=[.D426]/[.C426]/[.E426]" office:value-type="float" office:value="0.0000227407915808739" calcext:value-type="float">
            <text:p>2.27407915808739E-05</text:p>
          </table:table-cell>
          <table:table-cell table:formula="of:=[.M426] * 1.60934" office:value-type="float" office:value="0.0000365976655227637" calcext:value-type="float">
            <text:p>3.65976655227637E-05</text:p>
          </table:table-cell>
          <table:table-cell table:formula="of:=[.N426]*1000" office:value-type="float" office:value="0.0365976655227637" calcext:value-type="float">
            <text:p>0.0365976655227637</text:p>
          </table:table-cell>
          <table:table-cell table:formula="of:=[.O426]*[.E426]" office:value-type="float" office:value="11.3452763120567" calcext:value-type="float">
            <text:p>11.3452763120567</text:p>
          </table:table-cell>
          <table:table-cell table:number-columns-repeated="3"/>
        </table:table-row>
        <table:table-row table:style-name="ro1">
          <table:table-cell office:value-type="date" office:date-value="2022-08-07" calcext:value-type="date">
            <text:p>08/07/22</text:p>
          </table:table-cell>
          <table:table-cell office:value-type="float" office:value="50.2" calcext:value-type="float">
            <text:p>50.2</text:p>
          </table:table-cell>
          <table:table-cell table:formula="of:=[.B427]*60" office:value-type="float" office:value="3012" calcext:value-type="float">
            <text:p>3012</text:p>
          </table:table-cell>
          <table:table-cell office:value-type="float" office:value="20.67" calcext:value-type="float">
            <text:p>20.67</text:p>
          </table:table-cell>
          <table:table-cell office:value-type="float" office:value="288" calcext:value-type="float">
            <text:p>288</text:p>
          </table:table-cell>
          <table:table-cell office:value-type="float" office:value="45.1" calcext:value-type="float">
            <text:p>45.1</text:p>
          </table:table-cell>
          <table:table-cell office:value-type="float" office:value="18.98" calcext:value-type="float">
            <text:p>18.98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826" calcext:value-type="float">
            <text:p>826</text:p>
          </table:table-cell>
          <table:table-cell office:value-type="float" office:value="743" calcext:value-type="float">
            <text:p>743</text:p>
          </table:table-cell>
          <table:table-cell table:formula="of:=[.D427]/[.B427]*60" office:value-type="float" office:value="24.7051792828685" calcext:value-type="float">
            <text:p>24.7051792828685</text:p>
          </table:table-cell>
          <table:table-cell table:formula="of:=[.D427]/[.C427]/[.E427]" office:value-type="float" office:value="0.0000238282979194334" calcext:value-type="float">
            <text:p>2.38282979194334E-05</text:p>
          </table:table-cell>
          <table:table-cell table:formula="of:=[.M427] * 1.60934" office:value-type="float" office:value="0.0000383478329736609" calcext:value-type="float">
            <text:p>3.83478329736609E-05</text:p>
          </table:table-cell>
          <table:table-cell table:formula="of:=[.N427]*1000" office:value-type="float" office:value="0.0383478329736609" calcext:value-type="float">
            <text:p>0.0383478329736609</text:p>
          </table:table-cell>
          <table:table-cell table:formula="of:=[.O427]*[.E427]" office:value-type="float" office:value="11.0441758964143" calcext:value-type="float">
            <text:p>11.0441758964143</text:p>
          </table:table-cell>
          <table:table-cell table:number-columns-repeated="3"/>
        </table:table-row>
        <table:table-row table:style-name="ro1">
          <table:table-cell office:value-type="date" office:date-value="2022-08-08" calcext:value-type="date">
            <text:p>08/08/22</text:p>
          </table:table-cell>
          <table:table-cell office:value-type="float" office:value="46.4" calcext:value-type="float">
            <text:p>46.4</text:p>
          </table:table-cell>
          <table:table-cell table:formula="of:=[.B428]*60" office:value-type="float" office:value="2784" calcext:value-type="float">
            <text:p>2784</text:p>
          </table:table-cell>
          <table:table-cell office:value-type="float" office:value="19.45" calcext:value-type="float">
            <text:p>19.45</text:p>
          </table:table-cell>
          <table:table-cell office:value-type="float" office:value="303" calcext:value-type="float">
            <text:p>303</text:p>
          </table:table-cell>
          <table:table-cell office:value-type="float" office:value="44.3" calcext:value-type="float">
            <text:p>44.3</text:p>
          </table:table-cell>
          <table:table-cell office:value-type="float" office:value="18.74" calcext:value-type="float">
            <text:p>18.74</text:p>
          </table:table-cell>
          <table:table-cell office:value-type="float" office:value="310" calcext:value-type="float">
            <text:p>310</text:p>
          </table:table-cell>
          <table:table-cell office:value-type="float" office:value="312" calcext:value-type="float">
            <text:p>312</text:p>
          </table:table-cell>
          <table:table-cell office:value-type="float" office:value="816" calcext:value-type="float">
            <text:p>816</text:p>
          </table:table-cell>
          <table:table-cell office:value-type="float" office:value="737" calcext:value-type="float">
            <text:p>737</text:p>
          </table:table-cell>
          <table:table-cell table:formula="of:=[.D428]/[.B428]*60" office:value-type="float" office:value="25.1508620689655" calcext:value-type="float">
            <text:p>25.1508620689655</text:p>
          </table:table-cell>
          <table:table-cell table:formula="of:=[.D428]/[.C428]/[.E428]" office:value-type="float" office:value="0.000023057262622814" calcext:value-type="float">
            <text:p>2.3057262622814E-05</text:p>
          </table:table-cell>
          <table:table-cell table:formula="of:=[.M428] * 1.60934" office:value-type="float" office:value="0.0000371069750293995" calcext:value-type="float">
            <text:p>3.71069750293995E-05</text:p>
          </table:table-cell>
          <table:table-cell table:formula="of:=[.N428]*1000" office:value-type="float" office:value="0.0371069750293995" calcext:value-type="float">
            <text:p>0.0371069750293995</text:p>
          </table:table-cell>
          <table:table-cell table:formula="of:=[.O428]*[.E428]" office:value-type="float" office:value="11.243413433908" calcext:value-type="float">
            <text:p>11.243413433908</text:p>
          </table:table-cell>
          <table:table-cell table:number-columns-repeated="3"/>
        </table:table-row>
        <table:table-row table:style-name="ro1">
          <table:table-cell office:value-type="date" office:date-value="2022-08-09" calcext:value-type="date">
            <text:p>08/09/22</text:p>
          </table:table-cell>
          <table:table-cell office:value-type="float" office:value="48.1" calcext:value-type="float">
            <text:p>48.1</text:p>
          </table:table-cell>
          <table:table-cell table:formula="of:=[.B429]*60" office:value-type="float" office:value="2886" calcext:value-type="float">
            <text:p>2886</text:p>
          </table:table-cell>
          <table:table-cell office:value-type="float" office:value="19.85" calcext:value-type="float">
            <text:p>19.85</text:p>
          </table:table-cell>
          <table:table-cell office:value-type="float" office:value="295" calcext:value-type="float">
            <text:p>295</text:p>
          </table:table-cell>
          <table:table-cell office:value-type="float" office:value="43.6" calcext:value-type="float">
            <text:p>43.6</text:p>
          </table:table-cell>
          <table:table-cell office:value-type="float" office:value="18.45" calcext:value-type="float">
            <text:p>18.4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831" calcext:value-type="float">
            <text:p>831</text:p>
          </table:table-cell>
          <table:table-cell office:value-type="float" office:value="748" calcext:value-type="float">
            <text:p>748</text:p>
          </table:table-cell>
          <table:table-cell table:formula="of:=[.D429]/[.B429]*60" office:value-type="float" office:value="24.7609147609148" calcext:value-type="float">
            <text:p>24.7609147609148</text:p>
          </table:table-cell>
          <table:table-cell table:formula="of:=[.D429]/[.C429]/[.E429]" office:value-type="float" office:value="0.0000233153622984132" calcext:value-type="float">
            <text:p>2.33153622984132E-05</text:p>
          </table:table-cell>
          <table:table-cell table:formula="of:=[.M429] * 1.60934" office:value-type="float" office:value="0.0000375223451613282" calcext:value-type="float">
            <text:p>3.75223451613282E-05</text:p>
          </table:table-cell>
          <table:table-cell table:formula="of:=[.N429]*1000" office:value-type="float" office:value="0.0375223451613282" calcext:value-type="float">
            <text:p>0.0375223451613282</text:p>
          </table:table-cell>
          <table:table-cell table:formula="of:=[.O429]*[.E429]" office:value-type="float" office:value="11.0690918225918" calcext:value-type="float">
            <text:p>11.0690918225918</text:p>
          </table:table-cell>
          <table:table-cell table:number-columns-repeated="3"/>
        </table:table-row>
        <table:table-row table:style-name="ro1">
          <table:table-cell office:value-type="date" office:date-value="2022-08-10" calcext:value-type="date">
            <text:p>08/10/22</text:p>
          </table:table-cell>
          <table:table-cell office:value-type="float" office:value="46" calcext:value-type="float">
            <text:p>46</text:p>
          </table:table-cell>
          <table:table-cell table:formula="of:=[.B430]*60" office:value-type="float" office:value="2760" calcext:value-type="float">
            <text:p>2760</text:p>
          </table:table-cell>
          <table:table-cell office:value-type="float" office:value="19.08" calcext:value-type="float">
            <text:p>19.08</text:p>
          </table:table-cell>
          <table:table-cell office:value-type="float" office:value="304" calcext:value-type="float">
            <text:p>304</text:p>
          </table:table-cell>
          <table:table-cell office:value-type="float" office:value="43.2" calcext:value-type="float">
            <text:p>43.2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796" calcext:value-type="float">
            <text:p>796</text:p>
          </table:table-cell>
          <table:table-cell office:value-type="float" office:value="721" calcext:value-type="float">
            <text:p>721</text:p>
          </table:table-cell>
          <table:table-cell table:formula="of:=[.D430]/[.B430]*60" office:value-type="float" office:value="24.8869565217391" calcext:value-type="float">
            <text:p>24.8869565217391</text:p>
          </table:table-cell>
          <table:table-cell table:formula="of:=[.D430]/[.C430]/[.E430]" office:value-type="float" office:value="0.0000227402745995423" calcext:value-type="float">
            <text:p>2.27402745995423E-05</text:p>
          </table:table-cell>
          <table:table-cell table:formula="of:=[.M430] * 1.60934" office:value-type="float" office:value="0.0000365968335240275" calcext:value-type="float">
            <text:p>3.65968335240275E-05</text:p>
          </table:table-cell>
          <table:table-cell table:formula="of:=[.N430]*1000" office:value-type="float" office:value="0.0365968335240275" calcext:value-type="float">
            <text:p>0.0365968335240275</text:p>
          </table:table-cell>
          <table:table-cell table:formula="of:=[.O430]*[.E430]" office:value-type="float" office:value="11.1254373913043" calcext:value-type="float">
            <text:p>11.1254373913043</text:p>
          </table:table-cell>
          <table:table-cell table:number-columns-repeated="3"/>
        </table:table-row>
        <table:table-row table:style-name="ro1">
          <table:table-cell office:value-type="date" office:date-value="2022-08-11" calcext:value-type="date">
            <text:p>08/11/22</text:p>
          </table:table-cell>
          <table:table-cell office:value-type="float" office:value="46.7" calcext:value-type="float">
            <text:p>46.7</text:p>
          </table:table-cell>
          <table:table-cell table:formula="of:=[.B431]*60" office:value-type="float" office:value="2802" calcext:value-type="float">
            <text:p>2802</text:p>
          </table:table-cell>
          <table:table-cell office:value-type="float" office:value="19.57" calcext:value-type="float">
            <text:p>19.57</text:p>
          </table:table-cell>
          <table:table-cell office:value-type="float" office:value="308" calcext:value-type="float">
            <text:p>308</text:p>
          </table:table-cell>
          <table:table-cell office:value-type="float" office:value="44.1" calcext:value-type="float">
            <text:p>44.1</text:p>
          </table:table-cell>
          <table:table-cell office:value-type="float" office:value="18.71" calcext:value-type="float">
            <text:p>18.71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33" calcext:value-type="float">
            <text:p>833</text:p>
          </table:table-cell>
          <table:table-cell office:value-type="float" office:value="755" calcext:value-type="float">
            <text:p>755</text:p>
          </table:table-cell>
          <table:table-cell table:formula="of:=[.D431]/[.B431]*60" office:value-type="float" office:value="25.1434689507495" calcext:value-type="float">
            <text:p>25.1434689507495</text:p>
          </table:table-cell>
          <table:table-cell table:formula="of:=[.D431]/[.C431]/[.E431]" office:value-type="float" office:value="0.0000226762887362459" calcext:value-type="float">
            <text:p>2.26762887362459E-05</text:p>
          </table:table-cell>
          <table:table-cell table:formula="of:=[.M431] * 1.60934" office:value-type="float" office:value="0.00003649385851479" calcext:value-type="float">
            <text:p>3.649385851479E-05</text:p>
          </table:table-cell>
          <table:table-cell table:formula="of:=[.N431]*1000" office:value-type="float" office:value="0.03649385851479" calcext:value-type="float">
            <text:p>0.03649385851479</text:p>
          </table:table-cell>
          <table:table-cell table:formula="of:=[.O431]*[.E431]" office:value-type="float" office:value="11.2401084225553" calcext:value-type="float">
            <text:p>11.2401084225553</text:p>
          </table:table-cell>
          <table:table-cell table:number-columns-repeated="3"/>
        </table:table-row>
        <table:table-row table:style-name="ro1">
          <table:table-cell office:value-type="date" office:date-value="2022-08-12" calcext:value-type="date">
            <text:p>08/12/22</text:p>
          </table:table-cell>
          <table:table-cell office:value-type="float" office:value="48.8" calcext:value-type="float">
            <text:p>48.8</text:p>
          </table:table-cell>
          <table:table-cell table:formula="of:=[.B432]*60" office:value-type="float" office:value="2928" calcext:value-type="float">
            <text:p>2928</text:p>
          </table:table-cell>
          <table:table-cell office:value-type="float" office:value="20.21" calcext:value-type="float">
            <text:p>20.21</text:p>
          </table:table-cell>
          <table:table-cell office:value-type="float" office:value="292" calcext:value-type="float">
            <text:p>292</text:p>
          </table:table-cell>
          <table:table-cell office:value-type="float" office:value="45.3" calcext:value-type="float">
            <text:p>45.3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5" calcext:value-type="float">
            <text:p>835</text:p>
          </table:table-cell>
          <table:table-cell office:value-type="float" office:value="753" calcext:value-type="float">
            <text:p>753</text:p>
          </table:table-cell>
          <table:table-cell table:formula="of:=[.D432]/[.B432]*60" office:value-type="float" office:value="24.8483606557377" calcext:value-type="float">
            <text:p>24.8483606557377</text:p>
          </table:table-cell>
          <table:table-cell table:formula="of:=[.D432]/[.C432]/[.E432]" office:value-type="float" office:value="0.0000236380904259301" calcext:value-type="float">
            <text:p>2.36380904259301E-05</text:p>
          </table:table-cell>
          <table:table-cell table:formula="of:=[.M432] * 1.60934" office:value-type="float" office:value="0.0000380417244460663" calcext:value-type="float">
            <text:p>3.80417244460663E-05</text:p>
          </table:table-cell>
          <table:table-cell table:formula="of:=[.N432]*1000" office:value-type="float" office:value="0.0380417244460663" calcext:value-type="float">
            <text:p>0.0380417244460663</text:p>
          </table:table-cell>
          <table:table-cell table:formula="of:=[.O432]*[.E432]" office:value-type="float" office:value="11.1081835382514" calcext:value-type="float">
            <text:p>11.1081835382514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45.6" calcext:value-type="float">
            <text:p>45.6</text:p>
          </table:table-cell>
          <table:table-cell table:formula="of:=[.B433]*60" office:value-type="float" office:value="2736" calcext:value-type="float">
            <text:p>2736</text:p>
          </table:table-cell>
          <table:table-cell office:value-type="float" office:value="19.13" calcext:value-type="float">
            <text:p>19.13</text:p>
          </table:table-cell>
          <table:table-cell office:value-type="float" office:value="304" calcext:value-type="float">
            <text:p>304</text:p>
          </table:table-cell>
          <table:table-cell office:value-type="float" office:value="40.4" calcext:value-type="float">
            <text:p>40.4</text:p>
          </table:table-cell>
          <table:table-cell/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825" calcext:value-type="float">
            <text:p>825</text:p>
          </table:table-cell>
          <table:table-cell office:value-type="float" office:value="743" calcext:value-type="float">
            <text:p>743</text:p>
          </table:table-cell>
          <table:table-cell table:formula="of:=[.D433]/[.B433]*60" office:value-type="float" office:value="25.1710526315789" calcext:value-type="float">
            <text:p>25.1710526315789</text:p>
          </table:table-cell>
          <table:table-cell table:formula="of:=[.D433]/[.C433]/[.E433]" office:value-type="float" office:value="0.0000229998653431825" calcext:value-type="float">
            <text:p>2.29998653431825E-05</text:p>
          </table:table-cell>
          <table:table-cell table:formula="of:=[.M433] * 1.60934" office:value-type="float" office:value="0.0000370146032913974" calcext:value-type="float">
            <text:p>3.70146032913974E-05</text:p>
          </table:table-cell>
          <table:table-cell table:formula="of:=[.N433]*1000" office:value-type="float" office:value="0.0370146032913974" calcext:value-type="float">
            <text:p>0.0370146032913974</text:p>
          </table:table-cell>
          <table:table-cell table:formula="of:=[.O433]*[.E433]" office:value-type="float" office:value="11.2524394005848" calcext:value-type="float">
            <text:p>11.2524394005848</text:p>
          </table:table-cell>
          <table:table-cell table:number-columns-repeated="3"/>
        </table:table-row>
        <table:table-row table:style-name="ro1">
          <table:table-cell office:value-type="date" office:date-value="2022-08-13" calcext:value-type="date">
            <text:p>08/13/22</text:p>
          </table:table-cell>
          <table:table-cell office:value-type="float" office:value="50" calcext:value-type="float">
            <text:p>50</text:p>
          </table:table-cell>
          <table:table-cell table:formula="of:=[.B434]*60" office:value-type="float" office:value="3000" calcext:value-type="float">
            <text:p>3000</text:p>
          </table:table-cell>
          <table:table-cell office:value-type="float" office:value="20.03" calcext:value-type="float">
            <text:p>20.03</text:p>
          </table:table-cell>
          <table:table-cell office:value-type="float" office:value="278" calcext:value-type="float">
            <text:p>278</text:p>
          </table:table-cell>
          <table:table-cell office:value-type="float" office:value="40.3" calcext:value-type="float">
            <text:p>40.3</text:p>
          </table:table-cell>
          <table:table-cell office:value-type="float" office:value="16.72" calcext:value-type="float">
            <text:p>16.7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803" calcext:value-type="float">
            <text:p>803</text:p>
          </table:table-cell>
          <table:table-cell office:value-type="float" office:value="719" calcext:value-type="float">
            <text:p>719</text:p>
          </table:table-cell>
          <table:table-cell table:formula="of:=[.D434]/[.B434]*60" office:value-type="float" office:value="24.036" calcext:value-type="float">
            <text:p>24.036</text:p>
          </table:table-cell>
          <table:table-cell table:formula="of:=[.D434]/[.C434]/[.E434]" office:value-type="float" office:value="0.0000240167865707434" calcext:value-type="float">
            <text:p>2.40167865707434E-05</text:p>
          </table:table-cell>
          <table:table-cell table:formula="of:=[.M434] * 1.60934" office:value-type="float" office:value="0.0000386511752997602" calcext:value-type="float">
            <text:p>3.86511752997602E-05</text:p>
          </table:table-cell>
          <table:table-cell table:formula="of:=[.N434]*1000" office:value-type="float" office:value="0.0386511752997602" calcext:value-type="float">
            <text:p>0.0386511752997602</text:p>
          </table:table-cell>
          <table:table-cell table:formula="of:=[.O434]*[.E434]" office:value-type="float" office:value="10.7450267333333" calcext:value-type="float">
            <text:p>10.7450267333333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49.4" calcext:value-type="float">
            <text:p>49.4</text:p>
          </table:table-cell>
          <table:table-cell table:formula="of:=[.B435]*60" office:value-type="float" office:value="2964" calcext:value-type="float">
            <text:p>2964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8" calcext:value-type="float">
            <text:p>898</text:p>
          </table:table-cell>
          <table:table-cell office:value-type="float" office:value="819" calcext:value-type="float">
            <text:p>819</text:p>
          </table:table-cell>
          <table:table-cell table:formula="of:=[.D435]/[.B435]*60" office:value-type="float" office:value="25.5910931174089" calcext:value-type="float">
            <text:p>25.5910931174089</text:p>
          </table:table-cell>
          <table:table-cell table:formula="of:=[.D435]/[.C435]/[.E435]" office:value-type="float" office:value="0.0000222841284547274" calcext:value-type="float">
            <text:p>2.22841284547274E-05</text:p>
          </table:table-cell>
          <table:table-cell table:formula="of:=[.M435] * 1.60934" office:value-type="float" office:value="0.0000358627392873309" calcext:value-type="float">
            <text:p>3.58627392873309E-05</text:p>
          </table:table-cell>
          <table:table-cell table:formula="of:=[.N435]*1000" office:value-type="float" office:value="0.0358627392873309" calcext:value-type="float">
            <text:p>0.0358627392873309</text:p>
          </table:table-cell>
          <table:table-cell table:formula="of:=[.O435]*[.E435]" office:value-type="float" office:value="11.4402138326586" calcext:value-type="float">
            <text:p>11.4402138326586</text:p>
          </table:table-cell>
          <table:table-cell table:number-columns-repeated="3"/>
        </table:table-row>
        <table:table-row table:style-name="ro1">
          <table:table-cell office:value-type="date" office:date-value="2022-08-14" calcext:value-type="date">
            <text:p>08/14/22</text:p>
          </table:table-cell>
          <table:table-cell office:value-type="float" office:value="53.9" calcext:value-type="float">
            <text:p>53.9</text:p>
          </table:table-cell>
          <table:table-cell table:formula="of:=[.B436]*60" office:value-type="float" office:value="3234" calcext:value-type="float">
            <text:p>3234</text:p>
          </table:table-cell>
          <table:table-cell office:value-type="float" office:value="22.01" calcext:value-type="float">
            <text:p>22.01</text:p>
          </table:table-cell>
          <table:table-cell office:value-type="float" office:value="284" calcext:value-type="float">
            <text:p>284</text:p>
          </table:table-cell>
          <table:table-cell office:value-type="float" office:value="47.2" calcext:value-type="float">
            <text:p>47.2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7" calcext:value-type="float">
            <text:p>307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36]/[.B436]*60" office:value-type="float" office:value="24.5009276437848" calcext:value-type="float">
            <text:p>24.5009276437848</text:p>
          </table:table-cell>
          <table:table-cell table:formula="of:=[.D436]/[.C436]/[.E436]" office:value-type="float" office:value="0.0000239641311069883" calcext:value-type="float">
            <text:p>2.39641311069883E-05</text:p>
          </table:table-cell>
          <table:table-cell table:formula="of:=[.M436] * 1.60934" office:value-type="float" office:value="0.0000385664347557205" calcext:value-type="float">
            <text:p>3.85664347557205E-05</text:p>
          </table:table-cell>
          <table:table-cell table:formula="of:=[.N436]*1000" office:value-type="float" office:value="0.0385664347557205" calcext:value-type="float">
            <text:p>0.0385664347557205</text:p>
          </table:table-cell>
          <table:table-cell table:formula="of:=[.O436]*[.E436]" office:value-type="float" office:value="10.9528674706246" calcext:value-type="float">
            <text:p>10.9528674706246</text:p>
          </table:table-cell>
          <table:table-cell table:number-columns-repeated="3"/>
        </table:table-row>
        <table:table-row table:style-name="ro1">
          <table:table-cell office:value-type="date" office:date-value="2022-08-15" calcext:value-type="date">
            <text:p>08/15/22</text:p>
          </table:table-cell>
          <table:table-cell office:value-type="float" office:value="50.1" calcext:value-type="float">
            <text:p>50.1</text:p>
          </table:table-cell>
          <table:table-cell table:formula="of:=[.B437]*60" office:value-type="float" office:value="3006" calcext:value-type="float">
            <text:p>3006</text:p>
          </table:table-cell>
          <table:table-cell office:value-type="float" office:value="20.24" calcext:value-type="float">
            <text:p>20.24</text:p>
          </table:table-cell>
          <table:table-cell office:value-type="float" office:value="291" calcext:value-type="float">
            <text:p>291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822" calcext:value-type="float">
            <text:p>822</text:p>
          </table:table-cell>
          <table:table-cell office:value-type="float" office:value="742" calcext:value-type="float">
            <text:p>742</text:p>
          </table:table-cell>
          <table:table-cell table:formula="of:=[.D437]/[.B437]*60" office:value-type="float" office:value="24.2395209580838" calcext:value-type="float">
            <text:p>24.2395209580838</text:p>
          </table:table-cell>
          <table:table-cell table:formula="of:=[.D437]/[.C437]/[.E437]" office:value-type="float" office:value="0.0000231381452444481" calcext:value-type="float">
            <text:p>2.31381452444481E-05</text:p>
          </table:table-cell>
          <table:table-cell table:formula="of:=[.M437] * 1.60934" office:value-type="float" office:value="0.0000372371426677001" calcext:value-type="float">
            <text:p>0.0000372371426677001</text:p>
          </table:table-cell>
          <table:table-cell table:formula="of:=[.N437]*1000" office:value-type="float" office:value="0.0372371426677001" calcext:value-type="float">
            <text:p>0.0372371426677001</text:p>
          </table:table-cell>
          <table:table-cell table:formula="of:=[.O437]*[.E437]" office:value-type="float" office:value="10.8360085163007" calcext:value-type="float">
            <text:p>10.8360085163007</text:p>
          </table:table-cell>
          <table:table-cell table:number-columns-repeated="3"/>
        </table:table-row>
        <table:table-row table:style-name="ro1">
          <table:table-cell office:value-type="date" office:date-value="2022-08-16" calcext:value-type="date">
            <text:p>08/16/22</text:p>
          </table:table-cell>
          <table:table-cell office:value-type="float" office:value="47.7" calcext:value-type="float">
            <text:p>47.7</text:p>
          </table:table-cell>
          <table:table-cell table:formula="of:=[.B438]*60" office:value-type="float" office:value="2862" calcext:value-type="float">
            <text:p>2862</text:p>
          </table:table-cell>
          <table:table-cell office:value-type="float" office:value="19.73" calcext:value-type="float">
            <text:p>19.73</text:p>
          </table:table-cell>
          <table:table-cell office:value-type="float" office:value="299" calcext:value-type="float">
            <text:p>299</text:p>
          </table:table-cell>
          <table:table-cell office:value-type="float" office:value="44.4" calcext:value-type="float">
            <text:p>44.4</text:p>
          </table:table-cell>
          <table:table-cell/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office:value-type="float" office:value="818" calcext:value-type="float">
            <text:p>818</text:p>
          </table:table-cell>
          <table:table-cell office:value-type="float" office:value="741" calcext:value-type="float">
            <text:p>741</text:p>
          </table:table-cell>
          <table:table-cell table:formula="of:=[.D438]/[.B438]*60" office:value-type="float" office:value="24.8176100628931" calcext:value-type="float">
            <text:p>24.8176100628931</text:p>
          </table:table-cell>
          <table:table-cell table:formula="of:=[.D438]/[.C438]/[.E438]" office:value-type="float" office:value="0.0000230561223178122" calcext:value-type="float">
            <text:p>2.30561223178122E-05</text:p>
          </table:table-cell>
          <table:table-cell table:formula="of:=[.M438] * 1.60934" office:value-type="float" office:value="0.0000371051398909479" calcext:value-type="float">
            <text:p>3.71051398909479E-05</text:p>
          </table:table-cell>
          <table:table-cell table:formula="of:=[.N438]*1000" office:value-type="float" office:value="0.0371051398909479" calcext:value-type="float">
            <text:p>0.0371051398909479</text:p>
          </table:table-cell>
          <table:table-cell table:formula="of:=[.O438]*[.E438]" office:value-type="float" office:value="11.0944368273934" calcext:value-type="float">
            <text:p>11.0944368273934</text:p>
          </table:table-cell>
          <table:table-cell table:number-columns-repeated="3"/>
        </table:table-row>
        <table:table-row table:style-name="ro1">
          <table:table-cell office:value-type="date" office:date-value="2022-08-17" calcext:value-type="date">
            <text:p>08/17/22</text:p>
          </table:table-cell>
          <table:table-cell office:value-type="float" office:value="44" calcext:value-type="float">
            <text:p>44</text:p>
          </table:table-cell>
          <table:table-cell table:formula="of:=[.B439]*60" office:value-type="float" office:value="2640" calcext:value-type="float">
            <text:p>2640</text:p>
          </table:table-cell>
          <table:table-cell office:value-type="float" office:value="18.16" calcext:value-type="float">
            <text:p>18.16</text:p>
          </table:table-cell>
          <table:table-cell office:value-type="float" office:value="304" calcext:value-type="float">
            <text:p>304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740" calcext:value-type="float">
            <text:p>740</text:p>
          </table:table-cell>
          <table:table-cell office:value-type="float" office:value="670" calcext:value-type="float">
            <text:p>670</text:p>
          </table:table-cell>
          <table:table-cell table:formula="of:=[.D439]/[.B439]*60" office:value-type="float" office:value="24.7636363636364" calcext:value-type="float">
            <text:p>24.7636363636364</text:p>
          </table:table-cell>
          <table:table-cell table:formula="of:=[.D439]/[.C439]/[.E439]" office:value-type="float" office:value="0.0000226275917065391" calcext:value-type="float">
            <text:p>2.26275917065391E-05</text:p>
          </table:table-cell>
          <table:table-cell table:formula="of:=[.M439] * 1.60934" office:value-type="float" office:value="0.0000364154884370016" calcext:value-type="float">
            <text:p>3.64154884370016E-05</text:p>
          </table:table-cell>
          <table:table-cell table:formula="of:=[.N439]*1000" office:value-type="float" office:value="0.0364154884370016" calcext:value-type="float">
            <text:p>0.0364154884370016</text:p>
          </table:table-cell>
          <table:table-cell table:formula="of:=[.O439]*[.E439]" office:value-type="float" office:value="11.0703084848485" calcext:value-type="float">
            <text:p>11.0703084848485</text:p>
          </table:table-cell>
          <table:table-cell table:number-columns-repeated="3"/>
        </table:table-row>
        <table:table-row table:style-name="ro1">
          <table:table-cell office:value-type="date" office:date-value="2022-08-18" calcext:value-type="date">
            <text:p>08/18/22</text:p>
          </table:table-cell>
          <table:table-cell office:value-type="float" office:value="49.3" calcext:value-type="float">
            <text:p>49.3</text:p>
          </table:table-cell>
          <table:table-cell table:formula="of:=[.B440]*60" office:value-type="float" office:value="2958" calcext:value-type="float">
            <text:p>2958</text:p>
          </table:table-cell>
          <table:table-cell office:value-type="float" office:value="20.21" calcext:value-type="float">
            <text:p>20.21</text:p>
          </table:table-cell>
          <table:table-cell office:value-type="float" office:value="291" calcext:value-type="float">
            <text:p>291</text:p>
          </table:table-cell>
          <table:table-cell office:value-type="float" office:value="45" calcext:value-type="float">
            <text:p>45</text:p>
          </table:table-cell>
          <table:table-cell office:value-type="float" office:value="18.9" calcext:value-type="float">
            <text:p>18.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440]/[.B440]*60" office:value-type="float" office:value="24.5963488843813" calcext:value-type="float">
            <text:p>24.5963488843813</text:p>
          </table:table-cell>
          <table:table-cell table:formula="of:=[.D440]/[.C440]/[.E440]" office:value-type="float" office:value="0.0000234787599125442" calcext:value-type="float">
            <text:p>2.34787599125442E-05</text:p>
          </table:table-cell>
          <table:table-cell table:formula="of:=[.M440] * 1.60934" office:value-type="float" office:value="0.0000377853074776539" calcext:value-type="float">
            <text:p>3.77853074776539E-05</text:p>
          </table:table-cell>
          <table:table-cell table:formula="of:=[.N440]*1000" office:value-type="float" office:value="0.0377853074776539" calcext:value-type="float">
            <text:p>0.0377853074776539</text:p>
          </table:table-cell>
          <table:table-cell table:formula="of:=[.O440]*[.E440]" office:value-type="float" office:value="10.9955244759973" calcext:value-type="float">
            <text:p>10.9955244759973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48.1" calcext:value-type="float">
            <text:p>48.1</text:p>
          </table:table-cell>
          <table:table-cell table:formula="of:=[.B441]*60" office:value-type="float" office:value="2886" calcext:value-type="float">
            <text:p>2886</text:p>
          </table:table-cell>
          <table:table-cell office:value-type="float" office:value="20.05" calcext:value-type="float">
            <text:p>20.05</text:p>
          </table:table-cell>
          <table:table-cell office:value-type="float" office:value="299" calcext:value-type="float">
            <text:p>299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841" calcext:value-type="float">
            <text:p>841</text:p>
          </table:table-cell>
          <table:table-cell office:value-type="float" office:value="758" calcext:value-type="float">
            <text:p>758</text:p>
          </table:table-cell>
          <table:table-cell table:formula="of:=[.D441]/[.B441]*60" office:value-type="float" office:value="25.010395010395" calcext:value-type="float">
            <text:p>25.010395010395</text:p>
          </table:table-cell>
          <table:table-cell table:formula="of:=[.D441]/[.C441]/[.E441]" office:value-type="float" office:value="0.0000232352239041202" calcext:value-type="float">
            <text:p>2.32352239041202E-05</text:p>
          </table:table-cell>
          <table:table-cell table:formula="of:=[.M441] * 1.60934" office:value-type="float" office:value="0.0000373933752378568" calcext:value-type="float">
            <text:p>3.73933752378568E-05</text:p>
          </table:table-cell>
          <table:table-cell table:formula="of:=[.N441]*1000" office:value-type="float" office:value="0.0373933752378568" calcext:value-type="float">
            <text:p>0.0373933752378568</text:p>
          </table:table-cell>
          <table:table-cell table:formula="of:=[.O441]*[.E441]" office:value-type="float" office:value="11.1806191961192" calcext:value-type="float">
            <text:p>11.1806191961192</text:p>
          </table:table-cell>
          <table:table-cell table:number-columns-repeated="3"/>
        </table:table-row>
        <table:table-row table:style-name="ro1">
          <table:table-cell office:value-type="date" office:date-value="2022-08-19" calcext:value-type="date">
            <text:p>08/19/22</text:p>
          </table:table-cell>
          <table:table-cell office:value-type="float" office:value="34.4" calcext:value-type="float">
            <text:p>34.4</text:p>
          </table:table-cell>
          <table:table-cell table:formula="of:=[.B442]*60" office:value-type="float" office:value="2064" calcext:value-type="float">
            <text:p>2064</text:p>
          </table:table-cell>
          <table:table-cell office:value-type="float" office:value="15.02" calcext:value-type="float">
            <text:p>15.02</text:p>
          </table:table-cell>
          <table:table-cell office:value-type="float" office:value="347" calcext:value-type="float">
            <text:p>347</text:p>
          </table:table-cell>
          <table:table-cell office:value-type="float" office:value="28.8" calcext:value-type="float">
            <text:p>28.8</text:p>
          </table:table-cell>
          <table:table-cell office:value-type="float" office:value="12.93" calcext:value-type="float">
            <text:p>12.93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614" calcext:value-type="float">
            <text:p>614</text:p>
          </table:table-cell>
          <table:table-cell office:value-type="float" office:value="567" calcext:value-type="float">
            <text:p>567</text:p>
          </table:table-cell>
          <table:table-cell table:formula="of:=[.D442]/[.B442]*60" office:value-type="float" office:value="26.1976744186047" calcext:value-type="float">
            <text:p>26.1976744186047</text:p>
          </table:table-cell>
          <table:table-cell table:formula="of:=[.D442]/[.C442]/[.E442]" office:value-type="float" office:value="0.0000209715613341376" calcext:value-type="float">
            <text:p>2.09715613341376E-05</text:p>
          </table:table-cell>
          <table:table-cell table:formula="of:=[.M442] * 1.60934" office:value-type="float" office:value="0.000033750372517481" calcext:value-type="float">
            <text:p>3.3750372517481E-05</text:p>
          </table:table-cell>
          <table:table-cell table:formula="of:=[.N442]*1000" office:value-type="float" office:value="0.033750372517481" calcext:value-type="float">
            <text:p>0.033750372517481</text:p>
          </table:table-cell>
          <table:table-cell table:formula="of:=[.O442]*[.E442]" office:value-type="float" office:value="11.7113792635659" calcext:value-type="float">
            <text:p>11.7113792635659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47.8" calcext:value-type="float">
            <text:p>47.8</text:p>
          </table:table-cell>
          <table:table-cell table:formula="of:=[.B443]*60" office:value-type="float" office:value="2868" calcext:value-type="float">
            <text:p>2868</text:p>
          </table:table-cell>
          <table:table-cell office:value-type="float" office:value="19.95" calcext:value-type="float">
            <text:p>19.95</text:p>
          </table:table-cell>
          <table:table-cell office:value-type="float" office:value="304" calcext:value-type="float">
            <text:p>304</text:p>
          </table:table-cell>
          <table:table-cell office:value-type="float" office:value="44.1" calcext:value-type="float">
            <text:p>44.1</text:p>
          </table:table-cell>
          <table:table-cell office:value-type="float" office:value="18.67" calcext:value-type="float">
            <text:p>18.67</text:p>
          </table:table-cell>
          <table:table-cell office:value-type="float" office:value="315" calcext:value-type="float">
            <text:p>315</text:p>
          </table:table-cell>
          <table:table-cell office:value-type="float" office:value="309" calcext:value-type="float">
            <text:p>309</text:p>
          </table:table-cell>
          <table:table-cell office:value-type="float" office:value="834" calcext:value-type="float">
            <text:p>834</text:p>
          </table:table-cell>
          <table:table-cell office:value-type="float" office:value="752" calcext:value-type="float">
            <text:p>752</text:p>
          </table:table-cell>
          <table:table-cell table:formula="of:=[.D443]/[.B443]*60" office:value-type="float" office:value="25.0418410041841" calcext:value-type="float">
            <text:p>25.0418410041841</text:p>
          </table:table-cell>
          <table:table-cell table:formula="of:=[.D443]/[.C443]/[.E443]" office:value-type="float" office:value="0.0000228817991631799" calcext:value-type="float">
            <text:p>2.28817991631799E-05</text:p>
          </table:table-cell>
          <table:table-cell table:formula="of:=[.M443] * 1.60934" office:value-type="float" office:value="0.000036824594665272" calcext:value-type="float">
            <text:p>3.6824594665272E-05</text:p>
          </table:table-cell>
          <table:table-cell table:formula="of:=[.N443]*1000" office:value-type="float" office:value="0.036824594665272" calcext:value-type="float">
            <text:p>0.036824594665272</text:p>
          </table:table-cell>
          <table:table-cell table:formula="of:=[.O443]*[.E443]" office:value-type="float" office:value="11.1946767782427" calcext:value-type="float">
            <text:p>11.1946767782427</text:p>
          </table:table-cell>
          <table:table-cell table:number-columns-repeated="3"/>
        </table:table-row>
        <table:table-row table:style-name="ro1">
          <table:table-cell office:value-type="date" office:date-value="2022-08-20" calcext:value-type="date">
            <text:p>08/20/22</text:p>
          </table:table-cell>
          <table:table-cell office:value-type="float" office:value="51.3" calcext:value-type="float">
            <text:p>51.3</text:p>
          </table:table-cell>
          <table:table-cell table:formula="of:=[.B444]*60" office:value-type="float" office:value="3078" calcext:value-type="float">
            <text:p>3078</text:p>
          </table:table-cell>
          <table:table-cell office:value-type="float" office:value="20.72" calcext:value-type="float">
            <text:p>20.72</text:p>
          </table:table-cell>
          <table:table-cell office:value-type="float" office:value="275" calcext:value-type="float">
            <text:p>275</text:p>
          </table:table-cell>
          <table:table-cell office:value-type="float" office:value="46.9" calcext:value-type="float">
            <text:p>46.9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791" calcext:value-type="float">
            <text:p>791</text:p>
          </table:table-cell>
          <table:table-cell office:value-type="float" office:value="706" calcext:value-type="float">
            <text:p>706</text:p>
          </table:table-cell>
          <table:table-cell table:formula="of:=[.D444]/[.B444]*60" office:value-type="float" office:value="24.233918128655" calcext:value-type="float">
            <text:p>24.233918128655</text:p>
          </table:table-cell>
          <table:table-cell table:formula="of:=[.D444]/[.C444]/[.E444]" office:value-type="float" office:value="0.0000244787051804596" calcext:value-type="float">
            <text:p>2.44787051804596E-05</text:p>
          </table:table-cell>
          <table:table-cell table:formula="of:=[.M444] * 1.60934" office:value-type="float" office:value="0.0000393945593951208" calcext:value-type="float">
            <text:p>3.93945593951208E-05</text:p>
          </table:table-cell>
          <table:table-cell table:formula="of:=[.N444]*1000" office:value-type="float" office:value="0.0393945593951208" calcext:value-type="float">
            <text:p>0.0393945593951208</text:p>
          </table:table-cell>
          <table:table-cell table:formula="of:=[.O444]*[.E444]" office:value-type="float" office:value="10.8335038336582" calcext:value-type="float">
            <text:p>10.8335038336582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48" calcext:value-type="float">
            <text:p>48</text:p>
          </table:table-cell>
          <table:table-cell table:formula="of:=[.B445]*60" office:value-type="float" office:value="2880" calcext:value-type="float">
            <text:p>2880</text:p>
          </table:table-cell>
          <table:table-cell office:value-type="float" office:value="20.23" calcext:value-type="float">
            <text:p>20.23</text:p>
          </table:table-cell>
          <table:table-cell office:value-type="float" office:value="313" calcext:value-type="float">
            <text:p>31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874" calcext:value-type="float">
            <text:p>874</text:p>
          </table:table-cell>
          <table:table-cell office:value-type="float" office:value="793" calcext:value-type="float">
            <text:p>793</text:p>
          </table:table-cell>
          <table:table-cell table:formula="of:=[.D445]/[.B445]*60" office:value-type="float" office:value="25.2875" calcext:value-type="float">
            <text:p>25.2875</text:p>
          </table:table-cell>
          <table:table-cell table:formula="of:=[.D445]/[.C445]/[.E445]" office:value-type="float" office:value="0.0000224418707845225" calcext:value-type="float">
            <text:p>2.24418707845225E-05</text:p>
          </table:table-cell>
          <table:table-cell table:formula="of:=[.M445] * 1.60934" office:value-type="float" office:value="0.0000361166003283635" calcext:value-type="float">
            <text:p>3.61166003283635E-05</text:p>
          </table:table-cell>
          <table:table-cell table:formula="of:=[.N445]*1000" office:value-type="float" office:value="0.0361166003283635" calcext:value-type="float">
            <text:p>0.0361166003283635</text:p>
          </table:table-cell>
          <table:table-cell table:formula="of:=[.O445]*[.E445]" office:value-type="float" office:value="11.3044959027778" calcext:value-type="float">
            <text:p>11.3044959027778</text:p>
          </table:table-cell>
          <table:table-cell table:number-columns-repeated="3"/>
        </table:table-row>
        <table:table-row table:style-name="ro1">
          <table:table-cell office:value-type="date" office:date-value="2022-08-21" calcext:value-type="date">
            <text:p>08/21/22</text:p>
          </table:table-cell>
          <table:table-cell office:value-type="float" office:value="55.2" calcext:value-type="float">
            <text:p>55.2</text:p>
          </table:table-cell>
          <table:table-cell table:formula="of:=[.B446]*60" office:value-type="float" office:value="3312" calcext:value-type="float">
            <text:p>3312</text:p>
          </table:table-cell>
          <table:table-cell office:value-type="float" office:value="22.24" calcext:value-type="float">
            <text:p>22.24</text:p>
          </table:table-cell>
          <table:table-cell office:value-type="float" office:value="297" calcext:value-type="float">
            <text:p>297</text:p>
          </table:table-cell>
          <table:table-cell office:value-type="float" office:value="48.7" calcext:value-type="float">
            <text:p>48.7</text:p>
          </table:table-cell>
          <table:table-cell/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885" calcext:value-type="float">
            <text:p>885</text:p>
          </table:table-cell>
          <table:table-cell office:value-type="float" office:value="805" calcext:value-type="float">
            <text:p>805</text:p>
          </table:table-cell>
          <table:table-cell table:formula="of:=[.D446]/[.B446]*60" office:value-type="float" office:value="24.1739130434783" calcext:value-type="float">
            <text:p>24.1739130434783</text:p>
          </table:table-cell>
          <table:table-cell table:formula="of:=[.D446]/[.C446]/[.E446]" office:value-type="float" office:value="0.0000226093462808439" calcext:value-type="float">
            <text:p>2.26093462808439E-05</text:p>
          </table:table-cell>
          <table:table-cell table:formula="of:=[.M446] * 1.60934" office:value-type="float" office:value="0.0000363861253436133" calcext:value-type="float">
            <text:p>3.63861253436133E-05</text:p>
          </table:table-cell>
          <table:table-cell table:formula="of:=[.N446]*1000" office:value-type="float" office:value="0.0363861253436133" calcext:value-type="float">
            <text:p>0.0363861253436133</text:p>
          </table:table-cell>
          <table:table-cell table:formula="of:=[.O446]*[.E446]" office:value-type="float" office:value="10.8066792270531" calcext:value-type="float">
            <text:p>10.8066792270531</text:p>
          </table:table-cell>
          <table:table-cell table:number-columns-repeated="3"/>
        </table:table-row>
        <table:table-row table:style-name="ro1">
          <table:table-cell office:value-type="date" office:date-value="2022-08-22" calcext:value-type="date">
            <text:p>08/22/22</text:p>
          </table:table-cell>
          <table:table-cell office:value-type="float" office:value="48" calcext:value-type="float">
            <text:p>48</text:p>
          </table:table-cell>
          <table:table-cell table:formula="of:=[.B447]*60" office:value-type="float" office:value="2880" calcext:value-type="float">
            <text:p>2880</text:p>
          </table:table-cell>
          <table:table-cell office:value-type="float" office:value="20.06" calcext:value-type="float">
            <text:p>20.06</text:p>
          </table:table-cell>
          <table:table-cell office:value-type="float" office:value="301" calcext:value-type="float">
            <text:p>301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311" calcext:value-type="float">
            <text:p>311</text:p>
          </table:table-cell>
          <table:table-cell office:value-type="float" office:value="846" calcext:value-type="float">
            <text:p>846</text:p>
          </table:table-cell>
          <table:table-cell office:value-type="float" office:value="764" calcext:value-type="float">
            <text:p>764</text:p>
          </table:table-cell>
          <table:table-cell table:formula="of:=[.D447]/[.B447]*60" office:value-type="float" office:value="25.075" calcext:value-type="float">
            <text:p>25.075</text:p>
          </table:table-cell>
          <table:table-cell table:formula="of:=[.D447]/[.C447]/[.E447]" office:value-type="float" office:value="0.000023140457733481" calcext:value-type="float">
            <text:p>2.3140457733481E-05</text:p>
          </table:table-cell>
          <table:table-cell table:formula="of:=[.M447] * 1.60934" office:value-type="float" office:value="0.0000372408642488003" calcext:value-type="float">
            <text:p>3.72408642488003E-05</text:p>
          </table:table-cell>
          <table:table-cell table:formula="of:=[.N447]*1000" office:value-type="float" office:value="0.0372408642488003" calcext:value-type="float">
            <text:p>0.0372408642488003</text:p>
          </table:table-cell>
          <table:table-cell table:formula="of:=[.O447]*[.E447]" office:value-type="float" office:value="11.2095001388889" calcext:value-type="float">
            <text:p>11.2095001388889</text:p>
          </table:table-cell>
          <table:table-cell table:number-columns-repeated="3"/>
        </table:table-row>
        <table:table-row table:style-name="ro1">
          <table:table-cell office:value-type="date" office:date-value="2022-08-23" calcext:value-type="date">
            <text:p>08/23/22</text:p>
          </table:table-cell>
          <table:table-cell office:value-type="float" office:value="49.3" calcext:value-type="float">
            <text:p>49.3</text:p>
          </table:table-cell>
          <table:table-cell table:formula="of:=[.B448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6" calcext:value-type="float">
            <text:p>306</text:p>
          </table:table-cell>
          <table:table-cell office:value-type="float" office:value="46.9" calcext:value-type="float">
            <text:p>46.9</text:p>
          </table:table-cell>
          <table:table-cell office:value-type="float" office:value="20.05" calcext:value-type="float">
            <text:p>20.05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office:value-type="float" office:value="858" calcext:value-type="float">
            <text:p>858</text:p>
          </table:table-cell>
          <table:table-cell office:value-type="float" office:value="776" calcext:value-type="float">
            <text:p>776</text:p>
          </table:table-cell>
          <table:table-cell table:formula="of:=[.D448]/[.B448]*60" office:value-type="float" office:value="25.3630831643002" calcext:value-type="float">
            <text:p>25.3630831643002</text:p>
          </table:table-cell>
          <table:table-cell table:formula="of:=[.D448]/[.C448]/[.E448]" office:value-type="float" office:value="0.0000230238590816088" calcext:value-type="float">
            <text:p>2.30238590816088E-05</text:p>
          </table:table-cell>
          <table:table-cell table:formula="of:=[.M448] * 1.60934" office:value-type="float" office:value="0.0000370532173743962" calcext:value-type="float">
            <text:p>3.70532173743962E-05</text:p>
          </table:table-cell>
          <table:table-cell table:formula="of:=[.N448]*1000" office:value-type="float" office:value="0.0370532173743962" calcext:value-type="float">
            <text:p>0.0370532173743962</text:p>
          </table:table-cell>
          <table:table-cell table:formula="of:=[.O448]*[.E448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2-08-24" calcext:value-type="date">
            <text:p>08/24/22</text:p>
          </table:table-cell>
          <table:table-cell office:value-type="float" office:value="49.2" calcext:value-type="float">
            <text:p>49.2</text:p>
          </table:table-cell>
          <table:table-cell table:formula="of:=[.B449]*60" office:value-type="float" office:value="2952" calcext:value-type="float">
            <text:p>2952</text:p>
          </table:table-cell>
          <table:table-cell office:value-type="float" office:value="20.37" calcext:value-type="float">
            <text:p>20.37</text:p>
          </table:table-cell>
          <table:table-cell office:value-type="float" office:value="301" calcext:value-type="float">
            <text:p>30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841" calcext:value-type="float">
            <text:p>841</text:p>
          </table:table-cell>
          <table:table-cell office:value-type="float" office:value="763" calcext:value-type="float">
            <text:p>763</text:p>
          </table:table-cell>
          <table:table-cell table:formula="of:=[.D449]/[.B449]*60" office:value-type="float" office:value="24.8414634146341" calcext:value-type="float">
            <text:p>24.8414634146341</text:p>
          </table:table-cell>
          <table:table-cell table:formula="of:=[.D449]/[.C449]/[.E449]" office:value-type="float" office:value="0.0000229249385517111" calcext:value-type="float">
            <text:p>2.29249385517111E-05</text:p>
          </table:table-cell>
          <table:table-cell table:formula="of:=[.M449] * 1.60934" office:value-type="float" office:value="0.0000368940206088107" calcext:value-type="float">
            <text:p>3.68940206088107E-05</text:p>
          </table:table-cell>
          <table:table-cell table:formula="of:=[.N449]*1000" office:value-type="float" office:value="0.0368940206088107" calcext:value-type="float">
            <text:p>0.0368940206088107</text:p>
          </table:table-cell>
          <table:table-cell table:formula="of:=[.O449]*[.E449]" office:value-type="float" office:value="11.105100203252" calcext:value-type="float">
            <text:p>11.105100203252</text:p>
          </table:table-cell>
          <table:table-cell table:number-columns-repeated="3"/>
        </table:table-row>
        <table:table-row table:style-name="ro1">
          <table:table-cell office:value-type="date" office:date-value="2022-08-25" calcext:value-type="date">
            <text:p>08/25/22</text:p>
          </table:table-cell>
          <table:table-cell office:value-type="float" office:value="46.3" calcext:value-type="float">
            <text:p>46.3</text:p>
          </table:table-cell>
          <table:table-cell table:formula="of:=[.B450]*60" office:value-type="float" office:value="2778" calcext:value-type="float">
            <text:p>2778</text:p>
          </table:table-cell>
          <table:table-cell office:value-type="float" office:value="19.64" calcext:value-type="float">
            <text:p>19.64</text:p>
          </table:table-cell>
          <table:table-cell office:value-type="float" office:value="311" calcext:value-type="float">
            <text:p>311</text:p>
          </table:table-cell>
          <table:table-cell office:value-type="float" office:value="44.7" calcext:value-type="float">
            <text:p>44.7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office:value-type="float" office:value="854" calcext:value-type="float">
            <text:p>854</text:p>
          </table:table-cell>
          <table:table-cell office:value-type="float" office:value="772" calcext:value-type="float">
            <text:p>772</text:p>
          </table:table-cell>
          <table:table-cell table:formula="of:=[.D450]/[.B450]*60" office:value-type="float" office:value="25.451403887689" calcext:value-type="float">
            <text:p>25.451403887689</text:p>
          </table:table-cell>
          <table:table-cell table:formula="of:=[.D450]/[.C450]/[.E450]" office:value-type="float" office:value="0.0000227325865377715" calcext:value-type="float">
            <text:p>2.27325865377715E-05</text:p>
          </table:table-cell>
          <table:table-cell table:formula="of:=[.M450] * 1.60934" office:value-type="float" office:value="0.0000365844608186972" calcext:value-type="float">
            <text:p>3.65844608186972E-05</text:p>
          </table:table-cell>
          <table:table-cell table:formula="of:=[.N450]*1000" office:value-type="float" office:value="0.0365844608186972" calcext:value-type="float">
            <text:p>0.0365844608186972</text:p>
          </table:table-cell>
          <table:table-cell table:formula="of:=[.O450]*[.E450]" office:value-type="float" office:value="11.3777673146148" calcext:value-type="float">
            <text:p>11.3777673146148</text:p>
          </table:table-cell>
          <table:table-cell table:number-columns-repeated="3"/>
        </table:table-row>
        <table:table-row table:style-name="ro1">
          <table:table-cell office:value-type="date" office:date-value="2022-08-26" calcext:value-type="date">
            <text:p>08/26/22</text:p>
          </table:table-cell>
          <table:table-cell office:value-type="float" office:value="49" calcext:value-type="float">
            <text:p>49</text:p>
          </table:table-cell>
          <table:table-cell table:formula="of:=[.B451]*60" office:value-type="float" office:value="2940" calcext:value-type="float">
            <text:p>2940</text:p>
          </table:table-cell>
          <table:table-cell office:value-type="float" office:value="18.88" calcext:value-type="float">
            <text:p>18.88</text:p>
          </table:table-cell>
          <table:table-cell office:value-type="float" office:value="295" calcext:value-type="float">
            <text:p>29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6" calcext:value-type="float">
            <text:p>306</text:p>
          </table:table-cell>
          <table:table-cell office:value-type="float" office:value="311" calcext:value-type="float">
            <text:p>311</text:p>
          </table:table-cell>
          <table:table-cell office:value-type="float" office:value="777" calcext:value-type="float">
            <text:p>777</text:p>
          </table:table-cell>
          <table:table-cell office:value-type="float" office:value="701" calcext:value-type="float">
            <text:p>701</text:p>
          </table:table-cell>
          <table:table-cell table:formula="of:=[.D451]/[.B451]*60" office:value-type="float" office:value="23.1183673469388" calcext:value-type="float">
            <text:p>23.1183673469388</text:p>
          </table:table-cell>
          <table:table-cell table:formula="of:=[.D451]/[.C451]/[.E451]" office:value-type="float" office:value="0.0000217687074829932" calcext:value-type="float">
            <text:p>2.17687074829932E-05</text:p>
          </table:table-cell>
          <table:table-cell table:formula="of:=[.M451] * 1.60934" office:value-type="float" office:value="0.0000350332517006803" calcext:value-type="float">
            <text:p>3.50332517006803E-05</text:p>
          </table:table-cell>
          <table:table-cell table:formula="of:=[.N451]*1000" office:value-type="float" office:value="0.0350332517006803" calcext:value-type="float">
            <text:p>0.0350332517006803</text:p>
          </table:table-cell>
          <table:table-cell table:formula="of:=[.O451]*[.E451]" office:value-type="float" office:value="10.3348092517007" calcext:value-type="float">
            <text:p>10.3348092517007</text:p>
          </table:table-cell>
          <table:table-cell table:number-columns-repeated="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10"/>
          <table:table-cell table:formula="of:=AVERAGE([.M2:.M411])" office:value-type="float" office:value="0.0000262177056246049" calcext:value-type="float">
            <text:p>2.62177056246049E-05</text:p>
          </table:table-cell>
          <table:table-cell table:formula="of:=AVERAGE([.N2:.N411])" office:value-type="float" office:value="0.0000421932023699017" calcext:value-type="float">
            <text:p>4.2193202369901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8-26T13:02:15.101064588</dc:date>
    <meta:editing-duration>P1DT6H44M48S</meta:editing-duration>
    <meta:editing-cycles>197</meta:editing-cycles>
    <meta:generator>LibreOffice/7.4.0.3$Linux_X86_64 LibreOffice_project/40$Build-3</meta:generator>
    <meta:document-statistic meta:table-count="1" meta:cell-count="7013" meta:object-count="0"/>
  </office:meta>
</office:document-meta>
</file>